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13.51mm"/>
    </style:style>
    <style:style style:name="co12" style:family="table-column">
      <style:table-column-properties fo:break-before="auto" style:column-width="15.42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25.4mm"/>
    </style:style>
    <style:style style:name="co15" style:family="table-column">
      <style:table-column-properties fo:break-before="auto" style:column-width="14.98mm"/>
    </style:style>
    <style:style style:name="co16" style:family="table-column">
      <style:table-column-properties fo:break-before="auto" style:column-width="21.78mm"/>
    </style:style>
    <style:style style:name="co17" style:family="table-column">
      <style:table-column-properties fo:break-before="auto" style:column-width="18.24mm"/>
    </style:style>
    <style:style style:name="co18" style:family="table-column">
      <style:table-column-properties fo:break-before="auto" style:column-width="26.95mm"/>
    </style:style>
    <style:style style:name="co19" style:family="table-column">
      <style:table-column-properties fo:break-before="auto" style:column-width="19.33mm"/>
    </style:style>
    <style:style style:name="co8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9.24mm"/>
    </style:style>
    <style:style style:name="co21" style:family="table-column">
      <style:table-column-properties fo:break-before="auto" style:column-width="36mm"/>
    </style:style>
    <style:style style:name="co22" style:family="table-column">
      <style:table-column-properties fo:break-before="auto" style:column-width="14.69mm"/>
    </style:style>
    <style:style style:name="co23" style:family="table-column">
      <style:table-column-properties fo:break-before="auto" style:column-width="14.43mm"/>
    </style:style>
    <style:style style:name="co24" style:family="table-column">
      <style:table-column-properties fo:break-before="auto" style:column-width="20.14mm"/>
    </style:style>
    <style:style style:name="co25" style:family="table-column">
      <style:table-column-properties fo:break-before="auto" style:column-width="15.79mm"/>
    </style:style>
    <style:style style:name="co26" style:family="table-column">
      <style:table-column-properties fo:break-before="auto" style:column-width="27.22mm"/>
    </style:style>
    <style:style style:name="co27" style:family="table-column">
      <style:table-column-properties fo:break-before="auto" style:column-width="48.47mm"/>
    </style:style>
    <style:style style:name="co28" style:family="table-column">
      <style:table-column-properties fo:break-before="auto" style:column-width="28.31mm"/>
    </style:style>
    <style:style style:name="co29" style:family="table-column">
      <style:table-column-properties fo:break-before="auto" style:column-width="39.21mm"/>
    </style:style>
    <style:style style:name="co30" style:family="table-column">
      <style:table-column-properties fo:break-before="auto" style:column-width="20mm"/>
    </style:style>
    <style:style style:name="co31" style:family="table-column">
      <style:table-column-properties fo:break-before="auto" style:column-width="30mm"/>
    </style:style>
    <style:style style:name="co32" style:family="table-column">
      <style:table-column-properties fo:break-before="auto" style:column-width="7mm"/>
    </style:style>
    <style:style style:name="co33" style:family="table-column">
      <style:table-column-properties fo:break-before="auto" style:column-width="60.01mm"/>
    </style:style>
    <style:style style:name="co34" style:family="table-column">
      <style:table-column-properties fo:break-before="auto" style:column-width="32.95mm"/>
    </style:style>
    <style:style style:name="co35" style:family="table-column">
      <style:table-column-properties fo:break-before="auto" style:column-width="35.95mm"/>
    </style:style>
    <style:style style:name="co36" style:family="table-column">
      <style:table-column-properties fo:break-before="auto" style:column-width="35.4mm"/>
    </style:style>
    <style:style style:name="co37" style:family="table-column">
      <style:table-column-properties fo:break-before="auto" style:column-width="38.93mm"/>
    </style:style>
    <style:style style:name="co38" style:family="table-column">
      <style:table-column-properties fo:break-before="auto" style:column-width="34.03mm"/>
    </style:style>
    <style:style style:name="ro1" style:family="table-row">
      <style:table-row-properties style:row-height="14.99mm" fo:break-before="auto" style:use-optimal-row-height="false"/>
    </style:style>
    <style:style style:name="ro2" style:family="table-row">
      <style:table-row-properties style:row-height="7mm" fo:break-before="auto" style:use-optimal-row-height="false"/>
    </style:style>
    <style:style style:name="ro4" style:family="table-row">
      <style:table-row-properties style:row-height="6.74mm" fo:break-before="auto" style:use-optimal-row-height="tru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4.99mm" fo:break-before="auto" style:use-optimal-row-height="false"/>
    </style:style>
    <style:style style:name="ro7" style:family="table-row">
      <style:table-row-properties style:row-height="8.71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40" style:family="table-cell" style:parent-style-name="Default">
      <style:table-cell-properties fo:border-bottom="2.01pt solid #ffffff" fo:background-color="#2e3436" style:text-align-source="fix" style:repeat-content="false" fo:border-left="4.99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>
      <style:table-cell-properties fo:border-bottom="2.01pt solid #ffffff" fo:background-color="#3465a4" style:text-align-source="fix" style:repeat-content="false" fo:border-left="4.99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/>
    </style:style>
    <style:style style:name="ce42" style:family="table-cell" style:parent-style-name="Default">
      <style:table-cell-properties style:text-align-source="fix" style:repeat-content="false" fo:padding-bottom="1.5mm" fo:padding-left="1.5mm" fo:padding-right="1.99mm" fo:padding-top="1.5mm"/>
      <style:paragraph-properties fo:text-align="start" fo:margin-left="0mm"/>
      <style:text-properties style:text-position=""/>
    </style:style>
    <style:style style:name="ce43" style:family="table-cell" style:parent-style-name="Default">
      <style:table-cell-properties fo:border-bottom="2.01pt solid #ffffff" fo:background-color="#2e3436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>
      <style:table-cell-properties fo:border-bottom="2.01pt solid #ffffff" fo:background-color="#3465a4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/>
    </style:style>
    <style:style style:name="ce45" style:family="table-cell" style:parent-style-name="Default">
      <style:table-cell-properties fo:border-bottom="2.01pt solid #ffffff" fo:background-color="#2e3436" style:text-align-source="fix" style:repeat-content="false" fo:border-left="2.01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>
      <style:table-cell-properties fo:border-bottom="2.01pt solid #ffffff" fo:background-color="#755076" style:text-align-source="fix" style:repeat-content="false" fo:border-left="2.01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/>
    </style:style>
    <style:style style:name="ce47" style:family="table-cell" style:parent-style-name="Default">
      <style:table-cell-properties fo:border-bottom="2.01pt solid #ffffff" fo:background-color="#755076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/>
    </style:style>
    <style:style style:name="ce48" style:family="table-cell" style:parent-style-name="Default">
      <style:table-cell-properties fo:border-bottom="2.01pt solid #ffffff" fo:background-color="#2e3436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 style:text-position=""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>
      <style:table-cell-properties fo:border-bottom="2.01pt solid #ffffff" fo:background-color="#755076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 style:text-position=""/>
    </style:style>
    <style:style style:name="ce50" style:family="table-cell" style:parent-style-name="Default">
      <style:table-cell-properties fo:border-bottom="2.01pt solid #ffffff" fo:background-color="#f57900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/>
    </style:style>
    <style:style style:name="ce51" style:family="table-cell" style:parent-style-name="Default">
      <style:table-cell-properties fo:border-bottom="2.01pt solid #ffffff" fo:background-color="#cc0000" style:text-align-source="fix" style:repeat-content="false" fo:border-left="2.01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/>
    </style:style>
    <style:style style:name="ce52" style:family="table-cell" style:parent-style-name="Default">
      <style:table-cell-properties fo:border-bottom="2.01pt solid #ffffff" fo:background-color="#cc0000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/>
    </style:style>
    <style:style style:name="ce53" style:family="table-cell" style:parent-style-name="Default">
      <style:table-cell-properties fo:border-bottom="2.01pt solid #ffffff" fo:background-color="#cc0000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 style:text-position=""/>
    </style:style>
    <style:style style:name="ce54" style:family="table-cell" style:parent-style-name="Default">
      <style:table-cell-properties fo:border-bottom="2.01pt solid #ffffff" fo:background-color="#3465a4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 style:text-position=""/>
    </style:style>
    <style:style style:name="ce55" style:family="table-cell" style:parent-style-name="Default">
      <style:table-cell-properties fo:border-bottom="2.01pt solid #ffffff" fo:background-color="#4e9a06" style:text-align-source="fix" style:repeat-content="false" fo:border-left="2.01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/>
    </style:style>
    <style:style style:name="ce56" style:family="table-cell" style:parent-style-name="Default">
      <style:table-cell-properties style:text-align-source="fix" style:repeat-content="false" fo:padding-bottom="1.5mm" fo:padding-left="1.5mm" fo:padding-right="1.99mm" fo:padding-top="1.5mm"/>
      <style:paragraph-properties fo:text-align="end" fo:margin-left="0mm"/>
      <style:text-properties style:text-position=""/>
    </style:style>
    <style:style style:name="ce57" style:family="table-cell" style:parent-style-name="Default">
      <style:table-cell-properties fo:border-bottom="2.01pt solid #ffffff" fo:background-color="#4e9a06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/>
    </style:style>
    <style:style style:name="ce58" style:family="table-cell" style:parent-style-name="Default">
      <style:table-cell-properties fo:border-bottom="2.01pt solid #ffffff" fo:background-color="#4e9a06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 style:font-name="Liberation Sans" style:font-name-asian="WenQuanYi Micro Hei" style:font-name-complex="Lohit Devanagari"/>
    </style:style>
    <style:style style:name="ce59" style:family="table-cell" style:parent-style-name="Default">
      <style:table-cell-properties fo:border-bottom="2.01pt solid #ffffff" fo:background-color="#4e9a06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 style:text-position="" style:font-name="Liberation Sans" style:font-name-asian="WenQuanYi Micro Hei" style:font-name-complex="Lohit Devanagari"/>
    </style:style>
    <style:style style:name="ce60" style:family="table-cell" style:parent-style-name="Default">
      <style:table-cell-properties fo:border-bottom="2.01pt solid #ffffff" fo:background-color="#555753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text-position=""/>
    </style:style>
    <style:style style:name="ce61" style:family="table-cell" style:parent-style-name="Default">
      <style:table-cell-properties fo:border-bottom="2.01pt solid #ffffff" fo:background-color="#2e3436" style:text-align-source="fix" style:repeat-content="false" fo:border-left="none" fo:padding-bottom="1.5mm" fo:padding-left="1.5mm" fo:padding-right="1.99mm" fo:padding-top="1.5mm" fo:border-right="4.99pt solid #ffffff" fo:border-top="2.01pt solid #ffffff" style:vertical-align="middle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</style:style>
    <style:style style:name="ce62" style:family="table-cell" style:parent-style-name="Default">
      <style:table-cell-properties fo:border-bottom="2.01pt solid #ffffff" fo:background-color="#555753" style:text-align-source="fix" style:repeat-content="false" fo:border-left="none" fo:padding-bottom="1.5mm" fo:padding-left="1.5mm" fo:padding-right="1.99mm" fo:padding-top="1.5mm" fo:border-right="4.99pt solid #ffffff" fo:border-top="2.01pt solid #ffffff" style:vertical-align="middle"/>
      <style:paragraph-properties fo:text-align="center" fo:margin-left="0mm"/>
      <style:text-properties fo:color="#ffffff" style:text-position="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6" style:family="table-cell" style:parent-style-name="Default">
      <style:table-cell-properties fo:padding="1.5mm" style:vertical-align="middle"/>
      <style:text-properties fo:color="#ffffff"/>
    </style:style>
    <style:style style:name="ce27" style:family="table-cell" style:parent-style-name="Default">
      <style:table-cell-properties fo:padding="1.5mm"/>
    </style:style>
    <style:style style:name="ce28" style:family="table-cell" style:parent-style-name="Default">
      <style:table-cell-properties fo:border-bottom="2.01pt solid #ffffff" fo:background-color="#333333" fo:border-left="2.01pt solid #ffffff" fo:padding="1.5mm" fo:border-right="none" fo:border-top="2.01pt solid #ffffff" style:vertical-align="middle"/>
      <style:text-properties fo:color="#ffffff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110">
      <style:table-cell-properties fo:border-bottom="2.01pt solid #ffffff" fo:background-color="#3465a4" fo:border-left="2.01pt solid #ffffff" fo:padding="1.5mm" fo:border-right="none" fo:border-top="2.01pt solid #ffffff" style:vertical-align="middle"/>
      <style:text-properties fo:color="#ffffff"/>
    </style:style>
    <style:style style:name="ce30" style:family="table-cell" style:parent-style-name="Default" style:data-style-name="N110">
      <style:table-cell-properties fo:border-bottom="2.01pt solid #ffffff" fo:background-color="#755076" fo:border-left="2.01pt solid #ffffff" fo:padding="1.5mm" fo:border-right="none" fo:border-top="2.01pt solid #ffffff" style:vertical-align="middle"/>
      <style:text-properties fo:color="#ffffff" style:font-name="Liberation Sans" style:font-name-asian="WenQuanYi Micro Hei" style:font-name-complex="Lohit Devanagari"/>
    </style:style>
    <style:style style:name="ce31" style:family="table-cell" style:parent-style-name="Default" style:data-style-name="N110">
      <style:table-cell-properties fo:border-bottom="2.01pt solid #ffffff" fo:background-color="#cc0000" fo:border-left="2.01pt solid #ffffff" fo:padding="1.5mm" fo:border-right="none" fo:border-top="2.01pt solid #ffffff" style:vertical-align="middle"/>
      <style:text-properties fo:color="#ffffff"/>
    </style:style>
    <style:style style:name="ce32" style:family="table-cell" style:parent-style-name="Default" style:data-style-name="N110">
      <style:table-cell-properties fo:border-bottom="2.01pt solid #ffffff" fo:background-color="#ce5c00" fo:border-left="2.01pt solid #ffffff" fo:padding="1.5mm" fo:border-right="none" fo:border-top="2.01pt solid #ffffff" style:vertical-align="middle"/>
      <style:text-properties fo:color="#ffffff"/>
    </style:style>
    <style:style style:name="ce33" style:family="table-cell" style:parent-style-name="Default">
      <style:table-cell-properties fo:border-bottom="2.01pt solid #ffffff" fo:border-left="4.99pt solid #ffffff" fo:padding="1.5mm" fo:border-right="none" fo:border-top="2.01pt solid #ffffff"/>
    </style:style>
    <style:style style:name="ce34" style:family="table-cell" style:parent-style-name="Default">
      <style:table-cell-properties fo:border-bottom="2.01pt solid #ffffff" fo:background-color="#333333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 style:data-style-name="N110">
      <style:table-cell-properties fo:border-bottom="2.01pt solid #ffffff" fo:background-color="#3465a4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style:font-name="Liberation Sans" style:font-name-asian="WenQuanYi Micro Hei" style:font-name-complex="Lohit Devanagari"/>
    </style:style>
    <style:style style:name="ce36" style:family="table-cell" style:parent-style-name="Default" style:data-style-name="N110">
      <style:table-cell-properties fo:border-bottom="2.01pt solid #ffffff" fo:background-color="#755076" fo:border-left="none" fo:padding="1.5mm" fo:border-right="none" fo:border-top="2.01pt solid #ffffff" style:vertical-align="middle"/>
      <style:text-properties fo:color="#ffffff"/>
    </style:style>
    <style:style style:name="ce37" style:family="table-cell" style:parent-style-name="Default" style:data-style-name="N110">
      <style:table-cell-properties fo:border-bottom="2.01pt solid #ffffff" fo:background-color="#cc0000" style:text-align-source="fix" style:repeat-content="false" fo:border-left="none" fo:padding="1.5mm" fo:border-right="none" fo:border-top="2.01pt solid #ffffff"/>
      <style:paragraph-properties fo:text-align="end" fo:margin-left="0mm"/>
      <style:text-properties style:use-window-font-color="true" style:font-name="Liberation Sans" style:font-name-asian="WenQuanYi Micro Hei" style:font-name-complex="Lohit Devanagari"/>
    </style:style>
    <style:style style:name="ce38" style:family="table-cell" style:parent-style-name="Default" style:data-style-name="N110">
      <style:table-cell-properties fo:border-bottom="2.01pt solid #ffffff" fo:background-color="#ce5c00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style:font-name="Liberation Sans" style:font-name-asian="WenQuanYi Micro Hei" style:font-name-complex="Lohit Devanagari"/>
    </style:style>
    <style:style style:name="ce39" style:family="table-cell" style:parent-style-name="Default">
      <style:table-cell-properties fo:border-bottom="2.01pt solid #ffffff" fo:border-left="none" fo:padding="1.5mm" fo:border-right="none" fo:border-top="2.01pt solid #ffffff"/>
    </style:style>
    <style:style style:name="ce65" style:family="table-cell" style:parent-style-name="Default">
      <style:table-cell-properties fo:border-bottom="2.01pt solid #ffffff" fo:background-color="#333333" style:text-align-source="fix" style:repeat-content="false" fo:border-left="none" fo:padding="1.5mm" fo:border-right="2.01pt solid #ffffff" fo:border-top="2.01pt solid #ffffff" style:vertical-align="middle"/>
      <style:paragraph-properties fo:text-align="end" fo:margin-left="0mm"/>
      <style:text-properties fo:color="#ffffff" fo:font-size="12pt" fo:font-weight="normal" style:font-size-asian="12pt" style:font-weight-asian="normal" style:font-size-complex="12pt" style:font-weight-complex="normal"/>
    </style:style>
    <style:style style:name="ce66" style:family="table-cell" style:parent-style-name="Default" style:data-style-name="N112">
      <style:table-cell-properties fo:border-bottom="2.01pt solid #ffffff" fo:background-color="#3465a4" style:text-align-source="fix" style:repeat-content="false" fo:border-left="none" fo:padding="1.5mm" fo:border-right="2.01pt solid #ffffff" fo:border-top="2.01pt solid #ffffff" style:vertical-align="middle"/>
      <style:paragraph-properties fo:text-align="end" fo:margin-left="0mm"/>
      <style:text-properties fo:color="#ffffff" style:font-name="Liberation Sans" style:font-name-asian="WenQuanYi Micro Hei" style:font-name-complex="Lohit Devanagari"/>
    </style:style>
    <style:style style:name="ce67" style:family="table-cell" style:parent-style-name="Default" style:data-style-name="N112">
      <style:table-cell-properties fo:border-bottom="2.01pt solid #ffffff" fo:background-color="#755076" fo:border-left="none" fo:padding="1.5mm" fo:border-right="2.01pt solid #ffffff" fo:border-top="2.01pt solid #ffffff" style:vertical-align="middle"/>
      <style:text-properties fo:color="#ffffff"/>
    </style:style>
    <style:style style:name="ce68" style:family="table-cell" style:parent-style-name="Default" style:data-style-name="N112">
      <style:table-cell-properties fo:border-bottom="2.01pt solid #ffffff" fo:background-color="#cc0000" style:text-align-source="fix" style:repeat-content="false" fo:border-left="none" fo:padding="1.5mm" fo:border-right="2.01pt solid #ffffff" fo:border-top="2.01pt solid #ffffff"/>
      <style:paragraph-properties fo:text-align="end" fo:margin-left="0mm"/>
      <style:text-properties style:use-window-font-color="true" style:font-name="Liberation Sans" style:font-name-asian="WenQuanYi Micro Hei" style:font-name-complex="Lohit Devanagari"/>
    </style:style>
    <style:style style:name="ce69" style:family="table-cell" style:parent-style-name="Default" style:data-style-name="N112">
      <style:table-cell-properties fo:border-bottom="2.01pt solid #ffffff" fo:background-color="#ce5c00" style:text-align-source="fix" style:repeat-content="false" fo:border-left="none" fo:padding="1.5mm" fo:border-right="2.01pt solid #ffffff" fo:border-top="2.01pt solid #ffffff" style:vertical-align="middle"/>
      <style:paragraph-properties fo:text-align="end" fo:margin-left="0mm"/>
      <style:text-properties fo:color="#ffffff" style:font-name="Liberation Sans" style:font-name-asian="WenQuanYi Micro Hei" style:font-name-complex="Lohit Devanagari"/>
    </style:style>
    <style:style style:name="ce70" style:family="table-cell" style:parent-style-name="Default">
      <style:table-cell-properties fo:border="none" fo:padding="1.5mm"/>
    </style:style>
    <style:style style:name="ce71" style:family="table-cell" style:parent-style-name="Default">
      <style:table-cell-properties fo:border-bottom="2.01pt solid #ffffff" fo:border-left="none" fo:padding="1.5mm" fo:border-right="none" fo:border-top="2.01pt solid #ffffff"/>
      <style:text-properties style:font-name="Liberation Sans" style:font-name-asian="WenQuanYi Micro Hei" style:font-name-complex="Lohit Devanagari"/>
    </style:style>
    <style:style style:name="ce72" style:family="table-cell" style:parent-style-name="Default" style:data-style-name="N123">
      <style:table-cell-properties style:text-align-source="fix" style:repeat-content="false" fo:padding="1.5mm" style:vertical-align="middle"/>
      <style:paragraph-properties fo:text-align="end" fo:margin-left="0mm"/>
      <style:text-properties fo:color="#ffffff"/>
    </style:style>
    <style:style style:name="ce73" style:family="table-cell" style:parent-style-name="Default" style:data-style-name="N123">
      <style:table-cell-properties style:text-align-source="fix" style:repeat-content="false" fo:padding="1.5mm" style:vertical-align="middle"/>
      <style:paragraph-properties fo:text-align="end" fo:margin-left="0mm"/>
      <style:text-properties fo:color="#ffffff" style:font-name="Liberation Sans" style:font-name-asian="WenQuanYi Micro Hei" style:font-name-complex="Lohit Devanagari"/>
    </style:style>
    <style:style style:name="ce74" style:family="table-cell" style:parent-style-name="Default" style:data-style-name="N3">
      <style:table-cell-properties style:text-align-source="fix" style:repeat-content="false" fo:padding="1.5mm" style:vertical-align="middle"/>
      <style:paragraph-properties fo:text-align="end" fo:margin-left="0mm"/>
      <style:text-properties fo:color="#ffffff"/>
    </style:style>
    <style:style style:name="ce75" style:family="table-cell" style:parent-style-name="Default">
      <style:table-cell-properties style:text-align-source="fix" style:repeat-content="false" fo:padding="1.5mm" style:vertical-align="middle"/>
      <style:paragraph-properties fo:text-align="end" fo:margin-left="0mm"/>
      <style:text-properties fo:color="#ffffff"/>
    </style:style>
    <style:style style:name="ce76" style:family="table-cell" style:parent-style-name="Default" style:data-style-name="N2">
      <style:table-cell-properties fo:background-color="#2e3436" style:text-align-source="fix" style:repeat-content="false" fo:border="2.01pt solid #ffffff" fo:padding="1.5mm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77" style:family="table-cell" style:parent-style-name="Default" style:data-style-name="N2">
      <style:table-cell-properties fo:border-bottom="2.01pt solid #ffffff" fo:background-color="#555753" style:text-align-source="fix" style:repeat-content="false" fo:border-left="2.01pt solid #ffffff" fo:padding="1.5mm" fo:border-right="none" fo:border-top="2.01pt solid #ffffff" style:vertical-align="middle"/>
      <style:paragraph-properties fo:text-align="end" fo:margin-left="0mm"/>
      <style:text-properties fo:color="#ffffff" style:font-name="Liberation Sans" style:font-name-asian="WenQuanYi Micro Hei" style:font-name-complex="Lohit Devanagari"/>
    </style:style>
    <style:style style:name="ce78" style:family="table-cell" style:parent-style-name="Default" style:data-style-name="N2">
      <style:table-cell-properties fo:border-bottom="2.01pt solid #ffffff" style:text-align-source="fix" style:repeat-content="false" fo:border-left="2.01pt solid #ffffff" fo:padding="1.5mm" fo:border-right="none" fo:border-top="2.01pt solid #ffffff" style:vertical-align="middle"/>
      <style:paragraph-properties fo:text-align="end" fo:margin-left="0mm"/>
      <style:text-properties fo:color="#000000"/>
    </style:style>
    <style:style style:name="ce79" style:family="table-cell" style:parent-style-name="Default" style:data-style-name="N1">
      <style:table-cell-properties fo:border-bottom="2.01pt solid #ffffff" fo:background-color="#2e3436" style:text-align-source="fix" style:repeat-content="false" fo:border-left="none" fo:padding="1.5mm" fo:border-right="2.01pt solid #ffffff" fo:border-top="2.01pt solid #ffffff" style:vertical-align="middle"/>
      <style:paragraph-properties fo:text-align="start" fo:margin-left="0mm"/>
      <style:text-properties fo:color="#ffffff" fo:font-size="12pt" style:font-size-asian="12pt" style:font-size-complex="12pt"/>
    </style:style>
    <style:style style:name="ce80" style:family="table-cell" style:parent-style-name="Default" style:data-style-name="N1">
      <style:table-cell-properties fo:border-bottom="2.01pt solid #ffffff" fo:background-color="#555753" style:text-align-source="fix" style:repeat-content="false" fo:border-left="none" fo:padding="1.5mm" fo:border-right="2.01pt solid #ffffff" fo:border-top="2.01pt solid #ffffff" style:vertical-align="middle"/>
      <style:paragraph-properties fo:text-align="start" fo:margin-left="0mm"/>
      <style:text-properties fo:color="#ffffff"/>
    </style:style>
    <style:style style:name="ce81" style:family="table-cell" style:parent-style-name="Default" style:data-style-name="N1">
      <style:table-cell-properties style:text-align-source="fix" style:repeat-content="false" fo:border="2.01pt solid #ffffff" fo:padding="1.5mm"/>
      <style:paragraph-properties fo:text-align="start" fo:margin-left="0mm"/>
    </style:style>
    <style:style style:name="ce82" style:family="table-cell" style:parent-style-name="Default">
      <style:table-cell-properties fo:background-color="#2e3436" style:text-align-source="fix" style:repeat-content="false" fo:border="2.01pt solid #ffffff" fo:padding="1.5mm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83" style:family="table-cell" style:parent-style-name="Default" style:data-style-name="N0">
      <style:table-cell-properties fo:border-bottom="2.01pt solid #ffffff" fo:background-color="#555753" style:text-align-source="fix" style:repeat-content="false" fo:border-left="2.01pt solid #ffffff" fo:padding="1.5mm" fo:border-right="none" fo:border-top="2.01pt solid #ffffff" style:vertical-align="middle"/>
      <style:paragraph-properties fo:text-align="end" fo:margin-left="0mm"/>
      <style:text-properties fo:color="#ffffff"/>
    </style:style>
    <style:style style:name="ce84" style:family="table-cell" style:parent-style-name="Default">
      <style:table-cell-properties fo:border="2.01pt solid #ffffff" fo:padding="1.5mm"/>
    </style:style>
    <style:style style:name="ce85" style:family="table-cell" style:parent-style-name="Default">
      <style:table-cell-properties fo:border-bottom="2.01pt solid #ffffff" fo:border-left="none" fo:padding="1.5mm" fo:border-right="2.01pt solid #ffffff" fo:border-top="2.01pt solid #ffffff" style:vertical-align="middle"/>
      <style:text-properties fo:color="#ffffff"/>
    </style:style>
    <style:style style:name="ce86" style:family="table-cell" style:parent-style-name="Default">
      <style:table-cell-properties fo:border-bottom="2.01pt solid #ffffff" fo:background-color="#555753" style:text-align-source="fix" style:repeat-content="false" fo:border-left="none" fo:padding="1.5mm" fo:border-right="2.01pt solid #ffffff" fo:border-top="2.01pt solid #ffffff" style:vertical-align="middle"/>
      <style:paragraph-properties fo:text-align="start" fo:margin-left="0mm"/>
      <style:text-properties fo:color="#ffffff" style:font-name="Liberation Sans" style:font-name-asian="WenQuanYi Micro Hei" style:font-name-complex="Lohit Devanagari"/>
    </style:style>
    <style:style style:name="ce87" style:family="table-cell" style:parent-style-name="Default">
      <style:table-cell-properties fo:border-bottom="2.01pt solid #ffffff" fo:border-left="none" fo:padding="1.5mm" fo:border-right="2.01pt solid #ffffff" fo:border-top="2.01pt solid #ffffff"/>
      <style:text-properties fo:color="#ffffff"/>
    </style:style>
    <style:style style:name="ce88" style:family="table-cell" style:parent-style-name="Default">
      <style:table-cell-properties fo:padding="1.5mm" style:vertical-align="middle"/>
    </style:style>
    <style:style style:name="ce89" style:family="table-cell" style:parent-style-name="Default" style:data-style-name="N1">
      <style:table-cell-properties fo:border-bottom="2.01pt solid #ffffff" fo:background-color="#555753" style:text-align-source="fix" style:repeat-content="false" fo:border-left="none" fo:padding="1.5mm" fo:border-right="2.01pt solid #ffffff" fo:border-top="2.01pt solid #ffffff" style:vertical-align="middle"/>
      <style:paragraph-properties fo:text-align="end" fo:margin-left="0mm"/>
      <style:text-properties fo:color="#ffffff"/>
    </style:style>
    <style:style style:name="ce90" style:family="table-cell" style:parent-style-name="Default">
      <style:table-cell-properties fo:border-bottom="2.01pt solid #ffffff" fo:background-color="#2e3436" style:text-align-source="fix" style:repeat-content="false" fo:border-left="4.99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fo:font-size="12pt" fo:font-weight="normal" style:font-size-asian="12pt" style:font-weight-asian="normal" style:font-size-complex="12pt" style:font-weight-complex="normal"/>
    </style:style>
    <style:style style:name="ce91" style:family="table-cell" style:parent-style-name="Default">
      <style:table-cell-properties fo:border-bottom="2.01pt solid #ffffff" fo:background-color="#3465a4" style:text-align-source="fix" style:repeat-content="false" fo:border-left="4.99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92" style:family="table-cell" style:parent-style-name="Default">
      <style:table-cell-properties style:text-align-source="fix" style:repeat-content="false" fo:padding-bottom="1.5mm" fo:padding-left="1.5mm" fo:padding-right="1.99mm" fo:padding-top="1.5mm"/>
      <style:paragraph-properties fo:text-align="start" fo:margin-left="0mm"/>
    </style:style>
    <style:style style:name="ce93" style:family="table-cell" style:parent-style-name="Default">
      <style:table-cell-properties fo:border-bottom="2.01pt solid #ffffff" fo:background-color="#2e3436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fo:font-size="12pt" fo:font-weight="normal" style:font-size-asian="12pt" style:font-weight-asian="normal" style:font-size-complex="12pt" style:font-weight-complex="normal"/>
    </style:style>
    <style:style style:name="ce94" style:family="table-cell" style:parent-style-name="Default">
      <style:table-cell-properties fo:border-bottom="2.01pt solid #ffffff" fo:background-color="#3465a4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95" style:family="table-cell" style:parent-style-name="Default">
      <style:table-cell-properties fo:border-bottom="2.01pt solid #ffffff" fo:background-color="#2e3436" style:text-align-source="fix" style:repeat-content="false" fo:border-left="2.01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fo:font-size="12pt" fo:font-weight="normal" style:font-size-asian="12pt" style:font-weight-asian="normal" style:font-size-complex="12pt" style:font-weight-complex="normal"/>
    </style:style>
    <style:style style:name="ce96" style:family="table-cell" style:parent-style-name="Default">
      <style:table-cell-properties fo:border-bottom="2.01pt solid #ffffff" fo:background-color="#755076" style:text-align-source="fix" style:repeat-content="false" fo:border-left="2.01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97" style:family="table-cell" style:parent-style-name="Default">
      <style:table-cell-properties fo:border-bottom="2.01pt solid #ffffff" fo:background-color="#755076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98" style:family="table-cell" style:parent-style-name="Default">
      <style:table-cell-properties fo:border-bottom="2.01pt solid #ffffff" fo:background-color="#2e3436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 fo:font-size="12pt" fo:font-weight="normal" style:font-size-asian="12pt" style:font-weight-asian="normal" style:font-size-complex="12pt" style:font-weight-complex="normal"/>
    </style:style>
    <style:style style:name="ce99" style:family="table-cell" style:parent-style-name="Default">
      <style:table-cell-properties fo:border-bottom="2.01pt solid #ffffff" fo:background-color="#755076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/>
    </style:style>
    <style:style style:name="ce100" style:family="table-cell" style:parent-style-name="Default">
      <style:table-cell-properties fo:border-bottom="2.01pt solid #ffffff" fo:background-color="#f57900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101" style:family="table-cell" style:parent-style-name="Default">
      <style:table-cell-properties fo:border-bottom="2.01pt solid #ffffff" fo:background-color="#cc0000" style:text-align-source="fix" style:repeat-content="false" fo:border-left="2.01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102" style:family="table-cell" style:parent-style-name="Default">
      <style:table-cell-properties fo:border-bottom="2.01pt solid #ffffff" fo:background-color="#cc0000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103" style:family="table-cell" style:parent-style-name="Default">
      <style:table-cell-properties fo:border-bottom="2.01pt solid #ffffff" fo:background-color="#cc0000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/>
    </style:style>
    <style:style style:name="ce104" style:family="table-cell" style:parent-style-name="Default">
      <style:table-cell-properties fo:border-bottom="2.01pt solid #ffffff" fo:background-color="#3465a4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/>
    </style:style>
    <style:style style:name="ce105" style:family="table-cell" style:parent-style-name="Default">
      <style:table-cell-properties fo:border-bottom="2.01pt solid #ffffff" fo:background-color="#4e9a06" style:text-align-source="fix" style:repeat-content="false" fo:border-left="2.01pt solid #ffffff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106" style:family="table-cell" style:parent-style-name="Default">
      <style:table-cell-properties style:text-align-source="fix" style:repeat-content="false" fo:padding-bottom="1.5mm" fo:padding-left="1.5mm" fo:padding-right="1.99mm" fo:padding-top="1.5mm"/>
      <style:paragraph-properties fo:text-align="end" fo:margin-left="0mm"/>
    </style:style>
    <style:style style:name="ce107" style:family="table-cell" style:parent-style-name="Default">
      <style:table-cell-properties fo:border-bottom="2.01pt solid #ffffff" fo:background-color="#4e9a06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108" style:family="table-cell" style:parent-style-name="Default">
      <style:table-cell-properties fo:border-bottom="2.01pt solid #ffffff" fo:background-color="#4e9a06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 style:font-name="Liberation Sans" style:font-name-asian="WenQuanYi Micro Hei" style:font-name-complex="Lohit Devanagari"/>
    </style:style>
    <style:style style:name="ce109" style:family="table-cell" style:parent-style-name="Default">
      <style:table-cell-properties fo:border-bottom="2.01pt solid #ffffff" fo:background-color="#4e9a06" style:text-align-source="fix" style:repeat-content="false" fo:border-left="none" fo:padding-bottom="1.5mm" fo:padding-left="1.5mm" fo:padding-right="1.99mm" fo:padding-top="1.5mm" fo:border-right="2.01pt solid #ffffff" fo:border-top="2.01pt solid #ffffff" style:vertical-align="middle"/>
      <style:paragraph-properties fo:text-align="center" fo:margin-left="0mm"/>
      <style:text-properties fo:color="#ffffff" style:font-name="Liberation Sans" style:font-name-asian="WenQuanYi Micro Hei" style:font-name-complex="Lohit Devanagari"/>
    </style:style>
    <style:style style:name="ce110" style:family="table-cell" style:parent-style-name="Default">
      <style:table-cell-properties fo:border-bottom="2.01pt solid #ffffff" fo:background-color="#555753" style:text-align-source="fix" style:repeat-content="false" fo:border-left="none" fo:padding-bottom="1.5mm" fo:padding-left="1.5mm" fo:padding-right="1.99mm" fo:padding-top="1.5mm" fo:border-right="none" fo:border-top="2.01pt solid #ffffff" style:vertical-align="middle"/>
      <style:paragraph-properties fo:text-align="center" fo:margin-left="0mm"/>
      <style:text-properties fo:color="#ffffff"/>
    </style:style>
    <style:style style:name="ce111" style:family="table-cell" style:parent-style-name="Default">
      <style:table-cell-properties fo:border-bottom="2.01pt solid #ffffff" fo:background-color="#2e3436" style:text-align-source="fix" style:repeat-content="false" fo:border-left="none" fo:padding-bottom="1.5mm" fo:padding-left="1.5mm" fo:padding-right="1.99mm" fo:padding-top="1.5mm" fo:border-right="4.99pt solid #ffffff" fo:border-top="2.01pt solid #ffffff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>
      <style:table-cell-properties fo:border-bottom="2.01pt solid #ffffff" fo:background-color="#555753" style:text-align-source="fix" style:repeat-content="false" fo:border-left="none" fo:padding-bottom="1.5mm" fo:padding-left="1.5mm" fo:padding-right="1.99mm" fo:padding-top="1.5mm" fo:border-right="4.99pt solid #ffffff" fo:border-top="2.01pt solid #ffffff" style:vertical-align="middle"/>
      <style:paragraph-properties fo:text-align="center" fo:margin-left="0mm"/>
      <style:text-properties fo:color="#ffffff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5" style:family="table-cell" style:parent-style-name="Default">
      <style:table-cell-properties fo:background-color="#3465a4" style:text-align-source="fix" style:repeat-content="false" fo:border="2.01pt solid #ffffff" fo:padding="1.5mm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116" style:family="table-cell" style:parent-style-name="Default">
      <style:table-cell-properties fo:border-bottom="2.01pt solid #ffffff" fo:background-color="#3465a4" style:text-align-source="fix" style:repeat-content="false" fo:border-left="2.01pt solid #ffffff" fo:padding="1.5mm" fo:border-right="none" fo:border-top="2.01pt solid #ffffff" style:vertical-align="middle"/>
      <style:paragraph-properties fo:text-align="start" fo:margin-left="0mm"/>
      <style:text-properties fo:color="#ffffff" fo:font-size="11pt" style:font-size-asian="11pt" style:font-size-complex="11pt"/>
    </style:style>
    <style:style style:name="ce117" style:family="table-cell" style:parent-style-name="Default">
      <style:table-cell-properties fo:border-bottom="2.01pt solid #ffffff" fo:background-color="#eeeeee" style:text-align-source="fix" style:repeat-content="false" fo:border-left="2.01pt solid #ffffff" fo:padding="1.5mm" fo:border-right="none" fo:border-top="2.01pt solid #ffffff"/>
      <style:paragraph-properties fo:text-align="start" fo:margin-left="0mm"/>
      <style:text-properties fo:color="#333333"/>
    </style:style>
    <style:style style:name="ce118" style:family="table-cell" style:parent-style-name="Default">
      <style:table-cell-properties fo:border-bottom="2.01pt solid #ffffff" fo:background-color="#eeeeee" fo:border-left="2.01pt solid #ffffff" fo:padding="1.5mm" fo:border-right="none" fo:border-top="2.01pt solid #ffffff" style:vertical-align="middle"/>
      <style:text-properties fo:color="#333333"/>
    </style:style>
    <style:style style:name="ce119" style:family="table-cell" style:parent-style-name="Default">
      <style:table-cell-properties fo:border-bottom="2.01pt solid #ffffff" fo:background-color="#ffffff" style:text-align-source="fix" style:repeat-content="false" fo:border-left="2.01pt solid #ffffff" fo:padding="1.5mm" fo:border-right="none" fo:border-top="2.01pt solid #ffffff"/>
      <style:paragraph-properties fo:text-align="start" fo:margin-left="0mm"/>
      <style:text-properties fo:color="#000000"/>
    </style:style>
    <style:style style:name="ce120" style:family="table-cell" style:parent-style-name="Default">
      <style:table-cell-properties fo:border-bottom="2.01pt solid #ffffff" fo:background-color="#3465a4" fo:border-left="none" fo:padding="1.5mm" fo:border-right="none" fo:border-top="2.01pt solid #ffffff"/>
      <style:text-properties fo:color="#ffffff"/>
    </style:style>
    <style:style style:name="ce121" style:family="table-cell" style:parent-style-name="Default">
      <style:table-cell-properties fo:border-bottom="2.01pt solid #ffffff" fo:background-color="#3465a4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22" style:family="table-cell" style:parent-style-name="Default" style:data-style-name="N115">
      <style:table-cell-properties fo:border-bottom="2.01pt solid #ffffff" fo:background-color="#eeeeee" fo:border-left="none" fo:padding="1.5mm" fo:border-right="none" fo:border-top="2.01pt solid #ffffff"/>
      <style:text-properties fo:color="#333333"/>
    </style:style>
    <style:style style:name="ce123" style:family="table-cell" style:parent-style-name="Default">
      <style:table-cell-properties fo:border-bottom="2.01pt solid #ffffff" fo:background-color="#ffffff" fo:border-left="none" fo:padding="1.5mm" fo:border-right="none" fo:border-top="2.01pt solid #ffffff"/>
      <style:text-properties fo:color="#000000"/>
    </style:style>
    <style:style style:name="ce124" style:family="table-cell" style:parent-style-name="Default">
      <style:table-cell-properties fo:border-bottom="2.01pt solid #ffffff" fo:background-color="#3465a4" fo:border-left="none" fo:padding="1.5mm" fo:border-right="2.01pt solid #ffffff" fo:border-top="2.01pt solid #ffffff"/>
      <style:text-properties fo:color="#ffffff"/>
    </style:style>
    <style:style style:name="ce125" style:family="table-cell" style:parent-style-name="Default">
      <style:table-cell-properties fo:border-bottom="2.01pt solid #ffffff" fo:background-color="#3465a4" style:text-align-source="fix" style:repeat-content="false" fo:border-left="none" fo:padding="1.5mm" fo:border-right="2.01pt solid #ffffff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26" style:family="table-cell" style:parent-style-name="Default" style:data-style-name="N117">
      <style:table-cell-properties fo:border-bottom="2.01pt solid #ffffff" fo:background-color="#eeeeee" fo:border-left="none" fo:padding="1.5mm" fo:border-right="2.01pt solid #ffffff" fo:border-top="2.01pt solid #ffffff"/>
      <style:text-properties fo:color="#333333"/>
    </style:style>
    <style:style style:name="ce127" style:family="table-cell" style:parent-style-name="Default" style:data-style-name="N117">
      <style:table-cell-properties fo:border-bottom="2.01pt solid #ffffff" fo:background-color="#eeeeee" fo:border-left="none" fo:padding="1.5mm" fo:border-right="2.01pt solid #ffffff" fo:border-top="2.01pt solid #ffffff"/>
      <style:text-properties fo:color="#333333" style:font-name="Liberation Sans" style:font-name-asian="WenQuanYi Micro Hei" style:font-name-complex="Lohit Devanagari"/>
    </style:style>
    <style:style style:name="ce128" style:family="table-cell" style:parent-style-name="Default">
      <style:table-cell-properties fo:border-bottom="2.01pt solid #ffffff" fo:background-color="#ffffff" fo:border-left="none" fo:padding="1.5mm" fo:border-right="2.01pt solid #ffffff" fo:border-top="2.01pt solid #ffffff"/>
      <style:text-properties fo:color="#000000"/>
    </style:style>
    <style:style style:name="ce129" style:family="table-cell" style:parent-style-name="Default">
      <style:table-cell-properties fo:background-color="#4e9a06" style:text-align-source="fix" style:repeat-content="false" fo:border="2.01pt solid #ffffff" fo:padding="1.5mm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130" style:family="table-cell" style:parent-style-name="Default">
      <style:table-cell-properties fo:border-bottom="2.01pt solid #ffffff" fo:background-color="#4e9a06" style:text-align-source="fix" style:repeat-content="false" fo:border-left="2.01pt solid #ffffff" fo:padding="1.5mm" fo:border-right="none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31" style:family="table-cell" style:parent-style-name="Default" style:data-style-name="N115">
      <style:table-cell-properties fo:border-bottom="2.01pt solid #ffffff" fo:background-color="#eeeeee" fo:border-left="2.01pt solid #ffffff" fo:padding="1.5mm" fo:border-right="none" fo:border-top="2.01pt solid #ffffff"/>
      <style:text-properties fo:color="#333333"/>
    </style:style>
    <style:style style:name="ce132" style:family="table-cell" style:parent-style-name="Default">
      <style:table-cell-properties fo:border-bottom="2.01pt solid #ffffff" fo:background-color="#ffffff" fo:border-left="2.01pt solid #ffffff" fo:padding="1.5mm" fo:border-right="none" fo:border-top="2.01pt solid #ffffff"/>
      <style:text-properties fo:color="#000000"/>
    </style:style>
    <style:style style:name="ce133" style:family="table-cell" style:parent-style-name="Default">
      <style:table-cell-properties fo:border-bottom="2.01pt solid #ffffff" fo:background-color="#4e9a06" fo:border-left="none" fo:padding="1.5mm" fo:border-right="none" fo:border-top="2.01pt solid #ffffff"/>
      <style:text-properties fo:color="#ffffff"/>
    </style:style>
    <style:style style:name="ce134" style:family="table-cell" style:parent-style-name="Default">
      <style:table-cell-properties fo:border-bottom="2.01pt solid #ffffff" fo:background-color="#4e9a06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35" style:family="table-cell" style:parent-style-name="Default">
      <style:table-cell-properties fo:border-bottom="2.01pt solid #ffffff" fo:background-color="#4e9a06" fo:border-left="none" fo:padding="1.5mm" fo:border-right="2.01pt solid #ffffff" fo:border-top="2.01pt solid #ffffff"/>
      <style:text-properties fo:color="#ffffff"/>
    </style:style>
    <style:style style:name="ce136" style:family="table-cell" style:parent-style-name="Default">
      <style:table-cell-properties fo:border-bottom="2.01pt solid #ffffff" fo:background-color="#4e9a06" style:text-align-source="fix" style:repeat-content="false" fo:border-left="none" fo:padding="1.5mm" fo:border-right="2.01pt solid #ffffff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37" style:family="table-cell" style:parent-style-name="Default" style:data-style-name="N115">
      <style:table-cell-properties fo:border-bottom="2.01pt solid #ffffff" fo:background-color="#eeeeee" fo:border-left="none" fo:padding="1.5mm" fo:border-right="2.01pt solid #ffffff" fo:border-top="2.01pt solid #ffffff"/>
      <style:text-properties fo:color="#333333"/>
    </style:style>
    <style:style style:name="ce138" style:family="table-cell" style:parent-style-name="Default">
      <style:table-cell-properties fo:background-color="#ce5c00" style:text-align-source="fix" style:repeat-content="false" fo:border="2.01pt solid #ffffff" fo:padding="1.5mm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139" style:family="table-cell" style:parent-style-name="Default">
      <style:table-cell-properties fo:border-bottom="2.01pt solid #ffffff" fo:background-color="#ce5c00" style:text-align-source="fix" style:repeat-content="false" fo:border-left="2.01pt solid #ffffff" fo:padding="1.5mm" fo:border-right="none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40" style:family="table-cell" style:parent-style-name="Default" style:data-style-name="N117">
      <style:table-cell-properties fo:border-bottom="2.01pt solid #ffffff" fo:background-color="#eeeeee" fo:border-left="2.01pt solid #ffffff" fo:padding="1.5mm" fo:border-right="none" fo:border-top="2.01pt solid #ffffff"/>
      <style:text-properties fo:color="#333333"/>
    </style:style>
    <style:style style:name="ce141" style:family="table-cell" style:parent-style-name="Default">
      <style:table-cell-properties fo:border-bottom="2.01pt solid #ffffff" fo:background-color="#ce5c00" style:text-align-source="fix" style:repeat-content="false" fo:border-left="none" fo:padding="1.5mm" fo:border-right="none" fo:border-top="2.01pt solid #ffffff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142" style:family="table-cell" style:parent-style-name="Default">
      <style:table-cell-properties fo:border-bottom="2.01pt solid #ffffff" fo:background-color="#ce5c00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43" style:family="table-cell" style:parent-style-name="Default">
      <style:table-cell-properties fo:border-bottom="2.01pt solid #ffffff" fo:background-color="#ce5c00" fo:border-left="none" fo:padding="1.5mm" fo:border-right="2.01pt solid #ffffff" fo:border-top="2.01pt solid #ffffff"/>
      <style:text-properties fo:color="#ffffff"/>
    </style:style>
    <style:style style:name="ce144" style:family="table-cell" style:parent-style-name="Default">
      <style:table-cell-properties fo:border-bottom="2.01pt solid #ffffff" fo:background-color="#ce5c00" style:text-align-source="fix" style:repeat-content="false" fo:border-left="none" fo:padding="1.5mm" fo:border-right="2.01pt solid #ffffff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45" style:family="table-cell" style:parent-style-name="Default">
      <style:table-cell-properties fo:border-bottom="2.01pt solid #ffffff" fo:background-color="#8f5902" style:text-align-source="fix" style:repeat-content="false" fo:border-left="2.01pt solid #ffffff" fo:padding="1.5mm" fo:border-right="none" fo:border-top="2.01pt solid #ffffff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146" style:family="table-cell" style:parent-style-name="Default">
      <style:table-cell-properties fo:border-bottom="2.01pt solid #ffffff" fo:background-color="#8f5902" style:text-align-source="fix" style:repeat-content="false" fo:border-left="2.01pt solid #ffffff" fo:padding="1.5mm" fo:border-right="none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47" style:family="table-cell" style:parent-style-name="Default" style:data-style-name="N115">
      <style:table-cell-properties fo:border-bottom="2.01pt solid #ffffff" fo:background-color="#eeeeee" fo:border-left="2.01pt solid #ffffff" fo:padding="1.5mm" fo:border-right="none" fo:border-top="2.01pt solid #ffffff"/>
      <style:text-properties fo:color="#333333" style:font-name="Liberation Sans" style:font-name-asian="WenQuanYi Micro Hei" style:font-name-complex="Lohit Devanagari"/>
    </style:style>
    <style:style style:name="ce148" style:family="table-cell" style:parent-style-name="Default">
      <style:table-cell-properties fo:border-bottom="2.01pt solid #ffffff" fo:background-color="#8f5902" style:text-align-source="fix" style:repeat-content="false" fo:border-left="none" fo:padding="1.5mm" fo:border-right="none" fo:border-top="2.01pt solid #ffffff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149" style:family="table-cell" style:parent-style-name="Default">
      <style:table-cell-properties fo:border-bottom="2.01pt solid #ffffff" fo:background-color="#8f5902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50" style:family="table-cell" style:parent-style-name="Default" style:data-style-name="N117">
      <style:table-cell-properties fo:border-bottom="2.01pt solid #ffffff" fo:background-color="#eeeeee" fo:border-left="none" fo:padding="1.5mm" fo:border-right="none" fo:border-top="2.01pt solid #ffffff"/>
      <style:text-properties fo:color="#333333" style:font-name="Liberation Sans" style:font-name-asian="WenQuanYi Micro Hei" style:font-name-complex="Lohit Devanagari"/>
    </style:style>
    <style:style style:name="ce151" style:family="table-cell" style:parent-style-name="Default" style:data-style-name="N121">
      <style:table-cell-properties fo:background-color="#555753" style:text-align-source="fix" style:repeat-content="false" fo:border="2.01pt solid #ffffff" fo:padding="1.5mm" style:vertical-align="middle"/>
      <style:paragraph-properties fo:text-align="end" fo:margin-left="0mm"/>
      <style:text-properties fo:color="#ffffff" style:font-name="Liberation Sans" style:font-name-asian="WenQuanYi Micro Hei" style:font-name-complex="Lohit Devanagari"/>
    </style:style>
    <style:style style:name="ce152" style:family="table-cell" style:parent-style-name="Default">
      <style:table-cell-properties fo:background-color="#555753" style:text-align-source="fix" style:repeat-content="false" fo:border="2.01pt solid #ffffff" fo:padding="1.5mm" style:vertical-align="middle"/>
      <style:paragraph-properties fo:text-align="end" fo:margin-left="0mm"/>
      <style:text-properties fo:color="#ffffff" fo:font-size="11pt" style:font-size-asian="11pt" style:font-size-complex="11pt"/>
    </style:style>
    <style:style style:name="ce153" style:family="table-cell" style:parent-style-name="Default" style:data-style-name="N121">
      <style:table-cell-properties fo:background-color="#eeeeee" style:text-align-source="fix" style:repeat-content="false" fo:border="2.01pt solid #ffffff" fo:padding="1.5mm"/>
      <style:paragraph-properties fo:text-align="end" fo:margin-left="0mm"/>
      <style:text-properties fo:color="#333333"/>
    </style:style>
    <style:style style:name="ce154" style:family="table-cell" style:parent-style-name="Default">
      <style:table-cell-properties fo:border-bottom="2.01pt solid #ffffff" fo:background-color="#ffffff" style:text-align-source="fix" style:repeat-content="false" fo:border-left="none" fo:border-right="none" fo:border-top="2.01pt solid #ffffff"/>
      <style:paragraph-properties fo:text-align="end" fo:margin-left="0mm"/>
      <style:text-properties fo:color="#ffffff" fo:font-weight="normal" style:font-weight-asian="normal" style:font-weight-complex="normal"/>
    </style:style>
    <style:style style:name="ce155" style:family="table-cell" style:parent-style-name="Default">
      <style:table-cell-properties fo:border-bottom="2.01pt solid #ffffff" fo:border-left="none" fo:border-right="none" fo:border-top="none"/>
      <style:text-properties fo:color="#ffffff" fo:font-weight="normal" style:font-weight-asian="normal" style:font-weight-complex="normal"/>
    </style:style>
    <style:style style:name="ce156" style:family="table-cell" style:parent-style-name="Default">
      <style:table-cell-properties fo:border-bottom="2.01pt solid #ffffff" style:text-align-source="fix" style:repeat-content="false" fo:border-left="none" fo:border-right="none" fo:border-top="2.01pt solid #ffffff"/>
      <style:paragraph-properties fo:text-align="end" fo:margin-left="0mm"/>
      <style:text-properties fo:color="#ffffff" style:font-name="Liberation Sans" fo:font-weight="normal" style:font-name-asian="WenQuanYi Micro Hei" style:font-weight-asian="normal" style:font-name-complex="Lohit Devanagari" style:font-weight-complex="normal"/>
    </style:style>
    <style:style style:name="ce157" style:family="table-cell" style:parent-style-name="Default">
      <style:table-cell-properties fo:border-bottom="2.01pt solid #ffffff" fo:background-color="#ffffff" style:text-align-source="fix" style:repeat-content="false" fo:border-left="none" fo:border-right="none" fo:border-top="2.01pt solid #ffffff"/>
      <style:paragraph-properties fo:text-align="end" fo:margin-left="0mm"/>
      <style:text-properties fo:color="#ffffff" style:font-name="Liberation Sans" fo:font-weight="normal" style:font-name-asian="WenQuanYi Micro Hei" style:font-weight-asian="normal" style:font-name-complex="Lohit Devanagari" style:font-weight-complex="normal"/>
    </style:style>
    <style:style style:name="ce158" style:family="table-cell" style:parent-style-name="Default">
      <style:table-cell-properties fo:border-bottom="none" fo:background-color="#ffffff" style:text-align-source="fix" style:repeat-content="false" fo:border-left="none" fo:border-right="none" fo:border-top="2.01pt solid #ffffff"/>
      <style:paragraph-properties fo:text-align="end" fo:margin-left="0mm"/>
      <style:text-properties fo:color="#ffffff" style:font-name="Liberation Sans" fo:font-weight="normal" style:font-name-asian="WenQuanYi Micro Hei" style:font-weight-asian="normal" style:font-name-complex="Lohit Devanagari" style:font-weight-complex="normal"/>
    </style:style>
    <style:style style:name="ce159" style:family="table-cell" style:parent-style-name="Default">
      <style:table-cell-properties fo:background-color="#ffffff" fo:border="none"/>
      <style:text-properties fo:color="#ffffff" fo:font-weight="normal" style:font-weight-asian="normal" style:font-weight-complex="normal"/>
    </style:style>
    <style:style style:name="ce160" style:family="table-cell" style:parent-style-name="Default">
      <style:table-cell-properties fo:background-color="#ffffff" fo:border="none"/>
      <style:text-properties fo:color="#ffffff" style:font-name="Liberation Sans" fo:font-weight="normal" style:font-name-asian="WenQuanYi Micro Hei" style:font-weight-asian="normal" style:font-name-complex="Lohit Devanagari" style:font-weight-complex="normal"/>
    </style:style>
    <style:style style:name="ce161" style:family="table-cell" style:parent-style-name="Default">
      <style:table-cell-properties fo:background-color="#ffffff"/>
      <style:text-properties fo:color="#ffffff" fo:font-weight="normal" style:font-weight-asian="normal" style:font-weight-complex="normal"/>
    </style:style>
    <style:style style:name="ce162" style:family="table-cell" style:parent-style-name="Default">
      <style:table-cell-properties fo:border-bottom="2.01pt solid #ffffff" fo:background-color="#2e3436" style:text-align-source="fix" style:repeat-content="false" fo:border-left="2.01pt solid #ffffff" fo:padding="1.5mm" fo:border-right="none" fo:border-top="2.01pt solid #ffffff"/>
      <style:paragraph-properties fo:text-align="end" fo:margin-left="0mm"/>
      <style:text-properties fo:color="#ffffff" fo:font-size="11pt" style:font-size-asian="11pt" style:font-size-complex="11pt"/>
    </style:style>
    <style:style style:name="ce163" style:family="table-cell" style:parent-style-name="Default">
      <style:table-cell-properties fo:border-bottom="2.01pt solid #ffffff" fo:background-color="#ffffff" fo:border-left="2.01pt solid #ffffff" fo:border-right="none" fo:border-top="2.01pt solid #ffffff"/>
      <style:text-properties fo:color="#000000"/>
    </style:style>
    <style:style style:name="ce164" style:family="table-cell" style:parent-style-name="Default">
      <style:table-cell-properties fo:border-bottom="2.01pt solid #ffffff" fo:background-color="#2e3436" style:text-align-source="fix" style:repeat-content="false" fo:border-left="none" fo:padding="1.5mm" fo:border-right="none" fo:border-top="2.01pt solid #ffffff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165" style:family="table-cell" style:parent-style-name="Default">
      <style:table-cell-properties fo:border-bottom="2.01pt solid #ffffff" fo:background-color="#2e3436" style:text-align-source="fix" style:repeat-content="false" fo:border-left="none" fo:padding="1.5mm" fo:border-right="none" fo:border-top="2.01pt solid #ffffff"/>
      <style:paragraph-properties fo:text-align="end" fo:margin-left="0mm"/>
      <style:text-properties fo:color="#ffffff" fo:font-size="11pt" style:font-size-asian="11pt" style:font-size-complex="11pt"/>
    </style:style>
    <style:style style:name="ce166" style:family="table-cell" style:parent-style-name="Default" style:data-style-name="N3">
      <style:table-cell-properties fo:border-bottom="2.01pt solid #ffffff" fo:background-color="#eeeeee" fo:border-left="none" fo:padding="1.5mm" fo:border-right="none" fo:border-top="2.01pt solid #ffffff"/>
      <style:text-properties fo:color="#333333" style:font-name="Liberation Sans" style:font-name-asian="WenQuanYi Micro Hei" style:font-name-complex="Lohit Devanagari"/>
    </style:style>
    <style:style style:name="ce167" style:family="table-cell" style:parent-style-name="Default">
      <style:table-cell-properties fo:border-bottom="2.01pt solid #ffffff" fo:background-color="#ffffff" fo:border-left="none" fo:border-right="none" fo:border-top="2.01pt solid #ffffff"/>
      <style:text-properties fo:color="#000000"/>
    </style:style>
    <style:style style:name="ce168" style:family="table-cell" style:parent-style-name="Default">
      <style:table-cell-properties fo:border-bottom="2.01pt solid #ffffff" fo:background-color="#2e3436" fo:border-left="none" fo:padding="1.5mm" fo:border-right="none" fo:border-top="2.01pt solid #ffffff"/>
      <style:text-properties fo:color="#ffffff"/>
    </style:style>
    <style:style style:name="ce169" style:family="table-cell" style:parent-style-name="Default" style:data-style-name="N117">
      <style:table-cell-properties fo:border-bottom="2.01pt solid #ffffff" fo:background-color="#eeeeee" fo:border-left="none" fo:padding="1.5mm" fo:border-right="none" fo:border-top="2.01pt solid #ffffff"/>
      <style:text-properties fo:color="#333333"/>
    </style:style>
    <style:style style:name="ce170" style:family="table-cell" style:parent-style-name="Default">
      <style:table-cell-properties fo:border-bottom="2.01pt solid #ffffff" fo:border-left="none" fo:border-right="none" fo:border-top="2.01pt solid #ffffff"/>
    </style:style>
    <style:style style:name="ce171" style:family="table-cell" style:parent-style-name="Default">
      <style:table-cell-properties fo:border-bottom="2.01pt solid #ffffff" fo:background-color="#2e3436" fo:border-left="none" fo:border-right="2.01pt solid #ffffff" fo:border-top="2.01pt solid #ffffff"/>
    </style:style>
    <style:style style:name="ce172" style:family="table-cell" style:parent-style-name="Default">
      <style:table-cell-properties fo:border-bottom="2.01pt solid #ffffff" fo:background-color="#2e3436" style:text-align-source="fix" style:repeat-content="false" fo:border-left="none" fo:padding="1.5mm" fo:border-right="2.01pt solid #ffffff" fo:border-top="2.01pt solid #ffffff"/>
      <style:paragraph-properties fo:text-align="end" fo:margin-left="0mm"/>
      <style:text-properties fo:color="#ffffff" fo:font-size="11pt" style:font-size-asian="11pt" style:font-size-complex="11pt"/>
    </style:style>
    <style:style style:name="ce173" style:family="table-cell" style:parent-style-name="Default" style:data-style-name="N3">
      <style:table-cell-properties fo:border-bottom="2.01pt solid #ffffff" fo:background-color="#eeeeee" fo:border-left="none" fo:padding="1.5mm" fo:border-right="2.01pt solid #ffffff" fo:border-top="2.01pt solid #ffffff"/>
      <style:text-properties fo:color="#333333"/>
    </style:style>
    <style:style style:name="ce174" style:family="table-cell" style:parent-style-name="Default">
      <style:table-cell-properties fo:border-bottom="2.01pt solid #ffffff" fo:border-left="none" fo:border-right="2.01pt solid #ffffff" fo:border-top="2.01pt solid #ffffff"/>
    </style:style>
    <style:style style:name="ce175" style:family="table-cell" style:parent-style-name="Default">
      <style:table-cell-properties fo:border-bottom="2.01pt solid #ffffff" fo:background-color="#ffffff" fo:border-left="none" fo:border-right="none" fo:border-top="2.01pt solid #ffffff"/>
    </style:style>
    <style:style style:name="ce176" style:family="table-cell" style:parent-style-name="Default">
      <style:table-cell-properties fo:border-bottom="2.01pt solid #ffffff" fo:background-color="#ffffff" fo:border-left="none" fo:border-right="none" fo:border-top="2.01pt solid #ffffff"/>
      <style:text-properties fo:font-size="11pt" style:font-size-asian="11pt" style:font-size-complex="11pt"/>
    </style:style>
    <style:style style:name="ce177" style:family="table-cell" style:parent-style-name="Default">
      <style:table-cell-properties fo:border-bottom="2.01pt solid #ffffff" fo:border-left="none" fo:border-right="none" fo:border-top="none"/>
    </style:style>
    <style:style style:name="ce178" style:family="table-cell" style:parent-style-name="Default">
      <style:table-cell-properties fo:border-bottom="none" fo:border-left="none" fo:border-right="none" fo:border-top="2.01pt solid #ffffff"/>
    </style:style>
    <style:style style:name="ce179" style:family="table-cell" style:parent-style-name="Default">
      <style:table-cell-properties fo:background-color="#755076" style:text-align-source="fix" style:repeat-content="false" fo:border="2.01pt solid #ffffff" fo:padding="1.5mm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180" style:family="table-cell" style:parent-style-name="Default">
      <style:table-cell-properties fo:border-bottom="2.01pt solid #ffffff" fo:background-color="#755076" style:text-align-source="fix" style:repeat-content="false" fo:border-left="2.01pt solid #ffffff" fo:padding="1.5mm" fo:border-right="none" fo:border-top="2.01pt solid #ffffff"/>
      <style:paragraph-properties fo:text-align="end" fo:margin-left="0mm"/>
      <style:text-properties fo:color="#ffffff" fo:font-size="11pt" style:font-size-asian="11pt" style:font-size-complex="11pt"/>
    </style:style>
    <style:style style:name="ce181" style:family="table-cell" style:parent-style-name="Default">
      <style:table-cell-properties fo:border-bottom="2.01pt solid #ffffff" fo:border-left="2.01pt solid #ffffff" fo:border-right="none" fo:border-top="2.01pt solid #ffffff"/>
    </style:style>
    <style:style style:name="ce182" style:family="table-cell" style:parent-style-name="Default">
      <style:table-cell-properties fo:border-bottom="2.01pt solid #ffffff" fo:background-color="#755076" fo:border-left="none" fo:padding="1.5mm" fo:border-right="none" fo:border-top="2.01pt solid #ffffff"/>
      <style:text-properties fo:color="#ffffff"/>
    </style:style>
    <style:style style:name="ce183" style:family="table-cell" style:parent-style-name="Default">
      <style:table-cell-properties fo:border-bottom="2.01pt solid #ffffff" fo:background-color="#755076" style:text-align-source="fix" style:repeat-content="false" fo:border-left="none" fo:padding="1.5mm" fo:border-right="none" fo:border-top="2.01pt solid #ffffff"/>
      <style:paragraph-properties fo:text-align="end" fo:margin-left="0mm"/>
      <style:text-properties fo:color="#ffffff" fo:font-size="11pt" style:font-size-asian="11pt" style:font-size-complex="11pt"/>
    </style:style>
    <style:style style:name="ce184" style:family="table-cell" style:parent-style-name="Default">
      <style:table-cell-properties fo:border-bottom="2.01pt solid #ffffff" fo:background-color="#755076" fo:border-left="none" fo:border-right="2.01pt solid #ffffff" fo:border-top="2.01pt solid #ffffff"/>
    </style:style>
    <style:style style:name="ce185" style:family="table-cell" style:parent-style-name="Default">
      <style:table-cell-properties fo:border-bottom="2.01pt solid #ffffff" fo:background-color="#755076" style:text-align-source="fix" style:repeat-content="false" fo:border-left="none" fo:padding="1.5mm" fo:border-right="2.01pt solid #ffffff" fo:border-top="2.01pt solid #ffffff"/>
      <style:paragraph-properties fo:text-align="end" fo:margin-left="0mm"/>
      <style:text-properties fo:color="#ffffff" fo:font-size="11pt" style:font-size-asian="11pt" style:font-size-complex="11pt"/>
    </style:style>
    <style:style style:name="ce186" style:family="table-cell" style:parent-style-name="Default" style:data-style-name="N3">
      <style:table-cell-properties fo:border-bottom="2.01pt solid #ffffff" fo:background-color="#eeeeee" fo:border-left="none" fo:padding="1.5mm" fo:border-right="2.01pt solid #ffffff" fo:border-top="2.01pt solid #ffffff"/>
      <style:text-properties fo:color="#000000" style:font-name="Liberation Sans" style:font-name-asian="WenQuanYi Micro Hei" style:font-name-complex="Lohit Devanagari"/>
    </style:style>
    <style:style style:name="ce187" style:family="table-cell" style:parent-style-name="Default" style:data-style-name="N0">
      <style:table-cell-properties fo:border-bottom="2.01pt solid #ffffff" fo:background-color="#ffffff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6pt" fo:font-weight="normal" style:font-size-asian="6pt" style:font-weight-asian="normal" style:font-size-complex="6pt" style:font-weight-complex="normal"/>
    </style:style>
    <style:style style:name="ce188" style:family="table-cell" style:parent-style-name="Default" style:data-style-name="N0">
      <style:table-cell-properties fo:border-bottom="2.01pt solid #ffffff" fo:background-color="#ffffff" style:text-align-source="fix" style:repeat-content="false" fo:border-left="4.99pt solid #ffffff" fo:padding="1.5mm" fo:border-right="none" fo:border-top="2.01pt solid #ffffff" style:vertical-align="middle"/>
      <style:paragraph-properties fo:text-align="end" fo:margin-left="0mm"/>
      <style:text-properties fo:color="#ffffff" style:font-name="Liberation Sans" fo:font-size="6pt" fo:font-weight="normal" style:font-name-asian="WenQuanYi Micro Hei" style:font-size-asian="6pt" style:font-weight-asian="normal" style:font-name-complex="Lohit Devanagari" style:font-size-complex="6pt" style:font-weight-complex="normal"/>
    </style:style>
    <style:style style:name="ce189" style:family="table-cell" style:parent-style-name="Default">
      <style:table-cell-properties style:text-align-source="fix" style:repeat-content="false"/>
      <style:paragraph-properties fo:text-align="end" fo:margin-left="0mm"/>
      <style:text-properties fo:color="#ffffff" style:font-name="Liberation Sans" fo:font-size="6pt" style:font-name-asian="WenQuanYi Micro Hei" style:font-size-asian="6pt" style:font-name-complex="Lohit Devanagari" style:font-size-complex="6pt"/>
    </style:style>
    <style:style style:name="ce190" style:family="table-cell" style:parent-style-name="Default">
      <style:table-cell-properties style:text-align-source="fix" style:repeat-content="false"/>
      <style:paragraph-properties fo:text-align="end" fo:margin-left="0mm"/>
      <style:text-properties fo:color="#ffffff" fo:font-size="6pt" style:font-size-asian="6pt" style:font-size-complex="6pt"/>
    </style:style>
    <style:style style:name="ce191" style:family="table-cell" style:parent-style-name="Default" style:data-style-name="N0">
      <style:table-cell-properties fo:border-bottom="2.01pt solid #ffffff" fo:background-color="#ffffff" style:text-align-source="fix" style:repeat-content="false" fo:border-left="2.01pt solid #ffffff" fo:padding="1.5mm" fo:border-right="none" fo:border-top="2.01pt solid #ffffff" style:vertical-align="middle"/>
      <style:paragraph-properties fo:text-align="end" fo:margin-left="0mm"/>
      <style:text-properties fo:color="#ffffff" style:font-name="Liberation Sans" fo:font-size="10pt" fo:font-weight="normal" style:font-name-asian="WenQuanYi Micro Hei" style:font-size-asian="10pt" style:font-weight-asian="normal" style:font-name-complex="Lohit Devanagari" style:font-size-complex="10pt" style:font-weight-complex="normal"/>
    </style:style>
    <style:style style:name="ce192" style:family="table-cell" style:parent-style-name="Default" style:data-style-name="N100">
      <style:table-cell-properties fo:border-bottom="2.01pt solid #ffffff" fo:background-color="#3465a4" style:text-align-source="fix" style:repeat-content="false" fo:border-left="2.01pt solid #ffffff" fo:padding="1.5mm" fo:border-right="none" fo:border-top="2.01pt solid #ffffff" style:vertical-align="middle"/>
      <style:paragraph-properties fo:text-align="start" fo:margin-left="3.53mm"/>
      <style:text-properties fo:color="#ffffff" fo:font-size="20pt" fo:font-weight="normal" style:font-size-asian="20pt" style:font-weight-asian="normal" style:font-size-complex="20pt" style:font-weight-complex="normal"/>
    </style:style>
    <style:style style:name="ce193" style:family="table-cell" style:parent-style-name="Default" style:data-style-name="N100">
      <style:table-cell-properties fo:border-bottom="4pt solid #000000" fo:background-color="#000000" fo:border-left="2.01pt solid #ffffff" fo:padding="1.5mm" fo:border-right="none" fo:border-top="none" style:vertical-align="middle"/>
      <style:text-properties fo:color="#eeeeec"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>
      <style:table-cell-properties fo:border-bottom="2.01pt solid #ffffff" fo:background-color="#eeeeec" fo:border-left="2.01pt solid #ffffff" fo:padding="1.5mm" fo:border-right="none" fo:border-top="2.01pt solid #ffffff" style:vertical-align="middle"/>
      <style:text-properties fo:color="#333333"/>
    </style:style>
    <style:style style:name="ce195" style:family="table-cell" style:parent-style-name="Default" style:data-style-name="N0">
      <style:table-cell-properties fo:border-bottom="2.01pt solid #ffffff" fo:background-color="#ffffff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196" style:family="table-cell" style:parent-style-name="Default" style:data-style-name="N0">
      <style:table-cell-properties fo:border-bottom="2.01pt solid #ffffff" fo:background-color="#3465a4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197" style:family="table-cell" style:parent-style-name="Default" style:data-style-name="N100">
      <style:table-cell-properties fo:border-bottom="4pt solid #000000" fo:background-color="#000000" style:text-align-source="fix" style:repeat-content="false" fo:border-left="none" fo:padding="1.5mm" fo:border-right="none" fo:border-top="none" style:vertical-align="middle"/>
      <style:paragraph-properties fo:text-align="end" fo:margin-left="0mm"/>
      <style:text-properties fo:color="#eeeeec" fo:font-size="11pt" fo:font-weight="bold" style:font-size-asian="11pt" style:font-weight-asian="bold" style:font-size-complex="11pt" style:font-weight-complex="bold"/>
    </style:style>
    <style:style style:name="ce198" style:family="table-cell" style:parent-style-name="Default" style:data-style-name="N3">
      <style:table-cell-properties fo:border-bottom="2.01pt solid #ffffff" fo:background-color="#eeeeec" fo:border-left="none" fo:padding="1.5mm" fo:border-right="none" fo:border-top="2.01pt solid #ffffff" style:vertical-align="middle"/>
      <style:text-properties fo:color="#333333" style:font-name="Liberation Sans" style:font-name-asian="WenQuanYi Micro Hei" style:font-name-complex="Lohit Devanagari"/>
    </style:style>
    <style:style style:name="ce199" style:family="table-cell" style:parent-style-name="Default">
      <style:table-cell-properties fo:border-bottom="2.01pt solid #ffffff" fo:background-color="#eeeeec" fo:border-left="none" fo:padding="1.5mm" fo:border-right="none" fo:border-top="2.01pt solid #ffffff" style:vertical-align="middle"/>
      <style:text-properties fo:color="#333333"/>
    </style:style>
    <style:style style:name="ce200" style:family="table-cell" style:parent-style-name="Default">
      <style:table-cell-properties fo:border-bottom="2.01pt solid #ffffff" fo:background-color="#eeeeee" fo:border-left="none" fo:padding="1.5mm" fo:border-right="none" fo:border-top="2.01pt solid #ffffff" style:vertical-align="middle"/>
      <style:text-properties fo:color="#333333"/>
    </style:style>
    <style:style style:name="ce201" style:family="table-cell" style:parent-style-name="Default" style:data-style-name="N110">
      <style:table-cell-properties fo:border-bottom="2.01pt solid #ffffff" fo:background-color="#3465a4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202" style:family="table-cell" style:parent-style-name="Default" style:data-style-name="N110">
      <style:table-cell-properties fo:border-bottom="2.01pt solid #ffffff" fo:background-color="#eeeeec" fo:border-left="none" fo:padding="1.5mm" fo:border-right="none" fo:border-top="2.01pt solid #ffffff" style:vertical-align="middle"/>
      <style:text-properties fo:color="#333333"/>
    </style:style>
    <style:style style:name="ce203" style:family="table-cell" style:parent-style-name="Default" style:data-style-name="N110">
      <style:table-cell-properties fo:border-bottom="2.01pt solid #ffffff" fo:background-color="#eeeeec" fo:border-left="none" fo:padding="1.5mm" fo:border-right="none" fo:border-top="2.01pt solid #ffffff" style:vertical-align="middle"/>
      <style:text-properties fo:color="#333333" style:font-name="Liberation Sans" style:font-name-asian="WenQuanYi Micro Hei" style:font-name-complex="Lohit Devanagari"/>
    </style:style>
    <style:style style:name="ce204" style:family="table-cell" style:parent-style-name="Default" style:data-style-name="N112">
      <style:table-cell-properties fo:border-bottom="2.01pt solid #ffffff" fo:background-color="#3465a4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205" style:family="table-cell" style:parent-style-name="Default" style:data-style-name="N112">
      <style:table-cell-properties fo:border-bottom="2.01pt solid #ffffff" fo:background-color="#eeeeec" fo:border-left="none" fo:padding="1.5mm" fo:border-right="none" fo:border-top="2.01pt solid #ffffff" style:vertical-align="middle"/>
      <style:text-properties fo:color="#333333"/>
    </style:style>
    <style:style style:name="ce206" style:family="table-cell" style:parent-style-name="Default" style:data-style-name="N100">
      <style:table-cell-properties fo:border-bottom="4pt solid #000000" fo:background-color="#000000" style:diagonal-tl-br="4pt solid #000000" style:text-align-source="fix" style:repeat-content="false" fo:border-left="none" fo:padding="1.5mm" fo:border-right="none" fo:border-top="none" style:vertical-align="middle"/>
      <style:paragraph-properties fo:text-align="end" fo:margin-left="0mm"/>
      <style:text-properties fo:color="#eeeeec" fo:font-size="11pt" fo:font-weight="bold" style:font-size-asian="11pt" style:font-weight-asian="bold" style:font-size-complex="11pt" style:font-weight-complex="bold"/>
    </style:style>
    <style:style style:name="ce207" style:family="table-cell" style:parent-style-name="Default" style:data-style-name="N112">
      <style:table-cell-properties fo:border-bottom="2.01pt solid #ffffff" fo:background-color="#eeeeec" fo:border-left="none" fo:padding="1.5mm" fo:border-right="none" fo:border-top="2.01pt solid #ffffff" style:vertical-align="middle"/>
      <style:text-properties fo:color="#333333" style:font-name="Liberation Sans" style:font-name-asian="WenQuanYi Micro Hei" style:font-name-complex="Lohit Devanagari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ffff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eeeeec"/>
    </style:style>
    <style:style style:name="ce210" style:family="table-cell" style:parent-style-name="Default">
      <style:text-properties fo:color="#ffffff"/>
    </style:style>
    <style:style style:name="ce211" style:family="table-cell" style:parent-style-name="Default" style:data-style-name="N100">
      <style:table-cell-properties fo:border-bottom="2.01pt solid #ffffff" fo:background-color="#755076" style:text-align-source="fix" style:repeat-content="false" fo:border-left="2.01pt solid #ffffff" fo:padding="1.5mm" fo:border-right="none" fo:border-top="2.01pt solid #ffffff" style:vertical-align="middle"/>
      <style:paragraph-properties fo:text-align="start" fo:margin-left="3.53mm"/>
      <style:text-properties fo:color="#ffffff" fo:font-size="20pt" fo:font-weight="normal" style:font-size-asian="20pt" style:font-weight-asian="normal" style:font-size-complex="20pt" style:font-weight-complex="normal"/>
    </style:style>
    <style:style style:name="ce212" style:family="table-cell" style:parent-style-name="Default" style:data-style-name="N0">
      <style:table-cell-properties fo:border-bottom="2.01pt solid #ffffff" fo:background-color="#755076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213" style:family="table-cell" style:parent-style-name="Default" style:data-style-name="N113">
      <style:table-cell-properties fo:border-bottom="2.01pt solid #ffffff" fo:background-color="#755076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214" style:family="table-cell" style:parent-style-name="Default" style:data-style-name="N112">
      <style:table-cell-properties fo:border-bottom="2.01pt solid #ffffff" fo:background-color="#755076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215" style:family="table-cell" style:parent-style-name="Default" style:data-style-name="N100">
      <style:table-cell-properties fo:border-bottom="2.01pt solid #ffffff" fo:background-color="#cc0000" style:text-align-source="fix" style:repeat-content="false" fo:border-left="2.01pt solid #ffffff" fo:padding="1.5mm" fo:border-right="none" fo:border-top="2.01pt solid #ffffff" style:vertical-align="middle"/>
      <style:paragraph-properties fo:text-align="start" fo:margin-left="3.53mm"/>
      <style:text-properties fo:color="#ffffff" fo:font-size="20pt" fo:font-weight="normal" style:font-size-asian="20pt" style:font-weight-asian="normal" style:font-size-complex="20pt" style:font-weight-complex="normal"/>
    </style:style>
    <style:style style:name="ce216" style:family="table-cell" style:parent-style-name="Default" style:data-style-name="N0">
      <style:table-cell-properties fo:border-bottom="2.01pt solid #ffffff" fo:background-color="#cc0000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 style:data-style-name="N113">
      <style:table-cell-properties fo:border-bottom="2.01pt solid #ffffff" fo:background-color="#cc0000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  <style:style style:name="ce218" style:family="table-cell" style:parent-style-name="Default" style:data-style-name="N112">
      <style:table-cell-properties fo:border-bottom="2.01pt solid #ffffff" fo:background-color="#cc0000" style:text-align-source="fix" style:repeat-content="false" fo:border-left="none" fo:padding="1.5mm" fo:border-right="none" fo:border-top="2.01pt solid #ffffff" style:vertical-align="middle"/>
      <style:paragraph-properties fo:text-align="end" fo:margin-left="0mm"/>
      <style:text-properties fo:color="#ffffff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voltageList)" table:allow-empty-cell="true" table:display-list="unsorted" table:base-cell-address="Alimentare.D3">
          <table:error-message table:message-type="stop" table:display="true"/>
        </table:content-validation>
        <table:content-validation table:name="val2" table:condition="of:cell-content-is-in-list(capacityList)" table:allow-empty-cell="true" table:display-list="unsorted" table:base-cell-address="Alimentare.E3">
          <table:error-message table:message-type="stop" table:display="true"/>
        </table:content-validation>
        <table:content-validation table:name="val3" table:condition="of:cell-content-is-in-list(voltageList)" table:allow-empty-cell="true" table:display-list="unsorted" table:base-cell-address="Alimentare.U2">
          <table:error-message table:message-type="stop" table:display="true"/>
        </table:content-validation>
        <table:content-validation table:name="val4" table:condition="of:cell-content-is-in-list(capacityList)" table:allow-empty-cell="true" table:display-list="sort-ascending" table:base-cell-address="Alimentare.V2">
          <table:error-message table:message-type="stop" table:display="true"/>
        </table:content-validation>
      </table:content-validations>
      <table:table table:name="Centralizare" table:style-name="ta1">
        <table:table-column table:style-name="co20" table:default-cell-style-name="ce27"/>
        <table:table-column table:style-name="co21" table:default-cell-style-name="ce33"/>
        <table:table-column table:style-name="co21" table:number-columns-repeated="2" table:default-cell-style-name="ce39"/>
        <table:table-column table:style-name="co22" table:default-cell-style-name="ce72"/>
        <table:table-column table:style-name="co23" table:default-cell-style-name="ce75"/>
        <table:table-column table:style-name="co24" table:default-cell-style-name="ce78"/>
        <table:table-column table:style-name="co25" table:default-cell-style-name="ce81"/>
        <table:table-column table:style-name="co26" table:default-cell-style-name="ce84"/>
        <table:table-column table:style-name="co8" table:default-cell-style-name="ce87"/>
        <table:table-column table:style-name="co8" table:default-cell-style-name="ce27"/>
        <table:table-column table:style-name="co27" table:default-cell-style-name="ce27"/>
        <table:table-column table:style-name="co28" table:default-cell-style-name="ce27"/>
        <table:table-column table:style-name="co8" table:number-columns-repeated="1011" table:default-cell-style-name="ce27"/>
        <table:table-row table:style-name="ro1">
          <table:table-cell table:style-name="ce26"/>
          <table:table-cell table:style-name="ce28" office:value-type="string" calcext:value-type="string">
            <text:p>Unitate</text:p>
          </table:table-cell>
          <table:table-cell table:style-name="ce34" office:value-type="string" calcext:value-type="string">
            <text:p>Cost</text:p>
          </table:table-cell>
          <table:table-cell table:style-name="ce65" office:value-type="string" calcext:value-type="string">
            <text:p>Masă</text:p>
          </table:table-cell>
          <table:table-cell office:value-type="float" office:value="10" calcext:value-type="float">
            <text:p>10,000</text:p>
          </table:table-cell>
          <table:table-cell table:style-name="ce74" table:formula="of:=FLOOR([Alimentare.N1]/100) * 3600 + MOD(FLOOR([Alimentare.N1]); 100) * 60" office:value-type="float" office:value="15360" calcext:value-type="float">
            <text:p>15.360</text:p>
          </table:table-cell>
          <table:table-cell table:style-name="ce76" office:value-type="string" calcext:value-type="string" table:number-columns-spanned="2" table:number-rows-spanned="1">
            <text:p>Viteză</text:p>
          </table:table-cell>
          <table:covered-table-cell table:style-name="ce79"/>
          <table:table-cell table:style-name="ce82" office:value-type="string" calcext:value-type="string" table:number-columns-spanned="2" table:number-rows-spanned="1">
            <text:p>Autonomie</text:p>
          </table:table-cell>
          <table:covered-table-cell table:style-name="ce85"/>
          <table:table-cell table:style-name="ce88"/>
          <table:table-cell table:style-name="ce65" office:value-type="string" calcext:value-type="string">
            <text:p>Masă suportată</text:p>
          </table:table-cell>
          <table:table-cell table:style-name="ce65" office:value-type="string" calcext:value-type="string">
            <text:p>Adâncime</text:p>
          </table:table-cell>
          <table:table-cell table:style-name="ce88" table:number-columns-repeated="1011"/>
        </table:table-row>
        <table:table-row table:style-name="ro2">
          <table:table-cell table:style-name="ce26" office:value-type="float" office:value="2" calcext:value-type="float">
            <text:p>2</text:p>
          </table:table-cell>
          <table:table-cell table:style-name="ce29" table:formula="of:=[Circuit.B2]" office:value-type="string" office:string-value="Circuit" calcext:value-type="string">
            <text:p>Circuit</text:p>
          </table:table-cell>
          <table:table-cell table:style-name="ce35" table:formula="of:=INDIRECT(ADDRESS([Centralizare.$A$2]; [Centralizare.$A$3]; 1; 1; [Centralizare.$B2]); 1)" office:value-type="currency" office:currency="RON" office:value="764.8" calcext:value-type="currency">
            <text:p>764,80 RON</text:p>
          </table:table-cell>
          <table:table-cell table:style-name="ce66" table:formula="of:=INDIRECT(ADDRESS([Centralizare.$A$2]; [Centralizare.$A$4]; 1; 1; [Centralizare.$B2]); 1)" office:value-type="currency" office:currency="g" office:value="1196" calcext:value-type="currency">
            <text:p>1.196,00 g</text:p>
          </table:table-cell>
          <table:table-cell table:formula="of:=1" office:value-type="float" office:value="1" calcext:value-type="float">
            <text:p>1,000</text:p>
          </table:table-cell>
          <table:table-cell office:value-type="float" office:value="1" calcext:value-type="float">
            <text:p>1</text:p>
          </table:table-cell>
          <table:table-cell table:style-name="ce77" table:formula="of:=ROUND([.$E$1] * [.E2] * [.F2]; 2)" office:value-type="float" office:value="10" calcext:value-type="float">
            <text:p>10,00</text:p>
          </table:table-cell>
          <table:table-cell table:style-name="ce80" office:value-type="string" calcext:value-type="string">
            <text:p>cm/s</text:p>
          </table:table-cell>
          <table:table-cell table:style-name="ce83" table:formula="of:= [.$F$1] * [.G2] / [.F2]" office:value-type="float" office:value="153600" calcext:value-type="float">
            <text:p>153600</text:p>
          </table:table-cell>
          <table:table-cell table:style-name="ce86" table:formula="of:=IFERROR(IF(SEARCH(&quot;/&quot;;[.H2];0); LEFT([.H2]; SEARCH(&quot;/&quot;; [.H2]) - 1)); [.H2])" office:value-type="string" office:string-value="cm" calcext:value-type="string">
            <text:p>cm</text:p>
          </table:table-cell>
          <table:table-cell table:style-name="ce88"/>
          <table:table-cell table:style-name="ce89" office:value-type="float" office:value="45" calcext:value-type="float">
            <text:p>45</text:p>
          </table:table-cell>
          <table:table-cell table:style-name="ce83" table:formula="of:= [.L2] / 9" office:value-type="float" office:value="5" calcext:value-type="float">
            <text:p>5</text:p>
          </table:table-cell>
          <table:table-cell table:style-name="ce88" table:number-columns-repeated="1011"/>
        </table:table-row>
        <table:table-row table:style-name="ro2">
          <table:table-cell table:style-name="ce26" office:value-type="float" office:value="5" calcext:value-type="float">
            <text:p>5</text:p>
          </table:table-cell>
          <table:table-cell table:style-name="ce30" table:formula="of:=[Structură.B2]" office:value-type="string" office:string-value="Structură" calcext:value-type="string">
            <text:p>Structură</text:p>
          </table:table-cell>
          <table:table-cell table:style-name="ce36" table:formula="of:=INDIRECT(ADDRESS([Centralizare.$A$2]; [Centralizare.$A$3]; 1; 1; [Centralizare.$B3]); 1)" office:value-type="currency" office:currency="RON" office:value="132.2818" calcext:value-type="currency">
            <text:p>132,28 RON</text:p>
          </table:table-cell>
          <table:table-cell table:style-name="ce67" table:formula="of:=INDIRECT(ADDRESS([Centralizare.$A$2]; [Centralizare.$A$4]; 1; 1; [Centralizare.$B3]); 1)" office:value-type="currency" office:currency="g" office:value="1870" calcext:value-type="currency">
            <text:p>1.870,00 g</text:p>
          </table:table-cell>
          <table:table-cell table:formula="of:=1/100" office:value-type="float" office:value="0.01" calcext:value-type="float">
            <text:p>0,010</text:p>
          </table:table-cell>
          <table:table-cell office:value-type="float" office:value="1" calcext:value-type="float">
            <text:p>1</text:p>
          </table:table-cell>
          <table:table-cell table:style-name="ce77" table:formula="of:=ROUND([.$E$1] * [.E3] * [.F3]; 2)" office:value-type="float" office:value="0.1" calcext:value-type="float">
            <text:p>0,10</text:p>
          </table:table-cell>
          <table:table-cell table:style-name="ce80" office:value-type="string" calcext:value-type="string">
            <text:p>m/s</text:p>
          </table:table-cell>
          <table:table-cell table:style-name="ce83" table:formula="of:= [.$F$1] * [.G3] / [.F3]" office:value-type="float" office:value="1536" calcext:value-type="float">
            <text:p>1536</text:p>
          </table:table-cell>
          <table:table-cell table:style-name="ce86" table:formula="of:=IFERROR(IF(SEARCH(&quot;/&quot;;[.H3];0); LEFT([.H3]; SEARCH(&quot;/&quot;; [.H3]) - 1)); [.H3])" office:value-type="string" office:string-value="m" calcext:value-type="string">
            <text:p>m</text:p>
          </table:table-cell>
          <table:table-cell table:style-name="ce88" table:number-columns-repeated="1014"/>
        </table:table-row>
        <table:table-row table:style-name="ro2">
          <table:table-cell table:style-name="ce26" office:value-type="float" office:value="7" calcext:value-type="float">
            <text:p>7</text:p>
          </table:table-cell>
          <table:table-cell table:style-name="ce31" table:formula="of:=[Carcasă.B2]" office:value-type="string" office:string-value="Carcasă" calcext:value-type="string">
            <text:p>Carcasă</text:p>
          </table:table-cell>
          <table:table-cell table:style-name="ce37" table:formula="of:=INDIRECT(ADDRESS([Centralizare.$A$2]; [Centralizare.$A$3]; 1; 1; [Centralizare.$B4]); 1)" office:value-type="currency" office:currency="RON" office:value="90.45" calcext:value-type="currency">
            <text:p>90,45 RON</text:p>
          </table:table-cell>
          <table:table-cell table:style-name="ce68" table:formula="of:=INDIRECT(ADDRESS([Centralizare.$A$2]; [Centralizare.$A$4]; 1; 1; [Centralizare.$B4]); 1)" office:value-type="currency" office:currency="g" office:value="692.5" calcext:value-type="currency">
            <text:p>692,50 g</text:p>
          </table:table-cell>
          <table:table-cell table:formula="of:=1/1000/100" office:value-type="float" office:value="0.00001" calcext:value-type="float">
            <text:p>0,000</text:p>
          </table:table-cell>
          <table:table-cell table:formula="of:=3600" office:value-type="float" office:value="3600" calcext:value-type="float">
            <text:p>3600</text:p>
          </table:table-cell>
          <table:table-cell table:style-name="ce77" table:formula="of:=ROUND([.$E$1] * [.E4] * [.F4]; 2)" office:value-type="float" office:value="0.36" calcext:value-type="float">
            <text:p>0,36</text:p>
          </table:table-cell>
          <table:table-cell table:style-name="ce80" office:value-type="string" calcext:value-type="string">
            <text:p>km/h</text:p>
          </table:table-cell>
          <table:table-cell table:style-name="ce83" table:formula="of:= [.$F$1] * [.G4] / [.F4]" office:value-type="float" office:value="1.536" calcext:value-type="float">
            <text:p>1,536</text:p>
          </table:table-cell>
          <table:table-cell table:style-name="ce86" table:formula="of:=IFERROR(IF(SEARCH(&quot;/&quot;;[.H4];0); LEFT([.H4]; SEARCH(&quot;/&quot;; [.H4]) - 1)); [.H4])" office:value-type="string" office:string-value="km" calcext:value-type="string">
            <text:p>km</text:p>
          </table:table-cell>
          <table:table-cell table:style-name="ce88" table:number-columns-repeated="1014"/>
        </table:table-row>
        <table:table-row table:style-name="ro2">
          <table:table-cell table:style-name="ce26"/>
          <table:table-cell table:style-name="ce32" office:value-type="string" calcext:value-type="string">
            <text:p>Total</text:p>
          </table:table-cell>
          <table:table-cell table:style-name="ce38" table:formula="of:=IF(SUM([Centralizare.C2:.C4]); SUM([Centralizare.C2:.C4]); &quot;&quot;)" office:value-type="currency" office:currency="RON" office:value="987.5318" calcext:value-type="currency">
            <text:p>987,53 RON</text:p>
          </table:table-cell>
          <table:table-cell table:style-name="ce69" table:formula="of:=IF(SUM([Centralizare.D2:.D4]); SUM([Centralizare.D2:.D4]); &quot;&quot;)" office:value-type="currency" office:currency="g" office:value="3758.5" calcext:value-type="currency">
            <text:p>3.758,50 g</text:p>
          </table:table-cell>
          <table:table-cell table:style-name="ce73" table:formula="of:=1/100/1852" office:value-type="float" office:value="0.00000539956803455724" calcext:value-type="float">
            <text:p>0,000</text:p>
          </table:table-cell>
          <table:table-cell office:value-type="float" office:value="3600" calcext:value-type="float">
            <text:p>3600</text:p>
          </table:table-cell>
          <table:table-cell table:style-name="ce77" table:formula="of:=ROUND([.$E$1] * [.E5] * [.F5]; 2)" office:value-type="float" office:value="0.19" calcext:value-type="float">
            <text:p>0,19</text:p>
          </table:table-cell>
          <table:table-cell table:style-name="ce80" office:value-type="string" calcext:value-type="string">
            <text:p>mn/h</text:p>
          </table:table-cell>
          <table:table-cell table:style-name="ce83" table:formula="of:= [.$F$1] * [.G5] / [.F5]" office:value-type="float" office:value="0.810666666666667" calcext:value-type="float">
            <text:p>0,8106666667</text:p>
          </table:table-cell>
          <table:table-cell table:style-name="ce86" table:formula="of:=IFERROR(IF(SEARCH(&quot;/&quot;;[.H5];0); LEFT([.H5]; SEARCH(&quot;/&quot;; [.H5]) - 1)); [.H5])" office:value-type="string" office:string-value="mn" calcext:value-type="string">
            <text:p>mn</text:p>
          </table:table-cell>
          <table:table-cell table:style-name="ce88" table:number-columns-repeated="1014"/>
        </table:table-row>
        <table:table-row table:style-name="ro5" table:number-rows-repeated="2">
          <table:table-cell table:number-columns-repeated="3"/>
          <table:table-cell table:style-name="ce70"/>
          <table:table-cell table:number-columns-repeated="1020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3"/>
          <table:table-cell table:style-name="ce71"/>
          <table:table-cell table:number-columns-repeated="1020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re lucru" table:style-name="ta1">
        <table:table-column table:style-name="co11" table:number-columns-repeated="9" table:default-cell-style-name="ce42"/>
        <table:table-column table:style-name="co12" table:number-columns-repeated="3" table:default-cell-style-name="ce42"/>
        <table:table-column table:style-name="co13" table:default-cell-style-name="ce56"/>
        <table:table-column table:style-name="co14" table:default-cell-style-name="ce56"/>
        <table:table-column table:style-name="co15" table:default-cell-style-name="ce56"/>
        <table:table-column table:style-name="co16" table:default-cell-style-name="ce56"/>
        <table:table-column table:style-name="co17" table:default-cell-style-name="ce56"/>
        <table:table-column table:style-name="co18" table:default-cell-style-name="ce56"/>
        <table:table-column table:style-name="co19" table:default-cell-style-name="ce56"/>
        <table:table-column table:style-name="co8" table:number-columns-repeated="1005" table:default-cell-style-name="ce64"/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43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5" office:value-type="string" calcext:value-type="string">
            <text:p>An</text:p>
          </table:table-cell>
          <table:table-cell table:style-name="ce43" office:value-type="string" calcext:value-type="string">
            <text:p>Primavara</text:p>
          </table:table-cell>
          <table:table-cell table:style-name="ce43" office:value-type="string" calcext:value-type="string">
            <text:p>Vara</text:p>
          </table:table-cell>
          <table:table-cell table:style-name="ce43" office:value-type="string" calcext:value-type="string">
            <text:p>Toamna</text:p>
          </table:table-cell>
          <table:table-cell table:style-name="ce48" office:value-type="string" calcext:value-type="string">
            <text:p>Iarna</text:p>
          </table:table-cell>
          <table:table-cell table:style-name="ce43" office:value-type="string" calcext:value-type="string">
            <text:p>Total pe an</text:p>
          </table:table-cell>
          <table:table-cell table:style-name="ce61" office:value-type="string" calcext:value-type="string">
            <text:p>Total</text:p>
          </table:table-cell>
          <table:table-cell table:style-name="ce63" table:number-columns-repeated="1005"/>
        </table:table-row>
        <table:table-row table:style-name="ro2"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20" calcext:value-type="float">
            <text:p>20</text:p>
          </table:table-cell>
          <table:table-cell table:style-name="ce55" office:value-type="float" office:value="2018" calcext:value-type="float">
            <text:p>2018</text:p>
          </table:table-cell>
          <table:table-cell table:style-name="ce57" table:formula="of:=SUM(['Ore lucru'.C2:.E2])" office:value-type="float" office:value="0" calcext:value-type="float">
            <text:p>0</text:p>
          </table:table-cell>
          <table:table-cell table:style-name="ce57" table:formula="of:=SUM(['Ore lucru'.F2:.H2])" office:value-type="float" office:value="0" calcext:value-type="float">
            <text:p>0</text:p>
          </table:table-cell>
          <table:table-cell table:style-name="ce57" table:formula="of:=SUM(['Ore lucru'.I2:.K2])" office:value-type="float" office:value="0" calcext:value-type="float">
            <text:p>0</text:p>
          </table:table-cell>
          <table:table-cell table:style-name="ce59" table:formula="of:=['Ore lucru'.A2]+['Ore lucru'.B2]+['Ore lucru'.L2]" office:value-type="float" office:value="20" calcext:value-type="float">
            <text:p>20</text:p>
          </table:table-cell>
          <table:table-cell table:style-name="ce60" table:formula="of:=SUM(['Ore lucru'.N2:.Q2])" office:value-type="float" office:value="20" calcext:value-type="float">
            <text:p>20</text:p>
          </table:table-cell>
          <table:table-cell table:style-name="ce62" table:formula="of:=['Ore lucru'.R2]" office:value-type="float" office:value="20" calcext:value-type="float">
            <text:p>20</text:p>
          </table:table-cell>
          <table:table-cell table:style-name="ce63" table:number-columns-repeated="1005"/>
        </table:table-row>
        <table:table-row table:style-name="ro2">
          <table:table-cell table:style-name="ce41" office:value-type="float" office:value="30" calcext:value-type="float">
            <text:p>30</text:p>
          </table:table-cell>
          <table:table-cell table:style-name="ce44" office:value-type="float" office:value="40" calcext:value-type="float">
            <text:p>40</text:p>
          </table:table-cell>
          <table:table-cell table:style-name="ce46" office:value-type="float" office:value="5" calcext:value-type="float">
            <text:p>5</text:p>
          </table:table-cell>
          <table:table-cell table:style-name="ce47" office:value-type="float" office:value="30" calcext:value-type="float">
            <text:p>30</text:p>
          </table:table-cell>
          <table:table-cell table:style-name="ce49" office:value-type="float" office:value="0" calcext:value-type="float">
            <text:p>0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28" calcext:value-type="float">
            <text:p>28</text:p>
          </table:table-cell>
          <table:table-cell table:style-name="ce5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table:formula="of:=['Ore lucru'.M2] + 1" office:value-type="float" office:value="2019" calcext:value-type="float">
            <text:p>2019</text:p>
          </table:table-cell>
          <table:table-cell table:style-name="ce58" table:formula="of:=SUM(['Ore lucru'.C3:.E3])" office:value-type="float" office:value="35" calcext:value-type="float">
            <text:p>35</text:p>
          </table:table-cell>
          <table:table-cell table:style-name="ce57" table:formula="of:=SUM(['Ore lucru'.F3:.H3])" office:value-type="float" office:value="60" calcext:value-type="float">
            <text:p>60</text:p>
          </table:table-cell>
          <table:table-cell table:style-name="ce57" table:formula="of:=SUM(['Ore lucru'.I3:.K3])" office:value-type="float" office:value="0" calcext:value-type="float">
            <text:p>0</text:p>
          </table:table-cell>
          <table:table-cell table:style-name="ce59" table:formula="of:=['Ore lucru'.A3]+['Ore lucru'.B3]+['Ore lucru'.L3]" office:value-type="float" office:value="70" calcext:value-type="float">
            <text:p>70</text:p>
          </table:table-cell>
          <table:table-cell table:style-name="ce60" table:formula="of:=SUM(['Ore lucru'.N3:.Q3])" office:value-type="float" office:value="165" calcext:value-type="float">
            <text:p>165</text:p>
          </table:table-cell>
          <table:table-cell table:style-name="ce62" table:formula="of:=['Ore lucru'.S2]+['Ore lucru'.R3]" office:value-type="float" office:value="185" calcext:value-type="float">
            <text:p>185</text:p>
          </table:table-cell>
          <table:table-cell table:style-name="ce63" table:number-columns-repeated="1005"/>
        </table:table-row>
        <table:table-row table:style-name="ro2"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table:formula="of:=['Ore lucru'.M3] + 1" office:value-type="float" office:value="2020" calcext:value-type="float">
            <text:p>2020</text:p>
          </table:table-cell>
          <table:table-cell table:style-name="ce57" table:formula="of:=SUM(['Ore lucru'.C4:.E4])" office:value-type="float" office:value="0" calcext:value-type="float">
            <text:p>0</text:p>
          </table:table-cell>
          <table:table-cell table:style-name="ce57" table:formula="of:=SUM(['Ore lucru'.F4:.H4])" office:value-type="float" office:value="0" calcext:value-type="float">
            <text:p>0</text:p>
          </table:table-cell>
          <table:table-cell table:style-name="ce57" table:formula="of:=SUM(['Ore lucru'.I4:.K4])" office:value-type="float" office:value="0" calcext:value-type="float">
            <text:p>0</text:p>
          </table:table-cell>
          <table:table-cell table:style-name="ce59" table:formula="of:=['Ore lucru'.A4]+['Ore lucru'.B4]+['Ore lucru'.L4]" office:value-type="float" office:value="0" calcext:value-type="float">
            <text:p>0</text:p>
          </table:table-cell>
          <table:table-cell table:style-name="ce60" table:formula="of:=SUM(['Ore lucru'.N4:.Q4])" office:value-type="float" office:value="0" calcext:value-type="float">
            <text:p>0</text:p>
          </table:table-cell>
          <table:table-cell table:style-name="ce62" table:formula="of:=['Ore lucru'.S3]+['Ore lucru'.R4]" office:value-type="float" office:value="185" calcext:value-type="float">
            <text:p>185</text:p>
          </table:table-cell>
          <table:table-cell table:style-name="ce63" table:number-columns-repeated="1005"/>
        </table:table-row>
        <table:table-row table:style-name="ro2"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table:formula="of:=['Ore lucru'.M4] + 1" office:value-type="float" office:value="2021" calcext:value-type="float">
            <text:p>2021</text:p>
          </table:table-cell>
          <table:table-cell table:style-name="ce58" table:formula="of:=SUM(['Ore lucru'.C5:.E5])" office:value-type="float" office:value="0" calcext:value-type="float">
            <text:p>0</text:p>
          </table:table-cell>
          <table:table-cell table:style-name="ce57" table:formula="of:=SUM(['Ore lucru'.F5:.H5])" office:value-type="float" office:value="0" calcext:value-type="float">
            <text:p>0</text:p>
          </table:table-cell>
          <table:table-cell table:style-name="ce57" table:formula="of:=SUM(['Ore lucru'.I5:.K5])" office:value-type="float" office:value="0" calcext:value-type="float">
            <text:p>0</text:p>
          </table:table-cell>
          <table:table-cell table:style-name="ce59" table:formula="of:=['Ore lucru'.A5]+['Ore lucru'.B5]+['Ore lucru'.L5]" office:value-type="float" office:value="0" calcext:value-type="float">
            <text:p>0</text:p>
          </table:table-cell>
          <table:table-cell table:style-name="ce60" table:formula="of:=SUM(['Ore lucru'.N5:.Q5])" office:value-type="float" office:value="0" calcext:value-type="float">
            <text:p>0</text:p>
          </table:table-cell>
          <table:table-cell table:style-name="ce62" table:formula="of:=['Ore lucru'.S4]+['Ore lucru'.R5]" office:value-type="float" office:value="185" calcext:value-type="float">
            <text:p>185</text:p>
          </table:table-cell>
          <table:table-cell table:style-name="ce63" table:number-columns-repeated="1005"/>
        </table:table-row>
        <table:table-row table:style-name="ro2"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table:formula="of:=['Ore lucru'.M5] + 1" office:value-type="float" office:value="2022" calcext:value-type="float">
            <text:p>2022</text:p>
          </table:table-cell>
          <table:table-cell table:style-name="ce57" table:formula="of:=SUM(['Ore lucru'.C6:.E6])" office:value-type="float" office:value="0" calcext:value-type="float">
            <text:p>0</text:p>
          </table:table-cell>
          <table:table-cell table:style-name="ce57" table:formula="of:=SUM(['Ore lucru'.F6:.H6])" office:value-type="float" office:value="0" calcext:value-type="float">
            <text:p>0</text:p>
          </table:table-cell>
          <table:table-cell table:style-name="ce57" table:formula="of:=SUM(['Ore lucru'.I6:.K6])" office:value-type="float" office:value="0" calcext:value-type="float">
            <text:p>0</text:p>
          </table:table-cell>
          <table:table-cell table:style-name="ce59" table:formula="of:=['Ore lucru'.A6]+['Ore lucru'.B6]+['Ore lucru'.L6]" office:value-type="float" office:value="0" calcext:value-type="float">
            <text:p>0</text:p>
          </table:table-cell>
          <table:table-cell table:style-name="ce60" table:formula="of:=SUM(['Ore lucru'.N6:.Q6])" office:value-type="float" office:value="0" calcext:value-type="float">
            <text:p>0</text:p>
          </table:table-cell>
          <table:table-cell table:style-name="ce62" table:formula="of:=['Ore lucru'.S5]+['Ore lucru'.R6]" office:value-type="float" office:value="185" calcext:value-type="float">
            <text:p>185</text:p>
          </table:table-cell>
          <table:table-cell table:style-name="ce63" table:number-columns-repeated="1005"/>
        </table:table-row>
        <table:table-row table:style-name="ro2"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55" table:formula="of:=['Ore lucru'.M6] + 1" office:value-type="float" office:value="2023" calcext:value-type="float">
            <text:p>2023</text:p>
          </table:table-cell>
          <table:table-cell table:style-name="ce58" table:formula="of:=SUM(['Ore lucru'.C7:.E7])" office:value-type="float" office:value="0" calcext:value-type="float">
            <text:p>0</text:p>
          </table:table-cell>
          <table:table-cell table:style-name="ce57" table:formula="of:=SUM(['Ore lucru'.F7:.H7])" office:value-type="float" office:value="0" calcext:value-type="float">
            <text:p>0</text:p>
          </table:table-cell>
          <table:table-cell table:style-name="ce57" table:formula="of:=SUM(['Ore lucru'.I7:.K7])" office:value-type="float" office:value="0" calcext:value-type="float">
            <text:p>0</text:p>
          </table:table-cell>
          <table:table-cell table:style-name="ce59" table:formula="of:=['Ore lucru'.A7]+['Ore lucru'.B7]+['Ore lucru'.L7]" office:value-type="float" office:value="0" calcext:value-type="float">
            <text:p>0</text:p>
          </table:table-cell>
          <table:table-cell table:style-name="ce60" table:formula="of:=SUM(['Ore lucru'.N7:.Q7])" office:value-type="float" office:value="0" calcext:value-type="float">
            <text:p>0</text:p>
          </table:table-cell>
          <table:table-cell table:style-name="ce62" table:formula="of:=['Ore lucru'.S6]+['Ore lucru'.R7]" office:value-type="float" office:value="185" calcext:value-type="float">
            <text:p>185</text:p>
          </table:table-cell>
          <table:table-cell table:style-name="ce63" table:number-columns-repeated="1005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limentare" table:style-name="ta1">
        <table:table-column table:style-name="co29" table:default-cell-style-name="ce119"/>
        <table:table-column table:style-name="co30" table:default-cell-style-name="ce123"/>
        <table:table-column table:style-name="co31" table:default-cell-style-name="ce128"/>
        <table:table-column table:style-name="co31" table:default-cell-style-name="ce132"/>
        <table:table-column table:style-name="co31" table:number-columns-repeated="2" table:default-cell-style-name="ce123"/>
        <table:table-column table:style-name="co31" table:default-cell-style-name="ce128"/>
        <table:table-column table:style-name="co31" table:default-cell-style-name="ce132"/>
        <table:table-column table:style-name="co31" table:number-columns-repeated="2" table:default-cell-style-name="ce123"/>
        <table:table-column table:style-name="co31" table:default-cell-style-name="ce128"/>
        <table:table-column table:style-name="co31" table:default-cell-style-name="ce132"/>
        <table:table-column table:style-name="co31" table:default-cell-style-name="ce123"/>
        <table:table-column table:style-name="co31" table:default-cell-style-name="ce128"/>
        <table:table-column table:style-name="co30" table:default-cell-style-name="ce161"/>
        <table:table-column table:style-name="co31" table:default-cell-style-name="ce163"/>
        <table:table-column table:style-name="co31" table:default-cell-style-name="ce167"/>
        <table:table-column table:style-name="co31" table:default-cell-style-name="ce170"/>
        <table:table-column table:style-name="co31" table:default-cell-style-name="ce174"/>
        <table:table-column table:style-name="co30" table:default-cell-style-name="Default"/>
        <table:table-column table:style-name="co31" table:default-cell-style-name="ce181"/>
        <table:table-column table:style-name="co31" table:default-cell-style-name="ce170"/>
        <table:table-column table:style-name="co31" table:default-cell-style-name="ce174"/>
        <table:table-column table:style-name="co8" table:number-columns-repeated="1001" table:default-cell-style-name="Default"/>
        <table:table-row table:style-name="ro1">
          <table:table-cell table:style-name="ce115" office:value-type="string" calcext:value-type="string" table:number-columns-spanned="3" table:number-rows-spanned="1">
            <text:p>Componentă</text:p>
          </table:table-cell>
          <table:covered-table-cell table:style-name="ce120"/>
          <table:covered-table-cell table:style-name="ce124"/>
          <table:table-cell table:style-name="ce129" office:value-type="string" calcext:value-type="string" table:number-columns-spanned="4" table:number-rows-spanned="1">
            <text:p>Voltaj</text:p>
          </table:table-cell>
          <table:covered-table-cell table:number-columns-repeated="2" table:style-name="ce133"/>
          <table:covered-table-cell table:style-name="ce135"/>
          <table:table-cell table:style-name="ce138" office:value-type="string" calcext:value-type="string" table:number-columns-spanned="4" table:number-rows-spanned="1">
            <text:p>Capacitate</text:p>
          </table:table-cell>
          <table:covered-table-cell table:number-columns-repeated="2" table:style-name="ce141"/>
          <table:covered-table-cell table:style-name="ce143"/>
          <table:table-cell table:style-name="ce145" office:value-type="string" calcext:value-type="string" table:number-columns-spanned="2" table:number-rows-spanned="1">
            <text:p>Utilitate</text:p>
          </table:table-cell>
          <table:covered-table-cell table:style-name="ce148"/>
          <table:table-cell table:style-name="ce151" table:formula="of:=MIN(INDIRECT([.O7]))" office:value-type="float" office:value="416.395348837209" calcext:value-type="float">
            <text:p>4:16</text:p>
          </table:table-cell>
          <table:table-cell table:style-name="ce154" office:value-type="float" office:value="3" calcext:value-type="float">
            <text:p>3</text:p>
          </table:table-cell>
          <table:table-cell table:style-name="ce82" office:value-type="string" calcext:value-type="string" table:number-columns-spanned="4" table:number-rows-spanned="1">
            <text:p>Listă valori</text:p>
          </table:table-cell>
          <table:covered-table-cell table:style-name="ce164"/>
          <table:covered-table-cell table:style-name="ce168"/>
          <table:covered-table-cell table:style-name="ce171"/>
          <table:table-cell table:style-name="ce175"/>
          <table:table-cell table:style-name="ce179" office:value-type="string" calcext:value-type="string" table:number-columns-spanned="3" table:number-rows-spanned="1">
            <text:p>Listă acumulatori</text:p>
          </table:table-cell>
          <table:covered-table-cell table:style-name="ce182" table:content-validation-name="val4"/>
          <table:covered-table-cell table:style-name="ce184"/>
          <table:table-cell table:style-name="ce175" table:number-columns-repeated="997"/>
          <table:table-cell table:style-name="ce170" table:number-columns-repeated="3"/>
          <table:table-cell table:style-name="ce174"/>
        </table:table-row>
        <table:table-row table:style-name="ro2">
          <table:table-cell table:style-name="ce116" office:value-type="string" calcext:value-type="string">
            <text:p>Nume</text:p>
          </table:table-cell>
          <table:table-cell table:style-name="ce121" office:value-type="string" calcext:value-type="string">
            <text:p>Voltaj</text:p>
          </table:table-cell>
          <table:table-cell table:style-name="ce125" office:value-type="string" calcext:value-type="string">
            <text:p>Consum</text:p>
          </table:table-cell>
          <table:table-cell table:style-name="ce130" office:value-type="string" calcext:value-type="string">
            <text:p>Acumulator 1</text:p>
          </table:table-cell>
          <table:table-cell table:style-name="ce134" office:value-type="string" calcext:value-type="string">
            <text:p>Acumulator 2</text:p>
          </table:table-cell>
          <table:table-cell table:style-name="ce134" office:value-type="string" calcext:value-type="string">
            <text:p>Acumulator 3</text:p>
          </table:table-cell>
          <table:table-cell table:style-name="ce136" office:value-type="string" calcext:value-type="string">
            <text:p>Acumulator 4</text:p>
          </table:table-cell>
          <table:table-cell table:style-name="ce139" office:value-type="string" calcext:value-type="string">
            <text:p>Acumulator 1</text:p>
          </table:table-cell>
          <table:table-cell table:style-name="ce142" office:value-type="string" calcext:value-type="string">
            <text:p>Acumulator 2</text:p>
          </table:table-cell>
          <table:table-cell table:style-name="ce142" office:value-type="string" calcext:value-type="string">
            <text:p>Acumulator 3</text:p>
          </table:table-cell>
          <table:table-cell table:style-name="ce144" office:value-type="string" calcext:value-type="string">
            <text:p>Acumulator 4</text:p>
          </table:table-cell>
          <table:table-cell table:style-name="ce146" office:value-type="string" calcext:value-type="string">
            <text:p>Voltaj acoperit</text:p>
          </table:table-cell>
          <table:table-cell table:style-name="ce149" office:value-type="string" calcext:value-type="string">
            <text:p>Capacitate</text:p>
          </table:table-cell>
          <table:table-cell table:style-name="ce152" office:value-type="string" calcext:value-type="string">
            <text:p>Autonomie</text:p>
          </table:table-cell>
          <table:table-cell table:style-name="ce154" table:formula="of:=[.O1] + COUNTA([.A3]: [.A201]) - 1" office:value-type="float" office:value="9" calcext:value-type="float">
            <text:p>9</text:p>
          </table:table-cell>
          <table:table-cell table:style-name="ce162" office:value-type="string" calcext:value-type="string">
            <text:p>Voltaj</text:p>
          </table:table-cell>
          <table:table-cell table:style-name="ce165" office:value-type="string" calcext:value-type="string">
            <text:p>Număr</text:p>
          </table:table-cell>
          <table:table-cell table:style-name="ce165" office:value-type="string" calcext:value-type="string">
            <text:p>Capacitate</text:p>
          </table:table-cell>
          <table:table-cell table:style-name="ce172" office:value-type="string" calcext:value-type="string">
            <text:p>Număr</text:p>
          </table:table-cell>
          <table:table-cell table:style-name="ce176"/>
          <table:table-cell table:style-name="ce180" office:value-type="string" calcext:value-type="string">
            <text:p>Voltaj</text:p>
          </table:table-cell>
          <table:table-cell table:style-name="ce183" office:value-type="string" calcext:value-type="string">
            <text:p>Capacitate</text:p>
          </table:table-cell>
          <table:table-cell table:style-name="ce185" office:value-type="string" calcext:value-type="string">
            <text:p>Număr</text:p>
          </table:table-cell>
          <table:table-cell table:style-name="ce176" table:number-columns-repeated="997"/>
          <table:table-cell table:number-columns-repeated="4"/>
        </table:table-row>
        <table:table-row table:style-name="ro2">
          <table:table-cell table:style-name="ce117" office:value-type="string" calcext:value-type="string">
            <text:p>Arduino Nano V3</text:p>
          </table:table-cell>
          <table:table-cell table:style-name="ce122" office:value-type="currency" office:currency="V" office:value="7" calcext:value-type="currency">
            <text:p>7,00 V</text:p>
          </table:table-cell>
          <table:table-cell table:style-name="ce126" office:value-type="currency" office:currency="mAh" office:value="400" calcext:value-type="currency">
            <text:p>400,00 mAh</text:p>
          </table:table-cell>
          <table:table-cell table:style-name="ce131" table:content-validation-name="val1" office:value-type="currency" office:currency="V" office:value="1.2" calcext:value-type="currency">
            <text:p>1,20 V</text:p>
          </table:table-cell>
          <table:table-cell table:style-name="ce122" table:content-validation-name="val1" office:value-type="currency" office:currency="V" office:value="1.2" calcext:value-type="currency">
            <text:p>1,20 V</text:p>
          </table:table-cell>
          <table:table-cell table:style-name="ce122" table:content-validation-name="val1" office:value-type="currency" office:currency="V" office:value="1.6" calcext:value-type="currency">
            <text:p>1,60 V</text:p>
          </table:table-cell>
          <table:table-cell table:style-name="ce137" table:content-validation-name="val1" office:value-type="currency" office:currency="V" office:value="1.6" calcext:value-type="currency">
            <text:p>1,60 V</text:p>
          </table:table-cell>
          <table:table-cell table:number-columns-repeated="2" table:style-name="ce140" table:content-validation-name="val2" office:value-type="currency" office:currency="mAh" office:value="2100" calcext:value-type="currency">
            <text:p>2.100,00 mAh</text:p>
          </table:table-cell>
          <table:table-cell table:number-columns-repeated="2" table:style-name="ce126" table:content-validation-name="val2" office:value-type="currency" office:currency="mAh" office:value="1500" calcext:value-type="currency">
            <text:p>1.500,00 mAh</text:p>
          </table:table-cell>
          <table:table-cell table:style-name="ce147" table:formula="of:=IF(SUM([.D3:.G3]); SUM([.D3:.G3]); &quot;&quot;)" office:value-type="currency" office:currency="V" office:value="5.6" calcext:value-type="currency">
            <text:p>5,60 V</text:p>
          </table:table-cell>
          <table:table-cell table:style-name="ce150" table:formula="of:=IF(PRODUCT([.D3:.L3]); [.L3] / ([.D3] / [.H3] +[.E3] / [.I3] + [.F3] / [.J3] + [.G3] / [.K3]  ); &quot;&quot;)" office:value-type="currency" office:currency="mAh" office:value="1709.3023255814" calcext:value-type="currency">
            <text:p>1.709,30 mAh</text:p>
          </table:table-cell>
          <table:table-cell table:style-name="ce153" table:formula="of:=IF([.C3] * [.M3]; FLOOR([.M3] / [.C3]) * 100 + 60 * MOD([.M3] / [.C3] * 100; 100) / 100; &quot;&quot;)" office:value-type="float" office:value="416.395348837209" calcext:value-type="float">
            <text:p>4:16</text:p>
          </table:table-cell>
          <table:table-cell table:style-name="ce155" office:value-type="float" office:value="4" calcext:value-type="float">
            <text:p>4</text:p>
          </table:table-cell>
          <table:table-cell table:style-name="ce131" office:value-type="currency" office:currency="V" office:value="1.2" calcext:value-type="currency">
            <text:p>1,20 V</text:p>
          </table:table-cell>
          <table:table-cell table:style-name="ce166" table:formula="of:=COUNTIF(INDIRECT([.$O$5]); &quot;=&quot; &amp; [.P3])" office:value-type="float" office:value="8" calcext:value-type="float">
            <text:p>8</text:p>
          </table:table-cell>
          <table:table-cell table:style-name="ce169" office:value-type="currency" office:currency="mAh" office:value="1000" calcext:value-type="currency">
            <text:p>1.000,00 mAh</text:p>
          </table:table-cell>
          <table:table-cell table:style-name="ce173" table:formula="of:=COUNTIF(INDIRECT([.$O$6]); &quot;=&quot; &amp; [.R3])" office:value-type="float" office:value="0" calcext:value-type="float">
            <text:p>0</text:p>
          </table:table-cell>
          <table:table-cell table:style-name="ce177"/>
          <table:table-cell table:style-name="ce131" table:content-validation-name="val3" office:value-type="currency" office:currency="V" office:value="1.2" calcext:value-type="currency">
            <text:p>1,20 V</text:p>
          </table:table-cell>
          <table:table-cell table:style-name="ce169" table:content-validation-name="val4" office:value-type="currency" office:currency="mAh" office:value="1000" calcext:value-type="currency">
            <text:p>1.000,00 mAh</text:p>
          </table:table-cell>
          <table:table-cell table:style-name="ce186" table:formula="of:=COUNTIFS(INDIRECT([.$O$5]); &quot;=&quot; &amp; [.U3]; INDIRECT([.$O$6]); &quot;=&quot; &amp; [.V3] )" office:value-type="float" office:value="0" calcext:value-type="float">
            <text:p>0</text:p>
          </table:table-cell>
          <table:table-cell table:style-name="ce177" table:number-columns-repeated="997"/>
          <table:table-cell table:number-columns-repeated="4"/>
        </table:table-row>
        <table:table-row table:style-name="ro2">
          <table:table-cell table:style-name="ce117" office:value-type="string" calcext:value-type="string">
            <text:p>Servomotor jos</text:p>
          </table:table-cell>
          <table:table-cell table:style-name="ce122" office:value-type="currency" office:currency="V" office:value="6" calcext:value-type="currency">
            <text:p>6,00 V</text:p>
          </table:table-cell>
          <table:table-cell table:style-name="ce126" office:value-type="currency" office:currency="mAh" office:value="50" calcext:value-type="currency">
            <text:p>50,00 mAh</text:p>
          </table:table-cell>
          <table:table-cell table:style-name="ce131" table:content-validation-name="val1" office:value-type="currency" office:currency="V" office:value="1.2" calcext:value-type="currency">
            <text:p>1,20 V</text:p>
          </table:table-cell>
          <table:table-cell table:number-columns-repeated="2" table:style-name="ce122" table:content-validation-name="val1" office:value-type="currency" office:currency="V" office:value="1.6" calcext:value-type="currency">
            <text:p>1,60 V</text:p>
          </table:table-cell>
          <table:table-cell table:style-name="ce137" table:content-validation-name="val1" office:value-type="currency" office:currency="V" office:value="1.6" calcext:value-type="currency">
            <text:p>1,60 V</text:p>
          </table:table-cell>
          <table:table-cell table:style-name="ce140" table:content-validation-name="val2" office:value-type="currency" office:currency="mAh" office:value="2100" calcext:value-type="currency">
            <text:p>2.100,00 mAh</text:p>
          </table:table-cell>
          <table:table-cell table:number-columns-repeated="3" table:style-name="ce126" table:content-validation-name="val2" office:value-type="currency" office:currency="mAh" office:value="1500" calcext:value-type="currency">
            <text:p>1.500,00 mAh</text:p>
          </table:table-cell>
          <table:table-cell table:style-name="ce147" table:formula="of:=IF(SUM([.D4:.G4]); SUM([.D4:.G4]); &quot;&quot;)" office:value-type="currency" office:currency="V" office:value="6" calcext:value-type="currency">
            <text:p>6,00 V</text:p>
          </table:table-cell>
          <table:table-cell table:style-name="ce150" table:formula="of:=IF(PRODUCT([.D4:.L4]); [.L4] / ([.D4] / [.H4] +[.E4] / [.I4] + [.F4] / [.J4] + [.G4] / [.K4]  ); &quot;&quot;)" office:value-type="currency" office:currency="mAh" office:value="1590.90909090909" calcext:value-type="currency">
            <text:p>1.590,91 mAh</text:p>
          </table:table-cell>
          <table:table-cell table:style-name="ce153" table:formula="of:=IF([.C4] * [.M4]; FLOOR([.M4] / [.C4]) * 100 + 60 * MOD([.M4] / [.C4] * 100; 100) / 100; &quot;&quot;)" office:value-type="float" office:value="3149.09090909091" calcext:value-type="float">
            <text:p>31:49</text:p>
          </table:table-cell>
          <table:table-cell table:style-name="ce156" office:value-type="float" office:value="4" calcext:value-type="float">
            <text:p>4</text:p>
          </table:table-cell>
          <table:table-cell table:style-name="ce131" office:value-type="currency" office:currency="V" office:value="1.5" calcext:value-type="currency">
            <text:p>1,50 V</text:p>
          </table:table-cell>
          <table:table-cell table:style-name="ce166" table:formula="of:=COUNTIF(INDEX(INDIRECT([.$O$5])); &quot;=&quot; &amp; [.P4])" office:value-type="float" office:value="0" calcext:value-type="float">
            <text:p>0</text:p>
          </table:table-cell>
          <table:table-cell table:style-name="ce169" office:value-type="currency" office:currency="mAh" office:value="1500" calcext:value-type="currency">
            <text:p>1.500,00 mAh</text:p>
          </table:table-cell>
          <table:table-cell table:style-name="ce173" table:formula="of:=COUNTIF(INDIRECT([.$O$6]); &quot;=&quot; &amp; [.R4])" office:value-type="float" office:value="20" calcext:value-type="float">
            <text:p>20</text:p>
          </table:table-cell>
          <table:table-cell table:style-name="ce170"/>
          <table:table-cell table:style-name="ce131" table:content-validation-name="val3" office:value-type="currency" office:currency="V" office:value="1.2" calcext:value-type="currency">
            <text:p>1,20 V</text:p>
          </table:table-cell>
          <table:table-cell table:style-name="ce169" table:content-validation-name="val4" office:value-type="currency" office:currency="mAh" office:value="1500" calcext:value-type="currency">
            <text:p>1.500,00 mAh</text:p>
          </table:table-cell>
          <table:table-cell table:style-name="ce186" table:formula="of:=COUNTIFS(INDIRECT([.$O$5]); &quot;=&quot; &amp; [.U4]; INDIRECT([.$O$6]); &quot;=&quot; &amp; [.V4] )" office:value-type="float" office:value="0" calcext:value-type="float">
            <text:p>0</text:p>
          </table:table-cell>
          <table:table-cell table:style-name="ce170" table:number-columns-repeated="997"/>
          <table:table-cell table:number-columns-repeated="4"/>
        </table:table-row>
        <table:table-row table:style-name="ro2">
          <table:table-cell table:style-name="ce117" office:value-type="string" calcext:value-type="string">
            <text:p>Servomotor sus</text:p>
          </table:table-cell>
          <table:table-cell table:style-name="ce122" office:value-type="currency" office:currency="V" office:value="6" calcext:value-type="currency">
            <text:p>6,00 V</text:p>
          </table:table-cell>
          <table:table-cell table:style-name="ce127" office:value-type="currency" office:currency="mAh" office:value="50" calcext:value-type="currency">
            <text:p>50,00 mAh</text:p>
          </table:table-cell>
          <table:table-cell table:style-name="ce131" table:content-validation-name="val1" office:value-type="currency" office:currency="V" office:value="1.2" calcext:value-type="currency">
            <text:p>1,20 V</text:p>
          </table:table-cell>
          <table:table-cell table:number-columns-repeated="2" table:style-name="ce122" table:content-validation-name="val1" office:value-type="currency" office:currency="V" office:value="1.6" calcext:value-type="currency">
            <text:p>1,60 V</text:p>
          </table:table-cell>
          <table:table-cell table:style-name="ce137" table:content-validation-name="val1" office:value-type="currency" office:currency="V" office:value="1.6" calcext:value-type="currency">
            <text:p>1,60 V</text:p>
          </table:table-cell>
          <table:table-cell table:style-name="ce140" table:content-validation-name="val2" office:value-type="currency" office:currency="mAh" office:value="2100" calcext:value-type="currency">
            <text:p>2.100,00 mAh</text:p>
          </table:table-cell>
          <table:table-cell table:number-columns-repeated="3" table:style-name="ce126" table:content-validation-name="val2" office:value-type="currency" office:currency="mAh" office:value="1500" calcext:value-type="currency">
            <text:p>1.500,00 mAh</text:p>
          </table:table-cell>
          <table:table-cell table:style-name="ce147" table:formula="of:=IF(SUM([.D5:.G5]); SUM([.D5:.G5]); &quot;&quot;)" office:value-type="currency" office:currency="V" office:value="6" calcext:value-type="currency">
            <text:p>6,00 V</text:p>
          </table:table-cell>
          <table:table-cell table:style-name="ce150" table:formula="of:=IF(PRODUCT([.D5:.L5]); [.L5] / ([.D5] / [.H5] +[.E5] / [.I5] + [.F5] / [.J5] + [.G5] / [.K5]  ); &quot;&quot;)" office:value-type="currency" office:currency="mAh" office:value="1590.90909090909" calcext:value-type="currency">
            <text:p>1.590,91 mAh</text:p>
          </table:table-cell>
          <table:table-cell table:style-name="ce153" table:formula="of:=IF([.C5] * [.M5]; FLOOR([.M5] / [.C5]) * 100 + 60 * MOD([.M5] / [.C5] * 100; 100) / 100; &quot;&quot;)" office:value-type="float" office:value="3149.09090909091" calcext:value-type="float">
            <text:p>31:49</text:p>
          </table:table-cell>
          <table:table-cell table:style-name="ce154" table:formula="of:= ADDRESS([.O1]; [.O3]) &amp; &quot;:&quot; &amp; ADDRESS([.O2]; [.O3] + [.O4] - 1)" office:value-type="string" office:string-value="$D$3:$G$9" calcext:value-type="string">
            <text:p>$D$3:$G$9</text:p>
          </table:table-cell>
          <table:table-cell table:style-name="ce131" office:value-type="currency" office:currency="V" office:value="1.6" calcext:value-type="currency">
            <text:p>1,60 V</text:p>
          </table:table-cell>
          <table:table-cell table:style-name="ce166" table:formula="of:=COUNTIF(INDEX(INDIRECT([.$O$5])); &quot;=&quot; &amp; [.P5])" office:value-type="float" office:value="20" calcext:value-type="float">
            <text:p>20</text:p>
          </table:table-cell>
          <table:table-cell table:style-name="ce169" office:value-type="currency" office:currency="mAh" office:value="2100" calcext:value-type="currency">
            <text:p>2.100,00 mAh</text:p>
          </table:table-cell>
          <table:table-cell table:style-name="ce173" table:formula="of:=COUNTIF(INDIRECT([.$O$6]); &quot;=&quot; &amp; [.R5])" office:value-type="float" office:value="8" calcext:value-type="float">
            <text:p>8</text:p>
          </table:table-cell>
          <table:table-cell table:style-name="ce170"/>
          <table:table-cell table:style-name="ce131" table:content-validation-name="val3" office:value-type="currency" office:currency="V" office:value="1.2" calcext:value-type="currency">
            <text:p>1,20 V</text:p>
          </table:table-cell>
          <table:table-cell table:style-name="ce169" table:content-validation-name="val4" office:value-type="currency" office:currency="mAh" office:value="2100" calcext:value-type="currency">
            <text:p>2.100,00 mAh</text:p>
          </table:table-cell>
          <table:table-cell table:style-name="ce186" table:formula="of:=COUNTIFS(INDIRECT([.$O$5]); &quot;=&quot; &amp; [.U5]; INDIRECT([.$O$6]); &quot;=&quot; &amp; [.V5] )" office:value-type="float" office:value="8" calcext:value-type="float">
            <text:p>8</text:p>
          </table:table-cell>
          <table:table-cell table:style-name="ce170" table:number-columns-repeated="997"/>
          <table:table-cell table:number-columns-repeated="4"/>
        </table:table-row>
        <table:table-row table:style-name="ro2">
          <table:table-cell table:style-name="ce117" office:value-type="string" calcext:value-type="string">
            <text:p>Servomotor stanga</text:p>
          </table:table-cell>
          <table:table-cell table:style-name="ce122" office:value-type="currency" office:currency="V" office:value="6" calcext:value-type="currency">
            <text:p>6,00 V</text:p>
          </table:table-cell>
          <table:table-cell table:style-name="ce126" office:value-type="currency" office:currency="mAh" office:value="50" calcext:value-type="currency">
            <text:p>50,00 mAh</text:p>
          </table:table-cell>
          <table:table-cell table:style-name="ce131" table:content-validation-name="val1" office:value-type="currency" office:currency="V" office:value="1.2" calcext:value-type="currency">
            <text:p>1,20 V</text:p>
          </table:table-cell>
          <table:table-cell table:number-columns-repeated="2" table:style-name="ce122" table:content-validation-name="val1" office:value-type="currency" office:currency="V" office:value="1.6" calcext:value-type="currency">
            <text:p>1,60 V</text:p>
          </table:table-cell>
          <table:table-cell table:style-name="ce137" table:content-validation-name="val1" office:value-type="currency" office:currency="V" office:value="1.6" calcext:value-type="currency">
            <text:p>1,60 V</text:p>
          </table:table-cell>
          <table:table-cell table:style-name="ce140" table:content-validation-name="val2" office:value-type="currency" office:currency="mAh" office:value="2100" calcext:value-type="currency">
            <text:p>2.100,00 mAh</text:p>
          </table:table-cell>
          <table:table-cell table:number-columns-repeated="3" table:style-name="ce126" table:content-validation-name="val2" office:value-type="currency" office:currency="mAh" office:value="1500" calcext:value-type="currency">
            <text:p>1.500,00 mAh</text:p>
          </table:table-cell>
          <table:table-cell table:style-name="ce147" table:formula="of:=IF(SUM([.D6:.G6]); SUM([.D6:.G6]); &quot;&quot;)" office:value-type="currency" office:currency="V" office:value="6" calcext:value-type="currency">
            <text:p>6,00 V</text:p>
          </table:table-cell>
          <table:table-cell table:style-name="ce150" table:formula="of:=IF(PRODUCT([.D6:.L6]); [.L6] / ([.D6] / [.H6] +[.E6] / [.I6] + [.F6] / [.J6] + [.G6] / [.K6]  ); &quot;&quot;)" office:value-type="currency" office:currency="mAh" office:value="1590.90909090909" calcext:value-type="currency">
            <text:p>1.590,91 mAh</text:p>
          </table:table-cell>
          <table:table-cell table:style-name="ce153" table:formula="of:=IF([.C6] * [.M6]; FLOOR([.M6] / [.C6]) * 100 + 60 * MOD([.M6] / [.C6] * 100; 100) / 100; &quot;&quot;)" office:value-type="float" office:value="3149.09090909091" calcext:value-type="float">
            <text:p>31:49</text:p>
          </table:table-cell>
          <table:table-cell table:style-name="ce157" table:formula="of:= ADDRESS([.O1]; [.O3] + [.O4]) &amp; &quot;:&quot; &amp; ADDRESS([.O2]; [.O3] + 2 * [.O4] - 1)" office:value-type="string" office:string-value="$H$3:$K$9" calcext:value-type="string">
            <text:p>$H$3:$K$9</text:p>
          </table:table-cell>
          <table:table-cell table:style-name="ce131" office:value-type="currency" office:currency="V" office:value="3.3" calcext:value-type="currency">
            <text:p>3,30 V</text:p>
          </table:table-cell>
          <table:table-cell table:style-name="ce166" table:formula="of:=COUNTIF(INDEX(INDIRECT([.$O$5])); &quot;=&quot; &amp; [.P6])" office:value-type="float" office:value="0" calcext:value-type="float">
            <text:p>0</text:p>
          </table:table-cell>
          <table:table-cell table:style-name="ce169" office:value-type="currency" office:currency="mAh" office:value="2500" calcext:value-type="currency">
            <text:p>2.500,00 mAh</text:p>
          </table:table-cell>
          <table:table-cell table:style-name="ce173" table:formula="of:=COUNTIF(INDIRECT([.$O$6]); &quot;=&quot; &amp; [.R6])" office:value-type="float" office:value="0" calcext:value-type="float">
            <text:p>0</text:p>
          </table:table-cell>
          <table:table-cell table:style-name="ce170"/>
          <table:table-cell table:style-name="ce131" table:content-validation-name="val3" office:value-type="currency" office:currency="V" office:value="1.2" calcext:value-type="currency">
            <text:p>1,20 V</text:p>
          </table:table-cell>
          <table:table-cell table:style-name="ce169" table:content-validation-name="val4" office:value-type="currency" office:currency="mAh" office:value="2500" calcext:value-type="currency">
            <text:p>2.500,00 mAh</text:p>
          </table:table-cell>
          <table:table-cell table:style-name="ce186" table:formula="of:=COUNTIFS(INDIRECT([.$O$5]); &quot;=&quot; &amp; [.U6]; INDIRECT([.$O$6]); &quot;=&quot; &amp; [.V6] )" office:value-type="float" office:value="0" calcext:value-type="float">
            <text:p>0</text:p>
          </table:table-cell>
          <table:table-cell table:style-name="ce170" table:number-columns-repeated="997"/>
          <table:table-cell table:number-columns-repeated="4"/>
        </table:table-row>
        <table:table-row table:style-name="ro2">
          <table:table-cell table:style-name="ce117" office:value-type="string" calcext:value-type="string">
            <text:p>Servomotor dreapta</text:p>
          </table:table-cell>
          <table:table-cell table:style-name="ce122" office:value-type="currency" office:currency="V" office:value="6" calcext:value-type="currency">
            <text:p>6,00 V</text:p>
          </table:table-cell>
          <table:table-cell table:style-name="ce126" office:value-type="currency" office:currency="mAh" office:value="50" calcext:value-type="currency">
            <text:p>50,00 mAh</text:p>
          </table:table-cell>
          <table:table-cell table:style-name="ce131" table:content-validation-name="val1" office:value-type="currency" office:currency="V" office:value="1.2" calcext:value-type="currency">
            <text:p>1,20 V</text:p>
          </table:table-cell>
          <table:table-cell table:number-columns-repeated="2" table:style-name="ce122" table:content-validation-name="val1" office:value-type="currency" office:currency="V" office:value="1.6" calcext:value-type="currency">
            <text:p>1,60 V</text:p>
          </table:table-cell>
          <table:table-cell table:style-name="ce137" table:content-validation-name="val1" office:value-type="currency" office:currency="V" office:value="1.6" calcext:value-type="currency">
            <text:p>1,60 V</text:p>
          </table:table-cell>
          <table:table-cell table:style-name="ce140" table:content-validation-name="val2" office:value-type="currency" office:currency="mAh" office:value="2100" calcext:value-type="currency">
            <text:p>2.100,00 mAh</text:p>
          </table:table-cell>
          <table:table-cell table:number-columns-repeated="3" table:style-name="ce126" table:content-validation-name="val2" office:value-type="currency" office:currency="mAh" office:value="1500" calcext:value-type="currency">
            <text:p>1.500,00 mAh</text:p>
          </table:table-cell>
          <table:table-cell table:style-name="ce147" table:formula="of:=IF(SUM([.D7:.G7]); SUM([.D7:.G7]); &quot;&quot;)" office:value-type="currency" office:currency="V" office:value="6" calcext:value-type="currency">
            <text:p>6,00 V</text:p>
          </table:table-cell>
          <table:table-cell table:style-name="ce150" table:formula="of:=IF(PRODUCT([.D7:.L7]); [.L7] / ([.D7] / [.H7] +[.E7] / [.I7] + [.F7] / [.J7] + [.G7] / [.K7]  ); &quot;&quot;)" office:value-type="currency" office:currency="mAh" office:value="1590.90909090909" calcext:value-type="currency">
            <text:p>1.590,91 mAh</text:p>
          </table:table-cell>
          <table:table-cell table:style-name="ce153" table:formula="of:=IF([.C7] * [.M7]; FLOOR([.M7] / [.C7]) * 100 + 60 * MOD([.M7] / [.C7] * 100; 100) / 100; &quot;&quot;)" office:value-type="float" office:value="3149.09090909091" calcext:value-type="float">
            <text:p>31:49</text:p>
          </table:table-cell>
          <table:table-cell table:style-name="ce158" table:formula="of:= ADDRESS([.O1]; [.O3] + 2 * [.O4] + 2) &amp; &quot;:&quot; &amp; ADDRESS([.O2]; [.O3] + 2 * [.O4] + 2)" office:value-type="string" office:string-value="$N$3:$N$9" calcext:value-type="string">
            <text:p>$N$3:$N$9</text:p>
          </table:table-cell>
          <table:table-cell table:style-name="ce131" office:value-type="currency" office:currency="V" office:value="3.7" calcext:value-type="currency">
            <text:p>3,70 V</text:p>
          </table:table-cell>
          <table:table-cell table:style-name="ce166" table:formula="of:=COUNTIF(INDEX(INDIRECT([.$O$5])); &quot;=&quot; &amp; [.P7])" office:value-type="float" office:value="0" calcext:value-type="float">
            <text:p>0</text:p>
          </table:table-cell>
          <table:table-cell table:style-name="ce169" office:value-type="currency" office:currency="mAh" office:value="2600" calcext:value-type="currency">
            <text:p>2.600,00 mAh</text:p>
          </table:table-cell>
          <table:table-cell table:style-name="ce173" table:formula="of:=COUNTIF(INDIRECT([.$O$6]); &quot;=&quot; &amp; [.R7])" office:value-type="float" office:value="0" calcext:value-type="float">
            <text:p>0</text:p>
          </table:table-cell>
          <table:table-cell table:style-name="ce170"/>
          <table:table-cell table:style-name="ce131" table:content-validation-name="val3" office:value-type="currency" office:currency="V" office:value="1.2" calcext:value-type="currency">
            <text:p>1,20 V</text:p>
          </table:table-cell>
          <table:table-cell table:style-name="ce169" table:content-validation-name="val4" office:value-type="currency" office:currency="mAh" office:value="2600" calcext:value-type="currency">
            <text:p>2.600,00 mAh</text:p>
          </table:table-cell>
          <table:table-cell table:style-name="ce186" table:formula="of:=COUNTIFS(INDIRECT([.$O$5]); &quot;=&quot; &amp; [.U7]; INDIRECT([.$O$6]); &quot;=&quot; &amp; [.V7] )" office:value-type="float" office:value="0" calcext:value-type="float">
            <text:p>0</text:p>
          </table:table-cell>
          <table:table-cell table:style-name="ce170" table:number-columns-repeated="997"/>
          <table:table-cell table:number-columns-repeated="4"/>
        </table:table-row>
        <table:table-row table:style-name="ro2">
          <table:table-cell table:style-name="ce117" office:value-type="string" calcext:value-type="string">
            <text:p>Servomotor față</text:p>
          </table:table-cell>
          <table:table-cell table:style-name="ce122" office:value-type="currency" office:currency="V" office:value="6" calcext:value-type="currency">
            <text:p>6,00 V</text:p>
          </table:table-cell>
          <table:table-cell table:style-name="ce126" office:value-type="currency" office:currency="mAh" office:value="50" calcext:value-type="currency">
            <text:p>50,00 mAh</text:p>
          </table:table-cell>
          <table:table-cell table:style-name="ce131" table:content-validation-name="val1" office:value-type="currency" office:currency="V" office:value="1.2" calcext:value-type="currency">
            <text:p>1,20 V</text:p>
          </table:table-cell>
          <table:table-cell table:number-columns-repeated="2" table:style-name="ce122" table:content-validation-name="val1" office:value-type="currency" office:currency="V" office:value="1.6" calcext:value-type="currency">
            <text:p>1,60 V</text:p>
          </table:table-cell>
          <table:table-cell table:style-name="ce137" table:content-validation-name="val1" office:value-type="currency" office:currency="V" office:value="1.6" calcext:value-type="currency">
            <text:p>1,60 V</text:p>
          </table:table-cell>
          <table:table-cell table:style-name="ce140" table:content-validation-name="val2" office:value-type="currency" office:currency="mAh" office:value="2100" calcext:value-type="currency">
            <text:p>2.100,00 mAh</text:p>
          </table:table-cell>
          <table:table-cell table:number-columns-repeated="3" table:style-name="ce126" table:content-validation-name="val2" office:value-type="currency" office:currency="mAh" office:value="1500" calcext:value-type="currency">
            <text:p>1.500,00 mAh</text:p>
          </table:table-cell>
          <table:table-cell table:style-name="ce147" table:formula="of:=IF(SUM([.D8:.G8]); SUM([.D8:.G8]); &quot;&quot;)" office:value-type="currency" office:currency="V" office:value="6" calcext:value-type="currency">
            <text:p>6,00 V</text:p>
          </table:table-cell>
          <table:table-cell table:style-name="ce150" table:formula="of:=IF(PRODUCT([.D8:.L8]); [.L8] / ([.D8] / [.H8] +[.E8] / [.I8] + [.F8] / [.J8] + [.G8] / [.K8]  ); &quot;&quot;)" office:value-type="currency" office:currency="mAh" office:value="1590.90909090909" calcext:value-type="currency">
            <text:p>1.590,91 mAh</text:p>
          </table:table-cell>
          <table:table-cell table:style-name="ce153" table:formula="of:=IF([.C8] * [.M8]; FLOOR([.M8] / [.C8]) * 100 + 60 * MOD([.M8] / [.C8] * 100; 100) / 100; &quot;&quot;)" office:value-type="float" office:value="3149.09090909091" calcext:value-type="float">
            <text:p>31:49</text:p>
          </table:table-cell>
          <table:table-cell table:style-name="ce158"/>
          <table:table-cell table:style-name="ce131" office:value-type="currency" office:currency="V" office:value="5" calcext:value-type="currency">
            <text:p>5,00 V</text:p>
          </table:table-cell>
          <table:table-cell table:style-name="ce166" table:formula="of:=COUNTIF(INDEX(INDIRECT([.$O$5])); &quot;=&quot; &amp; [.P8])" office:value-type="float" office:value="0" calcext:value-type="float">
            <text:p>0</text:p>
          </table:table-cell>
          <table:table-cell table:style-name="ce169" office:value-type="currency" office:currency="mAh" office:value="2700" calcext:value-type="currency">
            <text:p>2.700,00 mAh</text:p>
          </table:table-cell>
          <table:table-cell table:style-name="ce173" table:formula="of:=COUNTIF(INDIRECT([.$O$6]); &quot;=&quot; &amp; [.R8])" office:value-type="float" office:value="0" calcext:value-type="float">
            <text:p>0</text:p>
          </table:table-cell>
          <table:table-cell table:style-name="ce170"/>
          <table:table-cell table:style-name="ce131" table:content-validation-name="val3" office:value-type="currency" office:currency="V" office:value="1.2" calcext:value-type="currency">
            <text:p>1,20 V</text:p>
          </table:table-cell>
          <table:table-cell table:style-name="ce169" table:content-validation-name="val4" office:value-type="currency" office:currency="mAh" office:value="2700" calcext:value-type="currency">
            <text:p>2.700,00 mAh</text:p>
          </table:table-cell>
          <table:table-cell table:style-name="ce186" table:formula="of:=COUNTIFS(INDIRECT([.$O$5]); &quot;=&quot; &amp; [.U8]; INDIRECT([.$O$6]); &quot;=&quot; &amp; [.V8] )" office:value-type="float" office:value="0" calcext:value-type="float">
            <text:p>0</text:p>
          </table:table-cell>
          <table:table-cell table:style-name="ce170" table:number-columns-repeated="997"/>
          <table:table-cell table:number-columns-repeated="4"/>
        </table:table-row>
        <table:table-row table:style-name="ro2">
          <table:table-cell table:style-name="ce118" office:value-type="string" calcext:value-type="string">
            <text:p>Motor HPCB 250:1</text:p>
          </table:table-cell>
          <table:table-cell table:style-name="ce122" office:value-type="currency" office:currency="V" office:value="6" calcext:value-type="currency">
            <text:p>6,00 V</text:p>
          </table:table-cell>
          <table:table-cell table:style-name="ce126" office:value-type="currency" office:currency="mAh" office:value="350" calcext:value-type="currency">
            <text:p>350,00 mAh</text:p>
          </table:table-cell>
          <table:table-cell table:style-name="ce131" table:content-validation-name="val1" office:value-type="currency" office:currency="V" office:value="1.2" calcext:value-type="currency">
            <text:p>1,20 V</text:p>
          </table:table-cell>
          <table:table-cell table:number-columns-repeated="2" table:style-name="ce122" table:content-validation-name="val1" office:value-type="currency" office:currency="V" office:value="1.6" calcext:value-type="currency">
            <text:p>1,60 V</text:p>
          </table:table-cell>
          <table:table-cell table:style-name="ce137" table:content-validation-name="val1" office:value-type="currency" office:currency="V" office:value="1.6" calcext:value-type="currency">
            <text:p>1,60 V</text:p>
          </table:table-cell>
          <table:table-cell table:style-name="ce140" table:content-validation-name="val2" office:value-type="currency" office:currency="mAh" office:value="2100" calcext:value-type="currency">
            <text:p>2.100,00 mAh</text:p>
          </table:table-cell>
          <table:table-cell table:number-columns-repeated="3" table:style-name="ce126" table:content-validation-name="val2" office:value-type="currency" office:currency="mAh" office:value="1500" calcext:value-type="currency">
            <text:p>1.500,00 mAh</text:p>
          </table:table-cell>
          <table:table-cell table:style-name="ce147" table:formula="of:=IF(SUM([.D9:.G9]); SUM([.D9:.G9]); &quot;&quot;)" office:value-type="currency" office:currency="V" office:value="6" calcext:value-type="currency">
            <text:p>6,00 V</text:p>
          </table:table-cell>
          <table:table-cell table:style-name="ce150" table:formula="of:=IF(PRODUCT([.D9:.L9]); [.L9] / ([.D9] / [.H9] +[.E9] / [.I9] + [.F9] / [.J9] + [.G9] / [.K9]  ); &quot;&quot;)" office:value-type="currency" office:currency="mAh" office:value="1590.90909090909" calcext:value-type="currency">
            <text:p>1.590,91 mAh</text:p>
          </table:table-cell>
          <table:table-cell table:style-name="ce153" table:formula="of:=IF([.C9] * [.M9]; FLOOR([.M9] / [.C9]) * 100 + 60 * MOD([.M9] / [.C9] * 100; 100) / 100; &quot;&quot;)" office:value-type="float" office:value="432.727272727273" calcext:value-type="float">
            <text:p>4:33</text:p>
          </table:table-cell>
          <table:table-cell table:style-name="ce159"/>
          <table:table-cell table:style-name="ce131" office:value-type="currency" office:currency="V" office:value="5" calcext:value-type="currency">
            <text:p>5,00 V</text:p>
          </table:table-cell>
          <table:table-cell table:style-name="ce166" table:formula="of:=COUNTIF(INDEX(INDIRECT([.$O$5])); &quot;=&quot; &amp; [.P9])" office:value-type="float" office:value="0" calcext:value-type="float">
            <text:p>0</text:p>
          </table:table-cell>
          <table:table-cell table:style-name="ce169" office:value-type="currency" office:currency="mAh" office:value="2700" calcext:value-type="currency">
            <text:p>2.700,00 mAh</text:p>
          </table:table-cell>
          <table:table-cell table:style-name="ce173" table:formula="of:=COUNTIF(INDIRECT([.$O$6]); &quot;=&quot; &amp; [.R9])" office:value-type="float" office:value="0" calcext:value-type="float">
            <text:p>0</text:p>
          </table:table-cell>
          <table:table-cell table:style-name="ce178"/>
          <table:table-cell table:style-name="ce131" table:content-validation-name="val3" office:value-type="currency" office:currency="V" office:value="1.6" calcext:value-type="currency">
            <text:p>1,60 V</text:p>
          </table:table-cell>
          <table:table-cell table:style-name="ce169" table:content-validation-name="val4" office:value-type="currency" office:currency="mAh" office:value="1500" calcext:value-type="currency">
            <text:p>1.500,00 mAh</text:p>
          </table:table-cell>
          <table:table-cell table:style-name="ce186" table:formula="of:=COUNTIFS(INDIRECT([.$O$5]); &quot;=&quot; &amp; [.U9]; INDIRECT([.$O$6]); &quot;=&quot; &amp; [.V9] )" office:value-type="float" office:value="20" calcext:value-type="float">
            <text:p>20</text:p>
          </table:table-cell>
          <table:table-cell table:style-name="ce178" table:number-columns-repeated="997"/>
          <table:table-cell table:number-columns-repeated="4"/>
        </table:table-row>
        <table:table-row table:style-name="ro2">
          <table:table-cell table:number-columns-repeated="14"/>
          <table:table-cell table:style-name="ce160"/>
          <table:table-cell table:style-name="ce131" office:value-type="currency" office:currency="V" office:value="0" calcext:value-type="currency">
            <text:p>0,00 V</text:p>
          </table:table-cell>
          <table:table-cell table:style-name="ce166" table:formula="of:=COUNTIF(INDEX(INDIRECT([.$O$5])); &quot;=&quot; &amp; [.P10])" office:value-type="float" office:value="0" calcext:value-type="float">
            <text:p>0</text:p>
          </table:table-cell>
          <table:table-cell table:style-name="ce169" office:value-type="currency" office:currency="mAh" office:value="0" calcext:value-type="currency">
            <text:p>0,00 mAh</text:p>
          </table:table-cell>
          <table:table-cell table:style-name="ce173" table:formula="of:=COUNTIF(INDIRECT([.$O$6]); &quot;=&quot; &amp; [.R10])" office:value-type="float" office:value="0" calcext:value-type="float">
            <text:p>0</text:p>
          </table:table-cell>
          <table:table-cell/>
          <table:table-cell table:style-name="ce131" table:content-validation-name="val3" office:value-type="currency" office:currency="V" office:value="0" calcext:value-type="currency">
            <text:p>0,00 V</text:p>
          </table:table-cell>
          <table:table-cell table:style-name="ce169" table:content-validation-name="val4" office:value-type="currency" office:currency="mAh" office:value="1" calcext:value-type="currency">
            <text:p>1,00 mAh</text:p>
          </table:table-cell>
          <table:table-cell table:style-name="ce186" table:formula="of:=COUNTIFS(INDIRECT([.$O$5]); &quot;=&quot; &amp; [.U10]; INDIRECT([.$O$6]); &quot;=&quot; &amp; [.V10] )" office:value-type="float" office:value="0" calcext:value-type="float">
            <text:p>0</text:p>
          </table:table-cell>
          <table:table-cell table:number-columns-repeated="1001"/>
        </table:table-row>
        <table:table-row table:style-name="ro2" table:number-rows-repeated="62">
          <table:table-cell table:number-columns-repeated="14"/>
          <table:table-cell table:style-name="ce159"/>
          <table:table-cell table:number-columns-repeated="5"/>
          <table:table-cell table:content-validation-name="val3"/>
          <table:table-cell table:content-validation-name="val4"/>
          <table:table-cell table:number-columns-repeated="1002"/>
        </table:table-row>
        <table:table-row table:style-name="ro2" table:number-rows-repeated="1048503">
          <table:table-cell table:number-columns-repeated="20"/>
          <table:table-cell table:content-validation-name="val3"/>
          <table:table-cell table:content-validation-name="val4"/>
          <table:table-cell table:number-columns-repeated="1002"/>
        </table:table-row>
        <table:table-row table:style-name="ro2">
          <table:table-cell table:number-columns-repeated="20"/>
          <table:table-cell table:content-validation-name="val3"/>
          <table:table-cell table:content-validation-name="val4"/>
          <table:table-cell table:number-columns-repeated="1002"/>
        </table:table-row>
      </table:table>
      <table:table table:name="Circuit" table:style-name="ta1">
        <table:table-column table:style-name="co32" table:default-cell-style-name="ce190"/>
        <table:table-column table:style-name="co33" table:default-cell-style-name="ce194"/>
        <table:table-column table:style-name="co34" table:default-cell-style-name="ce199"/>
        <table:table-column table:style-name="co35" table:default-cell-style-name="ce202"/>
        <table:table-column table:style-name="co36" table:default-cell-style-name="ce202"/>
        <table:table-column table:style-name="co37" table:default-cell-style-name="ce205"/>
        <table:table-column table:style-name="co38" table:default-cell-style-name="ce205"/>
        <table:table-column table:style-name="co8" table:number-columns-repeated="1017" table:default-cell-style-name="Default"/>
        <table:table-row table:style-name="ro6">
          <table:table-cell table:style-name="ce187" table:formula="of:=4" office:value-type="float" office:value="4" calcext:value-type="float">
            <text:p>4</text:p>
          </table:table-cell>
          <table:table-cell table:style-name="ce191" office:value-type="float" office:value="200" calcext:value-type="float">
            <text:p>200</text:p>
          </table:table-cell>
          <table:table-cell table:style-name="ce195" table:formula="of:=ADDRESS([Circuit.$A$1]; COLUMN()) &amp; &quot;:&quot; &amp; ADDRESS([Circuit.$A$2]; COLUMN())" office:value-type="string" office:string-value="$C$4:$C$19" calcext:value-type="string">
            <text:p>$C$4:$C$19</text:p>
          </table:table-cell>
          <table:table-cell table:style-name="ce195" table:formula="of:=ADDRESS([Circuit.$A$1]; COLUMN()) &amp; &quot;:&quot; &amp; ADDRESS([Circuit.$A$2]; COLUMN())" office:value-type="string" office:string-value="$D$4:$D$19" calcext:value-type="string">
            <text:p>$D$4:$D$19</text:p>
          </table:table-cell>
          <table:table-cell table:style-name="ce195" table:formula="of:=ADDRESS([Circuit.$A$1]; COLUMN()) &amp; &quot;:&quot; &amp; ADDRESS([Circuit.$A$2]; COLUMN())" office:value-type="string" office:string-value="$E$4:$E$19" calcext:value-type="string">
            <text:p>$E$4:$E$19</text:p>
          </table:table-cell>
          <table:table-cell table:style-name="ce195" table:formula="of:=ADDRESS([Circuit.$A$1]; COLUMN()) &amp; &quot;:&quot; &amp; ADDRESS([Circuit.$A$2]; COLUMN())" office:value-type="string" office:string-value="$F$4:$F$19" calcext:value-type="string">
            <text:p>$F$4:$F$19</text:p>
          </table:table-cell>
          <table:table-cell table:style-name="ce195" table:formula="of:=ADDRESS([Circuit.$A$1]; COLUMN()) &amp; &quot;:&quot; &amp; ADDRESS([Circuit.$A$2]; COLUMN())" office:value-type="string" office:string-value="$G$4:$G$19" calcext:value-type="string">
            <text:p>$G$4:$G$19</text:p>
          </table:table-cell>
          <table:table-cell table:style-name="ce208"/>
          <table:table-cell table:style-name="ce210" table:number-columns-repeated="1016"/>
        </table:table-row>
        <table:table-row table:style-name="ro1">
          <table:table-cell table:style-name="ce188" table:formula="of:=[Circuit.$A$1]+COUNTA(INDIRECT([Circuit.$A$3]):INDIRECT([Circuit.$A$4]))" office:value-type="float" office:value="19" calcext:value-type="float">
            <text:p>19</text:p>
          </table:table-cell>
          <table:table-cell table:style-name="ce192" office:value-type="string" calcext:value-type="string">
            <text:p>Circuit</text:p>
          </table:table-cell>
          <table:table-cell table:style-name="ce196" table:formula="of:=IF(SUM(INDIRECT([Circuit.C1])); SUM(INDIRECT([Circuit.C1])); &quot;&quot;)" office:value-type="float" office:value="51" calcext:value-type="float">
            <text:p>51</text:p>
          </table:table-cell>
          <table:table-cell table:style-name="ce201" table:formula="of:=IF(SUM(INDIRECT([Circuit.D1])); AVERAGE(INDIRECT([Circuit.D1])); &quot;&quot;)" office:value-type="currency" office:currency="RON" office:value="19.9266666666667" calcext:value-type="currency">
            <text:p>19,93 RON</text:p>
          </table:table-cell>
          <table:table-cell table:style-name="ce201" table:formula="of:=IF(SUM(INDIRECT([Circuit.E1])); SUM(INDIRECT([Circuit.E1])); &quot;&quot;)" office:value-type="currency" office:currency="RON" office:value="764.8" calcext:value-type="currency">
            <text:p>764,80 RON</text:p>
          </table:table-cell>
          <table:table-cell table:style-name="ce204" table:formula="of:=IF(SUM(INDIRECT([Circuit.F1])); AVERAGE(INDIRECT([Circuit.F1])); &quot;&quot;)" office:value-type="currency" office:currency="g" office:value="18.3333333333333" calcext:value-type="currency">
            <text:p>18,33 g</text:p>
          </table:table-cell>
          <table:table-cell table:style-name="ce204" table:formula="of:=IF(SUM(INDIRECT([Circuit.G1])); SUM(INDIRECT([Circuit.G1])); &quot;&quot;)" office:value-type="currency" office:currency="g" office:value="1196" calcext:value-type="currency">
            <text:p>1.196,00 g</text:p>
          </table:table-cell>
          <table:table-cell table:style-name="ce209"/>
          <table:table-cell table:number-columns-repeated="1016"/>
        </table:table-row>
        <table:table-row table:style-name="ro7">
          <table:table-cell table:style-name="ce189" table:formula="of:=ADDRESS([Circuit.$A$1];2)" office:value-type="string" office:string-value="$B$4" calcext:value-type="string">
            <text:p>$B$4</text:p>
          </table:table-cell>
          <table:table-cell table:style-name="ce193" office:value-type="string" calcext:value-type="string">
            <text:p>Nume</text:p>
          </table:table-cell>
          <table:table-cell table:style-name="ce197" office:value-type="string" calcext:value-type="string">
            <text:p>Cantitate</text:p>
          </table:table-cell>
          <table:table-cell table:style-name="ce197" office:value-type="string" calcext:value-type="string">
            <text:p>Preț unitate</text:p>
          </table:table-cell>
          <table:table-cell table:style-name="ce197" office:value-type="string" calcext:value-type="string">
            <text:p>Preț total</text:p>
          </table:table-cell>
          <table:table-cell table:style-name="ce197" office:value-type="string" calcext:value-type="string">
            <text:p>Masă unitate</text:p>
          </table:table-cell>
          <table:table-cell table:style-name="ce206" office:value-type="string" calcext:value-type="string">
            <text:p>Masă totală</text:p>
          </table:table-cell>
          <table:table-cell table:number-columns-repeated="1017"/>
        </table:table-row>
        <table:table-row table:style-name="ro2">
          <table:table-cell table:style-name="ce189" table:formula="of:=ADDRESS([Circuit.$B$1];2;4)" office:value-type="string" office:string-value="B200" calcext:value-type="string">
            <text:p>B200</text:p>
          </table:table-cell>
          <table:table-cell office:value-type="string" calcext:value-type="string">
            <text:p>Acumulator 1.2V, 2100 mAh</text:p>
          </table:table-cell>
          <table:table-cell table:style-name="ce198" table:formula="of:=[Alimentare.W5]" office:value-type="float" office:value="8" calcext:value-type="float">
            <text:p>8</text:p>
          </table:table-cell>
          <table:table-cell office:value-type="currency" office:currency="RON" office:value="13.1" calcext:value-type="currency">
            <text:p>13,10 RON</text:p>
          </table:table-cell>
          <table:table-cell table:formula="of:=IF([Circuit.C4]; [Circuit.C4] * [Circuit.D4]; &quot;&quot;)" office:value-type="currency" office:currency="RON" office:value="104.8" calcext:value-type="currency">
            <text:p>104,80 RON</text:p>
          </table:table-cell>
          <table:table-cell office:value-type="currency" office:currency="g" office:value="30" calcext:value-type="currency">
            <text:p>30,00 g</text:p>
          </table:table-cell>
          <table:table-cell table:style-name="ce207" table:formula="of:=IF([Circuit.C4]; [Circuit.C4] * [Circuit.F4]; &quot;&quot;)" office:value-type="currency" office:currency="g" office:value="240" calcext:value-type="currency">
            <text:p>240,00 g</text:p>
          </table:table-cell>
          <table:table-cell table:number-columns-repeated="1017"/>
        </table:table-row>
        <table:table-row table:style-name="ro2">
          <table:table-cell table:style-name="ce189"/>
          <table:table-cell office:value-type="string" calcext:value-type="string">
            <text:p>Acumulator 1.6V, 1500 mAh</text:p>
          </table:table-cell>
          <table:table-cell table:style-name="ce198" table:formula="of:=[Alimentare.W9]" office:value-type="float" office:value="20" calcext:value-type="float">
            <text:p>20</text:p>
          </table:table-cell>
          <table:table-cell office:value-type="currency" office:currency="RON" office:value="11.8" calcext:value-type="currency">
            <text:p>11,80 RON</text:p>
          </table:table-cell>
          <table:table-cell table:formula="of:=IF([Circuit.C5]; [Circuit.C5] * [Circuit.D5]; &quot;&quot;)" office:value-type="currency" office:currency="RON" office:value="236" calcext:value-type="currency">
            <text:p>236,00 RON</text:p>
          </table:table-cell>
          <table:table-cell office:value-type="currency" office:currency="g" office:value="30" calcext:value-type="currency">
            <text:p>30,00 g</text:p>
          </table:table-cell>
          <table:table-cell table:style-name="ce207" table:formula="of:=IF([Circuit.C5]; [Circuit.C5] * [Circuit.F5]; &quot;&quot;)" office:value-type="currency" office:currency="g" office:value="600" calcext:value-type="currency">
            <text:p>60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Arduino Nano V3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20" calcext:value-type="currency">
            <text:p>20,00 RON</text:p>
          </table:table-cell>
          <table:table-cell table:formula="of:=IF([Circuit.C6]; [Circuit.C6] * [Circuit.D6]; &quot;&quot;)" office:value-type="currency" office:currency="RON" office:value="20" calcext:value-type="currency">
            <text:p>20,00 RON</text:p>
          </table:table-cell>
          <table:table-cell office:value-type="currency" office:currency="g" office:value="20" calcext:value-type="currency">
            <text:p>20,00 g</text:p>
          </table:table-cell>
          <table:table-cell table:style-name="ce207" table:formula="of:=IF([Circuit.C6]; [Circuit.C6] * [Circuit.F6]; &quot;&quot;)" office:value-type="currency" office:currency="g" office:value="20" calcext:value-type="currency">
            <text:p>2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readboard alb</text:p>
          </table:table-cell>
          <table:table-cell office:value-type="float" office:value="1" calcext:value-type="float">
            <text:p>1</text:p>
          </table:table-cell>
          <table:table-cell table:style-name="ce203" office:value-type="currency" office:currency="RON" office:value="8" calcext:value-type="currency">
            <text:p>8,00 RON</text:p>
          </table:table-cell>
          <table:table-cell table:formula="of:=IF([Circuit.C7]; [Circuit.C7] * [Circuit.D7]; &quot;&quot;)" office:value-type="currency" office:currency="RON" office:value="8" calcext:value-type="currency">
            <text:p>8,00 RON</text:p>
          </table:table-cell>
          <table:table-cell office:value-type="currency" office:currency="g" office:value="30" calcext:value-type="currency">
            <text:p>30,00 g</text:p>
          </table:table-cell>
          <table:table-cell table:style-name="ce207" table:formula="of:=IF([Circuit.C7]; [Circuit.C7] * [Circuit.F7]; &quot;&quot;)" office:value-type="currency" office:currency="g" office:value="30" calcext:value-type="currency">
            <text:p>3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Driver de motoare Dual L9110S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8" calcext:value-type="currency">
            <text:p>8,00 RON</text:p>
          </table:table-cell>
          <table:table-cell table:formula="of:=IF([Circuit.C8]; [Circuit.C8] * [Circuit.D8]; &quot;&quot;)" office:value-type="currency" office:currency="RON" office:value="8" calcext:value-type="currency">
            <text:p>8,00 RON</text:p>
          </table:table-cell>
          <table:table-cell office:value-type="currency" office:currency="g" office:value="10" calcext:value-type="currency">
            <text:p>10,00 g</text:p>
          </table:table-cell>
          <table:table-cell table:style-name="ce207" table:formula="of:=IF([Circuit.C8]; [Circuit.C8] * [Circuit.F8]; &quot;&quot;)" office:value-type="currency" office:currency="g" office:value="10" calcext:value-type="currency">
            <text:p>1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Motor HPCB Pololu 250:1 6V</text:p>
          </table:table-cell>
          <table:table-cell office:value-type="float" office:value="2" calcext:value-type="float">
            <text:p>2</text:p>
          </table:table-cell>
          <table:table-cell office:value-type="currency" office:currency="RON" office:value="77" calcext:value-type="currency">
            <text:p>77,00 RON</text:p>
          </table:table-cell>
          <table:table-cell table:formula="of:=IF([Circuit.C9]; [Circuit.C9] * [Circuit.D9]; &quot;&quot;)" office:value-type="currency" office:currency="RON" office:value="154" calcext:value-type="currency">
            <text:p>154,00 RON</text:p>
          </table:table-cell>
          <table:table-cell office:value-type="currency" office:currency="g" office:value="10" calcext:value-type="currency">
            <text:p>10,00 g</text:p>
          </table:table-cell>
          <table:table-cell table:style-name="ce207" table:formula="of:=IF([Circuit.C9]; [Circuit.C9] * [Circuit.F9]; &quot;&quot;)" office:value-type="currency" office:currency="g" office:value="20" calcext:value-type="currency">
            <text:p>2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NRF 24L01</text:p>
          </table:table-cell>
          <table:table-cell table:style-name="ce200" office:value-type="float" office:value="0" calcext:value-type="float">
            <text:p>0</text:p>
          </table:table-cell>
          <table:table-cell office:value-type="currency" office:currency="RON" office:value="25" calcext:value-type="currency">
            <text:p>25,00 RON</text:p>
          </table:table-cell>
          <table:table-cell table:formula="of:=IF([Circuit.C10]; [Circuit.C10] * [Circuit.D10]; &quot;&quot;)">
            <text:p/>
          </table:table-cell>
          <table:table-cell office:value-type="currency" office:currency="g" office:value="30" calcext:value-type="currency">
            <text:p>30,00 g</text:p>
          </table:table-cell>
          <table:table-cell table:style-name="ce207" table:formula="of:=IF([Circuit.C10]; [Circuit.C10] * [Circuit.F10]; &quot;&quot;)">
            <text:p/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eceptor infrarosu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10" calcext:value-type="currency">
            <text:p>10,00 RON</text:p>
          </table:table-cell>
          <table:table-cell table:formula="of:=IF([Circuit.C11]; [Circuit.C11] * [Circuit.D11]; &quot;&quot;)" office:value-type="currency" office:currency="RON" office:value="10" calcext:value-type="currency">
            <text:p>10,00 RON</text:p>
          </table:table-cell>
          <table:table-cell office:value-type="currency" office:currency="g" office:value="10" calcext:value-type="currency">
            <text:p>10,00 g</text:p>
          </table:table-cell>
          <table:table-cell table:style-name="ce207" table:formula="of:=IF([Circuit.C11]; [Circuit.C11] * [Circuit.F11]; &quot;&quot;)" office:value-type="currency" office:currency="g" office:value="10" calcext:value-type="currency">
            <text:p>1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nzor inerțial MPU9250</text:p>
          </table:table-cell>
          <table:table-cell office:value-type="float" office:value="0" calcext:value-type="float">
            <text:p>0</text:p>
          </table:table-cell>
          <table:table-cell office:value-type="currency" office:currency="RON" office:value="47" calcext:value-type="currency">
            <text:p>47,00 RON</text:p>
          </table:table-cell>
          <table:table-cell table:formula="of:=IF([Circuit.C12]; [Circuit.C12] * [Circuit.D12]; &quot;&quot;)">
            <text:p/>
          </table:table-cell>
          <table:table-cell office:value-type="currency" office:currency="g" office:value="5" calcext:value-type="currency">
            <text:p>5,00 g</text:p>
          </table:table-cell>
          <table:table-cell table:style-name="ce207" table:formula="of:=IF([Circuit.C12]; [Circuit.C12] * [Circuit.F12]; &quot;&quot;)">
            <text:p/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nzor ultrasonic</text:p>
          </table:table-cell>
          <table:table-cell office:value-type="float" office:value="0" calcext:value-type="float">
            <text:p>0</text:p>
          </table:table-cell>
          <table:table-cell office:value-type="currency" office:currency="RON" office:value="5" calcext:value-type="currency">
            <text:p>5,00 RON</text:p>
          </table:table-cell>
          <table:table-cell table:formula="of:=IF([Circuit.C13]; [Circuit.C13] * [Circuit.D13]; &quot;&quot;)">
            <text:p/>
          </table:table-cell>
          <table:table-cell office:value-type="currency" office:currency="g" office:value="20" calcext:value-type="currency">
            <text:p>20,00 g</text:p>
          </table:table-cell>
          <table:table-cell table:style-name="ce207" table:formula="of:=IF([Circuit.C13]; [Circuit.C13] * [Circuit.F13]; &quot;&quot;)">
            <text:p/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nzor umiditate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4" calcext:value-type="currency">
            <text:p>4,00 RON</text:p>
          </table:table-cell>
          <table:table-cell table:formula="of:=IF([Circuit.C14]; [Circuit.C14] * [Circuit.D14]; &quot;&quot;)" office:value-type="currency" office:currency="RON" office:value="4" calcext:value-type="currency">
            <text:p>4,00 RON</text:p>
          </table:table-cell>
          <table:table-cell office:value-type="currency" office:currency="g" office:value="20" calcext:value-type="currency">
            <text:p>20,00 g</text:p>
          </table:table-cell>
          <table:table-cell table:style-name="ce207" table:formula="of:=IF([Circuit.C14]; [Circuit.C14] * [Circuit.F14]; &quot;&quot;)" office:value-type="currency" office:currency="g" office:value="20" calcext:value-type="currency">
            <text:p>2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rvomotor ES08MA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30" calcext:value-type="currency">
            <text:p>30,00 RON</text:p>
          </table:table-cell>
          <table:table-cell table:formula="of:=IF([Circuit.C15]; [Circuit.C15] * [Circuit.D15]; &quot;&quot;)" office:value-type="currency" office:currency="RON" office:value="30" calcext:value-type="currency">
            <text:p>30,00 RON</text:p>
          </table:table-cell>
          <table:table-cell office:value-type="currency" office:currency="g" office:value="10" calcext:value-type="currency">
            <text:p>10,00 g</text:p>
          </table:table-cell>
          <table:table-cell table:style-name="ce207" table:formula="of:=IF([Circuit.C15]; [Circuit.C15] * [Circuit.F15]; &quot;&quot;)" office:value-type="currency" office:currency="g" office:value="10" calcext:value-type="currency">
            <text:p>1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rvomotor MG90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20" calcext:value-type="currency">
            <text:p>20,00 RON</text:p>
          </table:table-cell>
          <table:table-cell table:formula="of:=IF([Circuit.C16]; [Circuit.C16] * [Circuit.D16]; &quot;&quot;)" office:value-type="currency" office:currency="RON" office:value="80" calcext:value-type="currency">
            <text:p>80,00 RON</text:p>
          </table:table-cell>
          <table:table-cell office:value-type="currency" office:currency="g" office:value="10" calcext:value-type="currency">
            <text:p>10,00 g</text:p>
          </table:table-cell>
          <table:table-cell table:style-name="ce207" table:formula="of:=IF([Circuit.C16]; [Circuit.C16] * [Circuit.F16]; &quot;&quot;)" office:value-type="currency" office:currency="g" office:value="40" calcext:value-type="currency">
            <text:p>4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et fire mufate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10" calcext:value-type="currency">
            <text:p>10,00 RON</text:p>
          </table:table-cell>
          <table:table-cell table:formula="of:=IF([Circuit.C17]; [Circuit.C17] * [Circuit.D17]; &quot;&quot;)" office:value-type="currency" office:currency="RON" office:value="40" calcext:value-type="currency">
            <text:p>40,00 RON</text:p>
          </table:table-cell>
          <table:table-cell office:value-type="currency" office:currency="g" office:value="28" calcext:value-type="currency">
            <text:p>28,00 g</text:p>
          </table:table-cell>
          <table:table-cell table:style-name="ce207" table:formula="of:=IF([Circuit.C17]; [Circuit.C17] * [Circuit.F17]; &quot;&quot;)" office:value-type="currency" office:currency="g" office:value="112" calcext:value-type="currency">
            <text:p>112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uport baterii 4 x R6 Pătrat</text:p>
          </table:table-cell>
          <table:table-cell office:value-type="float" office:value="7" calcext:value-type="float">
            <text:p>7</text:p>
          </table:table-cell>
          <table:table-cell office:value-type="currency" office:currency="RON" office:value="10" calcext:value-type="currency">
            <text:p>10,00 RON</text:p>
          </table:table-cell>
          <table:table-cell table:formula="of:=IF([Circuit.C18]; [Circuit.C18] * [Circuit.D18]; &quot;&quot;)" office:value-type="currency" office:currency="RON" office:value="70" calcext:value-type="currency">
            <text:p>70,00 RON</text:p>
          </table:table-cell>
          <table:table-cell office:value-type="currency" office:currency="g" office:value="12" calcext:value-type="currency">
            <text:p>12,00 g</text:p>
          </table:table-cell>
          <table:table-cell table:style-name="ce207" table:formula="of:=IF([Circuit.C18]; [Circuit.C18] * [Circuit.F18]; &quot;&quot;)" office:value-type="currency" office:currency="g" office:value="84" calcext:value-type="currency">
            <text:p>84,00 g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]; [Circuit.C19] * [Circuit.D19]; &quot;&quot;)">
            <text:p/>
          </table:table-cell>
          <table:table-cell/>
          <table:table-cell table:style-name="ce207" table:formula="of:=IF([Circuit.C19]; [Circuit.C19] * [Circuit.F1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0]; [Circuit.C20] * [Circuit.D20]; &quot;&quot;)">
            <text:p/>
          </table:table-cell>
          <table:table-cell/>
          <table:table-cell table:style-name="ce207" table:formula="of:=IF([Circuit.C20]; [Circuit.C20] * [Circuit.F2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1]; [Circuit.C21] * [Circuit.D21]; &quot;&quot;)">
            <text:p/>
          </table:table-cell>
          <table:table-cell/>
          <table:table-cell table:style-name="ce207" table:formula="of:=IF([Circuit.C21]; [Circuit.C21] * [Circuit.F2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2]; [Circuit.C22] * [Circuit.D22]; &quot;&quot;)">
            <text:p/>
          </table:table-cell>
          <table:table-cell/>
          <table:table-cell table:style-name="ce207" table:formula="of:=IF([Circuit.C22]; [Circuit.C22] * [Circuit.F2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3]; [Circuit.C23] * [Circuit.D23]; &quot;&quot;)">
            <text:p/>
          </table:table-cell>
          <table:table-cell/>
          <table:table-cell table:style-name="ce207" table:formula="of:=IF([Circuit.C23]; [Circuit.C23] * [Circuit.F2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4]; [Circuit.C24] * [Circuit.D24]; &quot;&quot;)">
            <text:p/>
          </table:table-cell>
          <table:table-cell/>
          <table:table-cell table:style-name="ce207" table:formula="of:=IF([Circuit.C24]; [Circuit.C24] * [Circuit.F2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5]; [Circuit.C25] * [Circuit.D25]; &quot;&quot;)">
            <text:p/>
          </table:table-cell>
          <table:table-cell/>
          <table:table-cell table:style-name="ce207" table:formula="of:=IF([Circuit.C25]; [Circuit.C25] * [Circuit.F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6]; [Circuit.C26] * [Circuit.D26]; &quot;&quot;)">
            <text:p/>
          </table:table-cell>
          <table:table-cell/>
          <table:table-cell table:style-name="ce207" table:formula="of:=IF([Circuit.C26]; [Circuit.C26] * [Circuit.F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7]; [Circuit.C27] * [Circuit.D27]; &quot;&quot;)">
            <text:p/>
          </table:table-cell>
          <table:table-cell/>
          <table:table-cell table:style-name="ce207" table:formula="of:=IF([Circuit.C27]; [Circuit.C27] * [Circuit.F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8]; [Circuit.C28] * [Circuit.D28]; &quot;&quot;)">
            <text:p/>
          </table:table-cell>
          <table:table-cell/>
          <table:table-cell table:style-name="ce207" table:formula="of:=IF([Circuit.C28]; [Circuit.C28] * [Circuit.F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9]; [Circuit.C29] * [Circuit.D29]; &quot;&quot;)">
            <text:p/>
          </table:table-cell>
          <table:table-cell/>
          <table:table-cell table:style-name="ce207" table:formula="of:=IF([Circuit.C29]; [Circuit.C29] * [Circuit.F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0]; [Circuit.C30] * [Circuit.D30]; &quot;&quot;)">
            <text:p/>
          </table:table-cell>
          <table:table-cell/>
          <table:table-cell table:style-name="ce207" table:formula="of:=IF([Circuit.C30]; [Circuit.C30] * [Circuit.F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1]; [Circuit.C31] * [Circuit.D31]; &quot;&quot;)">
            <text:p/>
          </table:table-cell>
          <table:table-cell/>
          <table:table-cell table:style-name="ce207" table:formula="of:=IF([Circuit.C31]; [Circuit.C31] * [Circuit.F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2]; [Circuit.C32] * [Circuit.D32]; &quot;&quot;)">
            <text:p/>
          </table:table-cell>
          <table:table-cell/>
          <table:table-cell table:style-name="ce207" table:formula="of:=IF([Circuit.C32]; [Circuit.C32] * [Circuit.F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3]; [Circuit.C33] * [Circuit.D33]; &quot;&quot;)">
            <text:p/>
          </table:table-cell>
          <table:table-cell/>
          <table:table-cell table:style-name="ce207" table:formula="of:=IF([Circuit.C33]; [Circuit.C33] * [Circuit.F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4]; [Circuit.C34] * [Circuit.D34]; &quot;&quot;)">
            <text:p/>
          </table:table-cell>
          <table:table-cell/>
          <table:table-cell table:style-name="ce207" table:formula="of:=IF([Circuit.C34]; [Circuit.C34] * [Circuit.F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5]; [Circuit.C35] * [Circuit.D35]; &quot;&quot;)">
            <text:p/>
          </table:table-cell>
          <table:table-cell/>
          <table:table-cell table:style-name="ce207" table:formula="of:=IF([Circuit.C35]; [Circuit.C35] * [Circuit.F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6]; [Circuit.C36] * [Circuit.D36]; &quot;&quot;)">
            <text:p/>
          </table:table-cell>
          <table:table-cell/>
          <table:table-cell table:style-name="ce207" table:formula="of:=IF([Circuit.C36]; [Circuit.C36] * [Circuit.F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7]; [Circuit.C37] * [Circuit.D37]; &quot;&quot;)">
            <text:p/>
          </table:table-cell>
          <table:table-cell/>
          <table:table-cell table:style-name="ce207" table:formula="of:=IF([Circuit.C37]; [Circuit.C37] * [Circuit.F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8]; [Circuit.C38] * [Circuit.D38]; &quot;&quot;)">
            <text:p/>
          </table:table-cell>
          <table:table-cell/>
          <table:table-cell table:style-name="ce207" table:formula="of:=IF([Circuit.C38]; [Circuit.C38] * [Circuit.F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39]; [Circuit.C39] * [Circuit.D39]; &quot;&quot;)">
            <text:p/>
          </table:table-cell>
          <table:table-cell/>
          <table:table-cell table:style-name="ce207" table:formula="of:=IF([Circuit.C39]; [Circuit.C39] * [Circuit.F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0]; [Circuit.C40] * [Circuit.D40]; &quot;&quot;)">
            <text:p/>
          </table:table-cell>
          <table:table-cell/>
          <table:table-cell table:style-name="ce207" table:formula="of:=IF([Circuit.C40]; [Circuit.C40] * [Circuit.F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1]; [Circuit.C41] * [Circuit.D41]; &quot;&quot;)">
            <text:p/>
          </table:table-cell>
          <table:table-cell/>
          <table:table-cell table:style-name="ce207" table:formula="of:=IF([Circuit.C41]; [Circuit.C41] * [Circuit.F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2]; [Circuit.C42] * [Circuit.D42]; &quot;&quot;)">
            <text:p/>
          </table:table-cell>
          <table:table-cell/>
          <table:table-cell table:style-name="ce207" table:formula="of:=IF([Circuit.C42]; [Circuit.C42] * [Circuit.F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3]; [Circuit.C43] * [Circuit.D43]; &quot;&quot;)">
            <text:p/>
          </table:table-cell>
          <table:table-cell/>
          <table:table-cell table:style-name="ce207" table:formula="of:=IF([Circuit.C43]; [Circuit.C43] * [Circuit.F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4]; [Circuit.C44] * [Circuit.D44]; &quot;&quot;)">
            <text:p/>
          </table:table-cell>
          <table:table-cell/>
          <table:table-cell table:style-name="ce207" table:formula="of:=IF([Circuit.C44]; [Circuit.C44] * [Circuit.F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5]; [Circuit.C45] * [Circuit.D45]; &quot;&quot;)">
            <text:p/>
          </table:table-cell>
          <table:table-cell/>
          <table:table-cell table:style-name="ce207" table:formula="of:=IF([Circuit.C45]; [Circuit.C45] * [Circuit.F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6]; [Circuit.C46] * [Circuit.D46]; &quot;&quot;)">
            <text:p/>
          </table:table-cell>
          <table:table-cell/>
          <table:table-cell table:style-name="ce207" table:formula="of:=IF([Circuit.C46]; [Circuit.C46] * [Circuit.F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7]; [Circuit.C47] * [Circuit.D47]; &quot;&quot;)">
            <text:p/>
          </table:table-cell>
          <table:table-cell/>
          <table:table-cell table:style-name="ce207" table:formula="of:=IF([Circuit.C47]; [Circuit.C47] * [Circuit.F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8]; [Circuit.C48] * [Circuit.D48]; &quot;&quot;)">
            <text:p/>
          </table:table-cell>
          <table:table-cell/>
          <table:table-cell table:style-name="ce207" table:formula="of:=IF([Circuit.C48]; [Circuit.C48] * [Circuit.F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49]; [Circuit.C49] * [Circuit.D49]; &quot;&quot;)">
            <text:p/>
          </table:table-cell>
          <table:table-cell/>
          <table:table-cell table:style-name="ce207" table:formula="of:=IF([Circuit.C49]; [Circuit.C49] * [Circuit.F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0]; [Circuit.C50] * [Circuit.D50]; &quot;&quot;)">
            <text:p/>
          </table:table-cell>
          <table:table-cell/>
          <table:table-cell table:style-name="ce207" table:formula="of:=IF([Circuit.C50]; [Circuit.C50] * [Circuit.F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1]; [Circuit.C51] * [Circuit.D51]; &quot;&quot;)">
            <text:p/>
          </table:table-cell>
          <table:table-cell/>
          <table:table-cell table:style-name="ce207" table:formula="of:=IF([Circuit.C51]; [Circuit.C51] * [Circuit.F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2]; [Circuit.C52] * [Circuit.D52]; &quot;&quot;)">
            <text:p/>
          </table:table-cell>
          <table:table-cell/>
          <table:table-cell table:style-name="ce207" table:formula="of:=IF([Circuit.C52]; [Circuit.C52] * [Circuit.F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3]; [Circuit.C53] * [Circuit.D53]; &quot;&quot;)">
            <text:p/>
          </table:table-cell>
          <table:table-cell/>
          <table:table-cell table:style-name="ce207" table:formula="of:=IF([Circuit.C53]; [Circuit.C53] * [Circuit.F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4]; [Circuit.C54] * [Circuit.D54]; &quot;&quot;)">
            <text:p/>
          </table:table-cell>
          <table:table-cell/>
          <table:table-cell table:style-name="ce207" table:formula="of:=IF([Circuit.C54]; [Circuit.C54] * [Circuit.F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5]; [Circuit.C55] * [Circuit.D55]; &quot;&quot;)">
            <text:p/>
          </table:table-cell>
          <table:table-cell/>
          <table:table-cell table:style-name="ce207" table:formula="of:=IF([Circuit.C55]; [Circuit.C55] * [Circuit.F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6]; [Circuit.C56] * [Circuit.D56]; &quot;&quot;)">
            <text:p/>
          </table:table-cell>
          <table:table-cell/>
          <table:table-cell table:style-name="ce207" table:formula="of:=IF([Circuit.C56]; [Circuit.C56] * [Circuit.F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7]; [Circuit.C57] * [Circuit.D57]; &quot;&quot;)">
            <text:p/>
          </table:table-cell>
          <table:table-cell/>
          <table:table-cell table:style-name="ce207" table:formula="of:=IF([Circuit.C57]; [Circuit.C57] * [Circuit.F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8]; [Circuit.C58] * [Circuit.D58]; &quot;&quot;)">
            <text:p/>
          </table:table-cell>
          <table:table-cell/>
          <table:table-cell table:style-name="ce207" table:formula="of:=IF([Circuit.C58]; [Circuit.C58] * [Circuit.F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59]; [Circuit.C59] * [Circuit.D59]; &quot;&quot;)">
            <text:p/>
          </table:table-cell>
          <table:table-cell/>
          <table:table-cell table:style-name="ce207" table:formula="of:=IF([Circuit.C59]; [Circuit.C59] * [Circuit.F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0]; [Circuit.C60] * [Circuit.D60]; &quot;&quot;)">
            <text:p/>
          </table:table-cell>
          <table:table-cell/>
          <table:table-cell table:style-name="ce207" table:formula="of:=IF([Circuit.C60]; [Circuit.C60] * [Circuit.F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1]; [Circuit.C61] * [Circuit.D61]; &quot;&quot;)">
            <text:p/>
          </table:table-cell>
          <table:table-cell/>
          <table:table-cell table:style-name="ce207" table:formula="of:=IF([Circuit.C61]; [Circuit.C61] * [Circuit.F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2]; [Circuit.C62] * [Circuit.D62]; &quot;&quot;)">
            <text:p/>
          </table:table-cell>
          <table:table-cell/>
          <table:table-cell table:style-name="ce207" table:formula="of:=IF([Circuit.C62]; [Circuit.C62] * [Circuit.F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3]; [Circuit.C63] * [Circuit.D63]; &quot;&quot;)">
            <text:p/>
          </table:table-cell>
          <table:table-cell/>
          <table:table-cell table:style-name="ce207" table:formula="of:=IF([Circuit.C63]; [Circuit.C63] * [Circuit.F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4]; [Circuit.C64] * [Circuit.D64]; &quot;&quot;)">
            <text:p/>
          </table:table-cell>
          <table:table-cell/>
          <table:table-cell table:style-name="ce207" table:formula="of:=IF([Circuit.C64]; [Circuit.C64] * [Circuit.F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5]; [Circuit.C65] * [Circuit.D65]; &quot;&quot;)">
            <text:p/>
          </table:table-cell>
          <table:table-cell/>
          <table:table-cell table:style-name="ce207" table:formula="of:=IF([Circuit.C65]; [Circuit.C65] * [Circuit.F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6]; [Circuit.C66] * [Circuit.D66]; &quot;&quot;)">
            <text:p/>
          </table:table-cell>
          <table:table-cell/>
          <table:table-cell table:style-name="ce207" table:formula="of:=IF([Circuit.C66]; [Circuit.C66] * [Circuit.F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7]; [Circuit.C67] * [Circuit.D67]; &quot;&quot;)">
            <text:p/>
          </table:table-cell>
          <table:table-cell/>
          <table:table-cell table:style-name="ce207" table:formula="of:=IF([Circuit.C67]; [Circuit.C67] * [Circuit.F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8]; [Circuit.C68] * [Circuit.D68]; &quot;&quot;)">
            <text:p/>
          </table:table-cell>
          <table:table-cell/>
          <table:table-cell table:style-name="ce207" table:formula="of:=IF([Circuit.C68]; [Circuit.C68] * [Circuit.F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69]; [Circuit.C69] * [Circuit.D69]; &quot;&quot;)">
            <text:p/>
          </table:table-cell>
          <table:table-cell/>
          <table:table-cell table:style-name="ce207" table:formula="of:=IF([Circuit.C69]; [Circuit.C69] * [Circuit.F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0]; [Circuit.C70] * [Circuit.D70]; &quot;&quot;)">
            <text:p/>
          </table:table-cell>
          <table:table-cell/>
          <table:table-cell table:style-name="ce207" table:formula="of:=IF([Circuit.C70]; [Circuit.C70] * [Circuit.F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1]; [Circuit.C71] * [Circuit.D71]; &quot;&quot;)">
            <text:p/>
          </table:table-cell>
          <table:table-cell/>
          <table:table-cell table:style-name="ce207" table:formula="of:=IF([Circuit.C71]; [Circuit.C71] * [Circuit.F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2]; [Circuit.C72] * [Circuit.D72]; &quot;&quot;)">
            <text:p/>
          </table:table-cell>
          <table:table-cell/>
          <table:table-cell table:style-name="ce207" table:formula="of:=IF([Circuit.C72]; [Circuit.C72] * [Circuit.F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3]; [Circuit.C73] * [Circuit.D73]; &quot;&quot;)">
            <text:p/>
          </table:table-cell>
          <table:table-cell/>
          <table:table-cell table:style-name="ce207" table:formula="of:=IF([Circuit.C73]; [Circuit.C73] * [Circuit.F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4]; [Circuit.C74] * [Circuit.D74]; &quot;&quot;)">
            <text:p/>
          </table:table-cell>
          <table:table-cell/>
          <table:table-cell table:style-name="ce207" table:formula="of:=IF([Circuit.C74]; [Circuit.C74] * [Circuit.F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5]; [Circuit.C75] * [Circuit.D75]; &quot;&quot;)">
            <text:p/>
          </table:table-cell>
          <table:table-cell/>
          <table:table-cell table:style-name="ce207" table:formula="of:=IF([Circuit.C75]; [Circuit.C75] * [Circuit.F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6]; [Circuit.C76] * [Circuit.D76]; &quot;&quot;)">
            <text:p/>
          </table:table-cell>
          <table:table-cell/>
          <table:table-cell table:style-name="ce207" table:formula="of:=IF([Circuit.C76]; [Circuit.C76] * [Circuit.F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7]; [Circuit.C77] * [Circuit.D77]; &quot;&quot;)">
            <text:p/>
          </table:table-cell>
          <table:table-cell/>
          <table:table-cell table:style-name="ce207" table:formula="of:=IF([Circuit.C77]; [Circuit.C77] * [Circuit.F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8]; [Circuit.C78] * [Circuit.D78]; &quot;&quot;)">
            <text:p/>
          </table:table-cell>
          <table:table-cell/>
          <table:table-cell table:style-name="ce207" table:formula="of:=IF([Circuit.C78]; [Circuit.C78] * [Circuit.F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79]; [Circuit.C79] * [Circuit.D79]; &quot;&quot;)">
            <text:p/>
          </table:table-cell>
          <table:table-cell/>
          <table:table-cell table:style-name="ce207" table:formula="of:=IF([Circuit.C79]; [Circuit.C79] * [Circuit.F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0]; [Circuit.C80] * [Circuit.D80]; &quot;&quot;)">
            <text:p/>
          </table:table-cell>
          <table:table-cell/>
          <table:table-cell table:style-name="ce207" table:formula="of:=IF([Circuit.C80]; [Circuit.C80] * [Circuit.F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1]; [Circuit.C81] * [Circuit.D81]; &quot;&quot;)">
            <text:p/>
          </table:table-cell>
          <table:table-cell/>
          <table:table-cell table:style-name="ce207" table:formula="of:=IF([Circuit.C81]; [Circuit.C81] * [Circuit.F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2]; [Circuit.C82] * [Circuit.D82]; &quot;&quot;)">
            <text:p/>
          </table:table-cell>
          <table:table-cell/>
          <table:table-cell table:style-name="ce207" table:formula="of:=IF([Circuit.C82]; [Circuit.C82] * [Circuit.F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3]; [Circuit.C83] * [Circuit.D83]; &quot;&quot;)">
            <text:p/>
          </table:table-cell>
          <table:table-cell/>
          <table:table-cell table:style-name="ce207" table:formula="of:=IF([Circuit.C83]; [Circuit.C83] * [Circuit.F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4]; [Circuit.C84] * [Circuit.D84]; &quot;&quot;)">
            <text:p/>
          </table:table-cell>
          <table:table-cell/>
          <table:table-cell table:style-name="ce207" table:formula="of:=IF([Circuit.C84]; [Circuit.C84] * [Circuit.F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5]; [Circuit.C85] * [Circuit.D85]; &quot;&quot;)">
            <text:p/>
          </table:table-cell>
          <table:table-cell/>
          <table:table-cell table:style-name="ce207" table:formula="of:=IF([Circuit.C85]; [Circuit.C85] * [Circuit.F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6]; [Circuit.C86] * [Circuit.D86]; &quot;&quot;)">
            <text:p/>
          </table:table-cell>
          <table:table-cell/>
          <table:table-cell table:style-name="ce207" table:formula="of:=IF([Circuit.C86]; [Circuit.C86] * [Circuit.F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7]; [Circuit.C87] * [Circuit.D87]; &quot;&quot;)">
            <text:p/>
          </table:table-cell>
          <table:table-cell/>
          <table:table-cell table:style-name="ce207" table:formula="of:=IF([Circuit.C87]; [Circuit.C87] * [Circuit.F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8]; [Circuit.C88] * [Circuit.D88]; &quot;&quot;)">
            <text:p/>
          </table:table-cell>
          <table:table-cell/>
          <table:table-cell table:style-name="ce207" table:formula="of:=IF([Circuit.C88]; [Circuit.C88] * [Circuit.F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89]; [Circuit.C89] * [Circuit.D89]; &quot;&quot;)">
            <text:p/>
          </table:table-cell>
          <table:table-cell/>
          <table:table-cell table:style-name="ce207" table:formula="of:=IF([Circuit.C89]; [Circuit.C89] * [Circuit.F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0]; [Circuit.C90] * [Circuit.D90]; &quot;&quot;)">
            <text:p/>
          </table:table-cell>
          <table:table-cell/>
          <table:table-cell table:style-name="ce207" table:formula="of:=IF([Circuit.C90]; [Circuit.C90] * [Circuit.F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1]; [Circuit.C91] * [Circuit.D91]; &quot;&quot;)">
            <text:p/>
          </table:table-cell>
          <table:table-cell/>
          <table:table-cell table:style-name="ce207" table:formula="of:=IF([Circuit.C91]; [Circuit.C91] * [Circuit.F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2]; [Circuit.C92] * [Circuit.D92]; &quot;&quot;)">
            <text:p/>
          </table:table-cell>
          <table:table-cell/>
          <table:table-cell table:style-name="ce207" table:formula="of:=IF([Circuit.C92]; [Circuit.C92] * [Circuit.F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3]; [Circuit.C93] * [Circuit.D93]; &quot;&quot;)">
            <text:p/>
          </table:table-cell>
          <table:table-cell/>
          <table:table-cell table:style-name="ce207" table:formula="of:=IF([Circuit.C93]; [Circuit.C93] * [Circuit.F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4]; [Circuit.C94] * [Circuit.D94]; &quot;&quot;)">
            <text:p/>
          </table:table-cell>
          <table:table-cell/>
          <table:table-cell table:style-name="ce207" table:formula="of:=IF([Circuit.C94]; [Circuit.C94] * [Circuit.F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5]; [Circuit.C95] * [Circuit.D95]; &quot;&quot;)">
            <text:p/>
          </table:table-cell>
          <table:table-cell/>
          <table:table-cell table:style-name="ce207" table:formula="of:=IF([Circuit.C95]; [Circuit.C95] * [Circuit.F9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6]; [Circuit.C96] * [Circuit.D96]; &quot;&quot;)">
            <text:p/>
          </table:table-cell>
          <table:table-cell/>
          <table:table-cell table:style-name="ce207" table:formula="of:=IF([Circuit.C96]; [Circuit.C96] * [Circuit.F9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7]; [Circuit.C97] * [Circuit.D97]; &quot;&quot;)">
            <text:p/>
          </table:table-cell>
          <table:table-cell/>
          <table:table-cell table:style-name="ce207" table:formula="of:=IF([Circuit.C97]; [Circuit.C97] * [Circuit.F9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8]; [Circuit.C98] * [Circuit.D98]; &quot;&quot;)">
            <text:p/>
          </table:table-cell>
          <table:table-cell/>
          <table:table-cell table:style-name="ce207" table:formula="of:=IF([Circuit.C98]; [Circuit.C98] * [Circuit.F9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99]; [Circuit.C99] * [Circuit.D99]; &quot;&quot;)">
            <text:p/>
          </table:table-cell>
          <table:table-cell/>
          <table:table-cell table:style-name="ce207" table:formula="of:=IF([Circuit.C99]; [Circuit.C99] * [Circuit.F9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0]; [Circuit.C100] * [Circuit.D100]; &quot;&quot;)">
            <text:p/>
          </table:table-cell>
          <table:table-cell/>
          <table:table-cell table:style-name="ce207" table:formula="of:=IF([Circuit.C100]; [Circuit.C100] * [Circuit.F10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1]; [Circuit.C101] * [Circuit.D101]; &quot;&quot;)">
            <text:p/>
          </table:table-cell>
          <table:table-cell/>
          <table:table-cell table:style-name="ce207" table:formula="of:=IF([Circuit.C101]; [Circuit.C101] * [Circuit.F10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2]; [Circuit.C102] * [Circuit.D102]; &quot;&quot;)">
            <text:p/>
          </table:table-cell>
          <table:table-cell/>
          <table:table-cell table:style-name="ce207" table:formula="of:=IF([Circuit.C102]; [Circuit.C102] * [Circuit.F10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3]; [Circuit.C103] * [Circuit.D103]; &quot;&quot;)">
            <text:p/>
          </table:table-cell>
          <table:table-cell/>
          <table:table-cell table:style-name="ce207" table:formula="of:=IF([Circuit.C103]; [Circuit.C103] * [Circuit.F10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4]; [Circuit.C104] * [Circuit.D104]; &quot;&quot;)">
            <text:p/>
          </table:table-cell>
          <table:table-cell/>
          <table:table-cell table:style-name="ce207" table:formula="of:=IF([Circuit.C104]; [Circuit.C104] * [Circuit.F10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5]; [Circuit.C105] * [Circuit.D105]; &quot;&quot;)">
            <text:p/>
          </table:table-cell>
          <table:table-cell/>
          <table:table-cell table:style-name="ce207" table:formula="of:=IF([Circuit.C105]; [Circuit.C105] * [Circuit.F10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6]; [Circuit.C106] * [Circuit.D106]; &quot;&quot;)">
            <text:p/>
          </table:table-cell>
          <table:table-cell/>
          <table:table-cell table:style-name="ce207" table:formula="of:=IF([Circuit.C106]; [Circuit.C106] * [Circuit.F10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7]; [Circuit.C107] * [Circuit.D107]; &quot;&quot;)">
            <text:p/>
          </table:table-cell>
          <table:table-cell/>
          <table:table-cell table:style-name="ce207" table:formula="of:=IF([Circuit.C107]; [Circuit.C107] * [Circuit.F10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8]; [Circuit.C108] * [Circuit.D108]; &quot;&quot;)">
            <text:p/>
          </table:table-cell>
          <table:table-cell/>
          <table:table-cell table:style-name="ce207" table:formula="of:=IF([Circuit.C108]; [Circuit.C108] * [Circuit.F10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09]; [Circuit.C109] * [Circuit.D109]; &quot;&quot;)">
            <text:p/>
          </table:table-cell>
          <table:table-cell/>
          <table:table-cell table:style-name="ce207" table:formula="of:=IF([Circuit.C109]; [Circuit.C109] * [Circuit.F10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0]; [Circuit.C110] * [Circuit.D110]; &quot;&quot;)">
            <text:p/>
          </table:table-cell>
          <table:table-cell/>
          <table:table-cell table:style-name="ce207" table:formula="of:=IF([Circuit.C110]; [Circuit.C110] * [Circuit.F11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1]; [Circuit.C111] * [Circuit.D111]; &quot;&quot;)">
            <text:p/>
          </table:table-cell>
          <table:table-cell/>
          <table:table-cell table:style-name="ce207" table:formula="of:=IF([Circuit.C111]; [Circuit.C111] * [Circuit.F11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2]; [Circuit.C112] * [Circuit.D112]; &quot;&quot;)">
            <text:p/>
          </table:table-cell>
          <table:table-cell/>
          <table:table-cell table:style-name="ce207" table:formula="of:=IF([Circuit.C112]; [Circuit.C112] * [Circuit.F11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3]; [Circuit.C113] * [Circuit.D113]; &quot;&quot;)">
            <text:p/>
          </table:table-cell>
          <table:table-cell/>
          <table:table-cell table:style-name="ce207" table:formula="of:=IF([Circuit.C113]; [Circuit.C113] * [Circuit.F11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4]; [Circuit.C114] * [Circuit.D114]; &quot;&quot;)">
            <text:p/>
          </table:table-cell>
          <table:table-cell/>
          <table:table-cell table:style-name="ce207" table:formula="of:=IF([Circuit.C114]; [Circuit.C114] * [Circuit.F11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5]; [Circuit.C115] * [Circuit.D115]; &quot;&quot;)">
            <text:p/>
          </table:table-cell>
          <table:table-cell/>
          <table:table-cell table:style-name="ce207" table:formula="of:=IF([Circuit.C115]; [Circuit.C115] * [Circuit.F11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6]; [Circuit.C116] * [Circuit.D116]; &quot;&quot;)">
            <text:p/>
          </table:table-cell>
          <table:table-cell/>
          <table:table-cell table:style-name="ce207" table:formula="of:=IF([Circuit.C116]; [Circuit.C116] * [Circuit.F11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7]; [Circuit.C117] * [Circuit.D117]; &quot;&quot;)">
            <text:p/>
          </table:table-cell>
          <table:table-cell/>
          <table:table-cell table:style-name="ce207" table:formula="of:=IF([Circuit.C117]; [Circuit.C117] * [Circuit.F11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8]; [Circuit.C118] * [Circuit.D118]; &quot;&quot;)">
            <text:p/>
          </table:table-cell>
          <table:table-cell/>
          <table:table-cell table:style-name="ce207" table:formula="of:=IF([Circuit.C118]; [Circuit.C118] * [Circuit.F11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19]; [Circuit.C119] * [Circuit.D119]; &quot;&quot;)">
            <text:p/>
          </table:table-cell>
          <table:table-cell/>
          <table:table-cell table:style-name="ce207" table:formula="of:=IF([Circuit.C119]; [Circuit.C119] * [Circuit.F11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0]; [Circuit.C120] * [Circuit.D120]; &quot;&quot;)">
            <text:p/>
          </table:table-cell>
          <table:table-cell/>
          <table:table-cell table:style-name="ce207" table:formula="of:=IF([Circuit.C120]; [Circuit.C120] * [Circuit.F12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1]; [Circuit.C121] * [Circuit.D121]; &quot;&quot;)">
            <text:p/>
          </table:table-cell>
          <table:table-cell/>
          <table:table-cell table:style-name="ce207" table:formula="of:=IF([Circuit.C121]; [Circuit.C121] * [Circuit.F12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2]; [Circuit.C122] * [Circuit.D122]; &quot;&quot;)">
            <text:p/>
          </table:table-cell>
          <table:table-cell/>
          <table:table-cell table:style-name="ce207" table:formula="of:=IF([Circuit.C122]; [Circuit.C122] * [Circuit.F12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3]; [Circuit.C123] * [Circuit.D123]; &quot;&quot;)">
            <text:p/>
          </table:table-cell>
          <table:table-cell/>
          <table:table-cell table:style-name="ce207" table:formula="of:=IF([Circuit.C123]; [Circuit.C123] * [Circuit.F12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4]; [Circuit.C124] * [Circuit.D124]; &quot;&quot;)">
            <text:p/>
          </table:table-cell>
          <table:table-cell/>
          <table:table-cell table:style-name="ce207" table:formula="of:=IF([Circuit.C124]; [Circuit.C124] * [Circuit.F12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5]; [Circuit.C125] * [Circuit.D125]; &quot;&quot;)">
            <text:p/>
          </table:table-cell>
          <table:table-cell/>
          <table:table-cell table:style-name="ce207" table:formula="of:=IF([Circuit.C125]; [Circuit.C125] * [Circuit.F1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6]; [Circuit.C126] * [Circuit.D126]; &quot;&quot;)">
            <text:p/>
          </table:table-cell>
          <table:table-cell/>
          <table:table-cell table:style-name="ce207" table:formula="of:=IF([Circuit.C126]; [Circuit.C126] * [Circuit.F1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7]; [Circuit.C127] * [Circuit.D127]; &quot;&quot;)">
            <text:p/>
          </table:table-cell>
          <table:table-cell/>
          <table:table-cell table:style-name="ce207" table:formula="of:=IF([Circuit.C127]; [Circuit.C127] * [Circuit.F1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8]; [Circuit.C128] * [Circuit.D128]; &quot;&quot;)">
            <text:p/>
          </table:table-cell>
          <table:table-cell/>
          <table:table-cell table:style-name="ce207" table:formula="of:=IF([Circuit.C128]; [Circuit.C128] * [Circuit.F1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29]; [Circuit.C129] * [Circuit.D129]; &quot;&quot;)">
            <text:p/>
          </table:table-cell>
          <table:table-cell/>
          <table:table-cell table:style-name="ce207" table:formula="of:=IF([Circuit.C129]; [Circuit.C129] * [Circuit.F1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0]; [Circuit.C130] * [Circuit.D130]; &quot;&quot;)">
            <text:p/>
          </table:table-cell>
          <table:table-cell/>
          <table:table-cell table:style-name="ce207" table:formula="of:=IF([Circuit.C130]; [Circuit.C130] * [Circuit.F1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1]; [Circuit.C131] * [Circuit.D131]; &quot;&quot;)">
            <text:p/>
          </table:table-cell>
          <table:table-cell/>
          <table:table-cell table:style-name="ce207" table:formula="of:=IF([Circuit.C131]; [Circuit.C131] * [Circuit.F1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2]; [Circuit.C132] * [Circuit.D132]; &quot;&quot;)">
            <text:p/>
          </table:table-cell>
          <table:table-cell/>
          <table:table-cell table:style-name="ce207" table:formula="of:=IF([Circuit.C132]; [Circuit.C132] * [Circuit.F1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3]; [Circuit.C133] * [Circuit.D133]; &quot;&quot;)">
            <text:p/>
          </table:table-cell>
          <table:table-cell/>
          <table:table-cell table:style-name="ce207" table:formula="of:=IF([Circuit.C133]; [Circuit.C133] * [Circuit.F1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4]; [Circuit.C134] * [Circuit.D134]; &quot;&quot;)">
            <text:p/>
          </table:table-cell>
          <table:table-cell/>
          <table:table-cell table:style-name="ce207" table:formula="of:=IF([Circuit.C134]; [Circuit.C134] * [Circuit.F1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5]; [Circuit.C135] * [Circuit.D135]; &quot;&quot;)">
            <text:p/>
          </table:table-cell>
          <table:table-cell/>
          <table:table-cell table:style-name="ce207" table:formula="of:=IF([Circuit.C135]; [Circuit.C135] * [Circuit.F1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6]; [Circuit.C136] * [Circuit.D136]; &quot;&quot;)">
            <text:p/>
          </table:table-cell>
          <table:table-cell/>
          <table:table-cell table:style-name="ce207" table:formula="of:=IF([Circuit.C136]; [Circuit.C136] * [Circuit.F1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7]; [Circuit.C137] * [Circuit.D137]; &quot;&quot;)">
            <text:p/>
          </table:table-cell>
          <table:table-cell/>
          <table:table-cell table:style-name="ce207" table:formula="of:=IF([Circuit.C137]; [Circuit.C137] * [Circuit.F1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8]; [Circuit.C138] * [Circuit.D138]; &quot;&quot;)">
            <text:p/>
          </table:table-cell>
          <table:table-cell/>
          <table:table-cell table:style-name="ce207" table:formula="of:=IF([Circuit.C138]; [Circuit.C138] * [Circuit.F1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39]; [Circuit.C139] * [Circuit.D139]; &quot;&quot;)">
            <text:p/>
          </table:table-cell>
          <table:table-cell/>
          <table:table-cell table:style-name="ce207" table:formula="of:=IF([Circuit.C139]; [Circuit.C139] * [Circuit.F1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0]; [Circuit.C140] * [Circuit.D140]; &quot;&quot;)">
            <text:p/>
          </table:table-cell>
          <table:table-cell/>
          <table:table-cell table:style-name="ce207" table:formula="of:=IF([Circuit.C140]; [Circuit.C140] * [Circuit.F1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1]; [Circuit.C141] * [Circuit.D141]; &quot;&quot;)">
            <text:p/>
          </table:table-cell>
          <table:table-cell/>
          <table:table-cell table:style-name="ce207" table:formula="of:=IF([Circuit.C141]; [Circuit.C141] * [Circuit.F1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2]; [Circuit.C142] * [Circuit.D142]; &quot;&quot;)">
            <text:p/>
          </table:table-cell>
          <table:table-cell/>
          <table:table-cell table:style-name="ce207" table:formula="of:=IF([Circuit.C142]; [Circuit.C142] * [Circuit.F1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3]; [Circuit.C143] * [Circuit.D143]; &quot;&quot;)">
            <text:p/>
          </table:table-cell>
          <table:table-cell/>
          <table:table-cell table:style-name="ce207" table:formula="of:=IF([Circuit.C143]; [Circuit.C143] * [Circuit.F1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4]; [Circuit.C144] * [Circuit.D144]; &quot;&quot;)">
            <text:p/>
          </table:table-cell>
          <table:table-cell/>
          <table:table-cell table:style-name="ce207" table:formula="of:=IF([Circuit.C144]; [Circuit.C144] * [Circuit.F1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5]; [Circuit.C145] * [Circuit.D145]; &quot;&quot;)">
            <text:p/>
          </table:table-cell>
          <table:table-cell/>
          <table:table-cell table:style-name="ce207" table:formula="of:=IF([Circuit.C145]; [Circuit.C145] * [Circuit.F1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6]; [Circuit.C146] * [Circuit.D146]; &quot;&quot;)">
            <text:p/>
          </table:table-cell>
          <table:table-cell/>
          <table:table-cell table:style-name="ce207" table:formula="of:=IF([Circuit.C146]; [Circuit.C146] * [Circuit.F1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7]; [Circuit.C147] * [Circuit.D147]; &quot;&quot;)">
            <text:p/>
          </table:table-cell>
          <table:table-cell/>
          <table:table-cell table:style-name="ce207" table:formula="of:=IF([Circuit.C147]; [Circuit.C147] * [Circuit.F1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8]; [Circuit.C148] * [Circuit.D148]; &quot;&quot;)">
            <text:p/>
          </table:table-cell>
          <table:table-cell/>
          <table:table-cell table:style-name="ce207" table:formula="of:=IF([Circuit.C148]; [Circuit.C148] * [Circuit.F1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49]; [Circuit.C149] * [Circuit.D149]; &quot;&quot;)">
            <text:p/>
          </table:table-cell>
          <table:table-cell/>
          <table:table-cell table:style-name="ce207" table:formula="of:=IF([Circuit.C149]; [Circuit.C149] * [Circuit.F1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0]; [Circuit.C150] * [Circuit.D150]; &quot;&quot;)">
            <text:p/>
          </table:table-cell>
          <table:table-cell/>
          <table:table-cell table:style-name="ce207" table:formula="of:=IF([Circuit.C150]; [Circuit.C150] * [Circuit.F1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1]; [Circuit.C151] * [Circuit.D151]; &quot;&quot;)">
            <text:p/>
          </table:table-cell>
          <table:table-cell/>
          <table:table-cell table:style-name="ce207" table:formula="of:=IF([Circuit.C151]; [Circuit.C151] * [Circuit.F1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2]; [Circuit.C152] * [Circuit.D152]; &quot;&quot;)">
            <text:p/>
          </table:table-cell>
          <table:table-cell/>
          <table:table-cell table:style-name="ce207" table:formula="of:=IF([Circuit.C152]; [Circuit.C152] * [Circuit.F1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3]; [Circuit.C153] * [Circuit.D153]; &quot;&quot;)">
            <text:p/>
          </table:table-cell>
          <table:table-cell/>
          <table:table-cell table:style-name="ce207" table:formula="of:=IF([Circuit.C153]; [Circuit.C153] * [Circuit.F1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4]; [Circuit.C154] * [Circuit.D154]; &quot;&quot;)">
            <text:p/>
          </table:table-cell>
          <table:table-cell/>
          <table:table-cell table:style-name="ce207" table:formula="of:=IF([Circuit.C154]; [Circuit.C154] * [Circuit.F1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5]; [Circuit.C155] * [Circuit.D155]; &quot;&quot;)">
            <text:p/>
          </table:table-cell>
          <table:table-cell/>
          <table:table-cell table:style-name="ce207" table:formula="of:=IF([Circuit.C155]; [Circuit.C155] * [Circuit.F1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6]; [Circuit.C156] * [Circuit.D156]; &quot;&quot;)">
            <text:p/>
          </table:table-cell>
          <table:table-cell/>
          <table:table-cell table:style-name="ce207" table:formula="of:=IF([Circuit.C156]; [Circuit.C156] * [Circuit.F1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7]; [Circuit.C157] * [Circuit.D157]; &quot;&quot;)">
            <text:p/>
          </table:table-cell>
          <table:table-cell/>
          <table:table-cell table:style-name="ce207" table:formula="of:=IF([Circuit.C157]; [Circuit.C157] * [Circuit.F1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8]; [Circuit.C158] * [Circuit.D158]; &quot;&quot;)">
            <text:p/>
          </table:table-cell>
          <table:table-cell/>
          <table:table-cell table:style-name="ce207" table:formula="of:=IF([Circuit.C158]; [Circuit.C158] * [Circuit.F1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59]; [Circuit.C159] * [Circuit.D159]; &quot;&quot;)">
            <text:p/>
          </table:table-cell>
          <table:table-cell/>
          <table:table-cell table:style-name="ce207" table:formula="of:=IF([Circuit.C159]; [Circuit.C159] * [Circuit.F1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0]; [Circuit.C160] * [Circuit.D160]; &quot;&quot;)">
            <text:p/>
          </table:table-cell>
          <table:table-cell/>
          <table:table-cell table:style-name="ce207" table:formula="of:=IF([Circuit.C160]; [Circuit.C160] * [Circuit.F1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1]; [Circuit.C161] * [Circuit.D161]; &quot;&quot;)">
            <text:p/>
          </table:table-cell>
          <table:table-cell/>
          <table:table-cell table:style-name="ce207" table:formula="of:=IF([Circuit.C161]; [Circuit.C161] * [Circuit.F1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2]; [Circuit.C162] * [Circuit.D162]; &quot;&quot;)">
            <text:p/>
          </table:table-cell>
          <table:table-cell/>
          <table:table-cell table:style-name="ce207" table:formula="of:=IF([Circuit.C162]; [Circuit.C162] * [Circuit.F1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3]; [Circuit.C163] * [Circuit.D163]; &quot;&quot;)">
            <text:p/>
          </table:table-cell>
          <table:table-cell/>
          <table:table-cell table:style-name="ce207" table:formula="of:=IF([Circuit.C163]; [Circuit.C163] * [Circuit.F1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4]; [Circuit.C164] * [Circuit.D164]; &quot;&quot;)">
            <text:p/>
          </table:table-cell>
          <table:table-cell/>
          <table:table-cell table:style-name="ce207" table:formula="of:=IF([Circuit.C164]; [Circuit.C164] * [Circuit.F1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5]; [Circuit.C165] * [Circuit.D165]; &quot;&quot;)">
            <text:p/>
          </table:table-cell>
          <table:table-cell/>
          <table:table-cell table:style-name="ce207" table:formula="of:=IF([Circuit.C165]; [Circuit.C165] * [Circuit.F1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6]; [Circuit.C166] * [Circuit.D166]; &quot;&quot;)">
            <text:p/>
          </table:table-cell>
          <table:table-cell/>
          <table:table-cell table:style-name="ce207" table:formula="of:=IF([Circuit.C166]; [Circuit.C166] * [Circuit.F1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7]; [Circuit.C167] * [Circuit.D167]; &quot;&quot;)">
            <text:p/>
          </table:table-cell>
          <table:table-cell/>
          <table:table-cell table:style-name="ce207" table:formula="of:=IF([Circuit.C167]; [Circuit.C167] * [Circuit.F1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8]; [Circuit.C168] * [Circuit.D168]; &quot;&quot;)">
            <text:p/>
          </table:table-cell>
          <table:table-cell/>
          <table:table-cell table:style-name="ce207" table:formula="of:=IF([Circuit.C168]; [Circuit.C168] * [Circuit.F1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69]; [Circuit.C169] * [Circuit.D169]; &quot;&quot;)">
            <text:p/>
          </table:table-cell>
          <table:table-cell/>
          <table:table-cell table:style-name="ce207" table:formula="of:=IF([Circuit.C169]; [Circuit.C169] * [Circuit.F1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0]; [Circuit.C170] * [Circuit.D170]; &quot;&quot;)">
            <text:p/>
          </table:table-cell>
          <table:table-cell/>
          <table:table-cell table:style-name="ce207" table:formula="of:=IF([Circuit.C170]; [Circuit.C170] * [Circuit.F1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1]; [Circuit.C171] * [Circuit.D171]; &quot;&quot;)">
            <text:p/>
          </table:table-cell>
          <table:table-cell/>
          <table:table-cell table:style-name="ce207" table:formula="of:=IF([Circuit.C171]; [Circuit.C171] * [Circuit.F1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2]; [Circuit.C172] * [Circuit.D172]; &quot;&quot;)">
            <text:p/>
          </table:table-cell>
          <table:table-cell/>
          <table:table-cell table:style-name="ce207" table:formula="of:=IF([Circuit.C172]; [Circuit.C172] * [Circuit.F1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3]; [Circuit.C173] * [Circuit.D173]; &quot;&quot;)">
            <text:p/>
          </table:table-cell>
          <table:table-cell/>
          <table:table-cell table:style-name="ce207" table:formula="of:=IF([Circuit.C173]; [Circuit.C173] * [Circuit.F1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4]; [Circuit.C174] * [Circuit.D174]; &quot;&quot;)">
            <text:p/>
          </table:table-cell>
          <table:table-cell/>
          <table:table-cell table:style-name="ce207" table:formula="of:=IF([Circuit.C174]; [Circuit.C174] * [Circuit.F1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5]; [Circuit.C175] * [Circuit.D175]; &quot;&quot;)">
            <text:p/>
          </table:table-cell>
          <table:table-cell/>
          <table:table-cell table:style-name="ce207" table:formula="of:=IF([Circuit.C175]; [Circuit.C175] * [Circuit.F1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6]; [Circuit.C176] * [Circuit.D176]; &quot;&quot;)">
            <text:p/>
          </table:table-cell>
          <table:table-cell/>
          <table:table-cell table:style-name="ce207" table:formula="of:=IF([Circuit.C176]; [Circuit.C176] * [Circuit.F1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7]; [Circuit.C177] * [Circuit.D177]; &quot;&quot;)">
            <text:p/>
          </table:table-cell>
          <table:table-cell/>
          <table:table-cell table:style-name="ce207" table:formula="of:=IF([Circuit.C177]; [Circuit.C177] * [Circuit.F1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8]; [Circuit.C178] * [Circuit.D178]; &quot;&quot;)">
            <text:p/>
          </table:table-cell>
          <table:table-cell/>
          <table:table-cell table:style-name="ce207" table:formula="of:=IF([Circuit.C178]; [Circuit.C178] * [Circuit.F1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79]; [Circuit.C179] * [Circuit.D179]; &quot;&quot;)">
            <text:p/>
          </table:table-cell>
          <table:table-cell/>
          <table:table-cell table:style-name="ce207" table:formula="of:=IF([Circuit.C179]; [Circuit.C179] * [Circuit.F1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0]; [Circuit.C180] * [Circuit.D180]; &quot;&quot;)">
            <text:p/>
          </table:table-cell>
          <table:table-cell/>
          <table:table-cell table:style-name="ce207" table:formula="of:=IF([Circuit.C180]; [Circuit.C180] * [Circuit.F1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1]; [Circuit.C181] * [Circuit.D181]; &quot;&quot;)">
            <text:p/>
          </table:table-cell>
          <table:table-cell/>
          <table:table-cell table:style-name="ce207" table:formula="of:=IF([Circuit.C181]; [Circuit.C181] * [Circuit.F1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2]; [Circuit.C182] * [Circuit.D182]; &quot;&quot;)">
            <text:p/>
          </table:table-cell>
          <table:table-cell/>
          <table:table-cell table:style-name="ce207" table:formula="of:=IF([Circuit.C182]; [Circuit.C182] * [Circuit.F1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3]; [Circuit.C183] * [Circuit.D183]; &quot;&quot;)">
            <text:p/>
          </table:table-cell>
          <table:table-cell/>
          <table:table-cell table:style-name="ce207" table:formula="of:=IF([Circuit.C183]; [Circuit.C183] * [Circuit.F1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4]; [Circuit.C184] * [Circuit.D184]; &quot;&quot;)">
            <text:p/>
          </table:table-cell>
          <table:table-cell/>
          <table:table-cell table:style-name="ce207" table:formula="of:=IF([Circuit.C184]; [Circuit.C184] * [Circuit.F1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5]; [Circuit.C185] * [Circuit.D185]; &quot;&quot;)">
            <text:p/>
          </table:table-cell>
          <table:table-cell/>
          <table:table-cell table:style-name="ce207" table:formula="of:=IF([Circuit.C185]; [Circuit.C185] * [Circuit.F1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6]; [Circuit.C186] * [Circuit.D186]; &quot;&quot;)">
            <text:p/>
          </table:table-cell>
          <table:table-cell/>
          <table:table-cell table:style-name="ce207" table:formula="of:=IF([Circuit.C186]; [Circuit.C186] * [Circuit.F1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7]; [Circuit.C187] * [Circuit.D187]; &quot;&quot;)">
            <text:p/>
          </table:table-cell>
          <table:table-cell/>
          <table:table-cell table:style-name="ce207" table:formula="of:=IF([Circuit.C187]; [Circuit.C187] * [Circuit.F1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8]; [Circuit.C188] * [Circuit.D188]; &quot;&quot;)">
            <text:p/>
          </table:table-cell>
          <table:table-cell/>
          <table:table-cell table:style-name="ce207" table:formula="of:=IF([Circuit.C188]; [Circuit.C188] * [Circuit.F1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89]; [Circuit.C189] * [Circuit.D189]; &quot;&quot;)">
            <text:p/>
          </table:table-cell>
          <table:table-cell/>
          <table:table-cell table:style-name="ce207" table:formula="of:=IF([Circuit.C189]; [Circuit.C189] * [Circuit.F1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0]; [Circuit.C190] * [Circuit.D190]; &quot;&quot;)">
            <text:p/>
          </table:table-cell>
          <table:table-cell/>
          <table:table-cell table:style-name="ce207" table:formula="of:=IF([Circuit.C190]; [Circuit.C190] * [Circuit.F1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1]; [Circuit.C191] * [Circuit.D191]; &quot;&quot;)">
            <text:p/>
          </table:table-cell>
          <table:table-cell/>
          <table:table-cell table:style-name="ce207" table:formula="of:=IF([Circuit.C191]; [Circuit.C191] * [Circuit.F1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2]; [Circuit.C192] * [Circuit.D192]; &quot;&quot;)">
            <text:p/>
          </table:table-cell>
          <table:table-cell/>
          <table:table-cell table:style-name="ce207" table:formula="of:=IF([Circuit.C192]; [Circuit.C192] * [Circuit.F1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3]; [Circuit.C193] * [Circuit.D193]; &quot;&quot;)">
            <text:p/>
          </table:table-cell>
          <table:table-cell/>
          <table:table-cell table:style-name="ce207" table:formula="of:=IF([Circuit.C193]; [Circuit.C193] * [Circuit.F1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4]; [Circuit.C194] * [Circuit.D194]; &quot;&quot;)">
            <text:p/>
          </table:table-cell>
          <table:table-cell/>
          <table:table-cell table:style-name="ce207" table:formula="of:=IF([Circuit.C194]; [Circuit.C194] * [Circuit.F1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5]; [Circuit.C195] * [Circuit.D195]; &quot;&quot;)">
            <text:p/>
          </table:table-cell>
          <table:table-cell/>
          <table:table-cell table:style-name="ce207" table:formula="of:=IF([Circuit.C195]; [Circuit.C195] * [Circuit.F19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6]; [Circuit.C196] * [Circuit.D196]; &quot;&quot;)">
            <text:p/>
          </table:table-cell>
          <table:table-cell/>
          <table:table-cell table:style-name="ce207" table:formula="of:=IF([Circuit.C196]; [Circuit.C196] * [Circuit.F19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7]; [Circuit.C197] * [Circuit.D197]; &quot;&quot;)">
            <text:p/>
          </table:table-cell>
          <table:table-cell/>
          <table:table-cell table:style-name="ce207" table:formula="of:=IF([Circuit.C197]; [Circuit.C197] * [Circuit.F19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8]; [Circuit.C198] * [Circuit.D198]; &quot;&quot;)">
            <text:p/>
          </table:table-cell>
          <table:table-cell/>
          <table:table-cell table:style-name="ce207" table:formula="of:=IF([Circuit.C198]; [Circuit.C198] * [Circuit.F19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199]; [Circuit.C199] * [Circuit.D199]; &quot;&quot;)">
            <text:p/>
          </table:table-cell>
          <table:table-cell/>
          <table:table-cell table:style-name="ce207" table:formula="of:=IF([Circuit.C199]; [Circuit.C199] * [Circuit.F19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ircuit.C200]; [Circuit.C200] * [Circuit.D200]; &quot;&quot;)">
            <text:p/>
          </table:table-cell>
          <table:table-cell/>
          <table:table-cell table:style-name="ce207" table:formula="of:=IF([Circuit.C200]; [Circuit.C200] * [Circuit.F200]; &quot;&quot;)">
            <text:p/>
          </table:table-cell>
          <table:table-cell table:number-columns-repeated="1017"/>
        </table:table-row>
        <table:table-row table:style-name="ro2" table:number-rows-repeated="10483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tructură" table:style-name="ta1">
        <table:table-column table:style-name="co32" table:default-cell-style-name="ce190"/>
        <table:table-column table:style-name="co33" table:default-cell-style-name="ce194"/>
        <table:table-column table:style-name="co34" table:default-cell-style-name="ce199"/>
        <table:table-column table:style-name="co35" table:default-cell-style-name="ce202"/>
        <table:table-column table:style-name="co36" table:default-cell-style-name="ce202"/>
        <table:table-column table:style-name="co37" table:default-cell-style-name="ce205"/>
        <table:table-column table:style-name="co38" table:default-cell-style-name="ce205"/>
        <table:table-column table:style-name="co8" table:number-columns-repeated="1017" table:default-cell-style-name="Default"/>
        <table:table-row table:style-name="ro6">
          <table:table-cell table:style-name="ce187" table:formula="of:=4" office:value-type="float" office:value="4" calcext:value-type="float">
            <text:p>4</text:p>
          </table:table-cell>
          <table:table-cell table:style-name="ce191" office:value-type="float" office:value="200" calcext:value-type="float">
            <text:p>200</text:p>
          </table:table-cell>
          <table:table-cell table:style-name="ce195" table:formula="of:=ADDRESS([Structură.$A$1]; COLUMN()) &amp; &quot;:&quot; &amp; ADDRESS([Structură.$A$2]; COLUMN())" office:value-type="string" office:string-value="$C$4:$C$14" calcext:value-type="string">
            <text:p>$C$4:$C$14</text:p>
          </table:table-cell>
          <table:table-cell table:style-name="ce195" table:formula="of:=ADDRESS([Structură.$A$1]; COLUMN()) &amp; &quot;:&quot; &amp; ADDRESS([Structură.$A$2]; COLUMN())" office:value-type="string" office:string-value="$D$4:$D$14" calcext:value-type="string">
            <text:p>$D$4:$D$14</text:p>
          </table:table-cell>
          <table:table-cell table:style-name="ce195" table:formula="of:=ADDRESS([Structură.$A$1]; COLUMN()) &amp; &quot;:&quot; &amp; ADDRESS([Structură.$A$2]; COLUMN())" office:value-type="string" office:string-value="$E$4:$E$14" calcext:value-type="string">
            <text:p>$E$4:$E$14</text:p>
          </table:table-cell>
          <table:table-cell table:style-name="ce195" table:formula="of:=ADDRESS([Structură.$A$1]; COLUMN()) &amp; &quot;:&quot; &amp; ADDRESS([Structură.$A$2]; COLUMN())" office:value-type="string" office:string-value="$F$4:$F$14" calcext:value-type="string">
            <text:p>$F$4:$F$14</text:p>
          </table:table-cell>
          <table:table-cell table:style-name="ce195" table:formula="of:=ADDRESS([Structură.$A$1]; COLUMN()) &amp; &quot;:&quot; &amp; ADDRESS([Structură.$A$2]; COLUMN())" office:value-type="string" office:string-value="$G$4:$G$14" calcext:value-type="string">
            <text:p>$G$4:$G$14</text:p>
          </table:table-cell>
          <table:table-cell table:style-name="ce208"/>
          <table:table-cell table:style-name="ce210" table:number-columns-repeated="1016"/>
        </table:table-row>
        <table:table-row table:style-name="ro1">
          <table:table-cell table:style-name="ce188" table:formula="of:=[Structură.$A$1]+COUNTA(INDIRECT([Structură.$A$3]):INDIRECT([Structură.$A$4]))" office:value-type="float" office:value="14" calcext:value-type="float">
            <text:p>14</text:p>
          </table:table-cell>
          <table:table-cell table:style-name="ce211" office:value-type="string" calcext:value-type="string">
            <text:p>Structură</text:p>
          </table:table-cell>
          <table:table-cell table:style-name="ce212" table:formula="of:=IF(SUM(INDIRECT([Structură.C1])); SUM(INDIRECT([Structură.C1])); &quot;&quot;)" office:value-type="float" office:value="102.29" calcext:value-type="float">
            <text:p>102,29</text:p>
          </table:table-cell>
          <table:table-cell table:style-name="ce213" table:formula="of:=IF(SUM(INDIRECT([Structură.D1])); AVERAGE(INDIRECT([Structură.D1])); &quot;&quot;)" office:value-type="currency" office:currency="RON" office:value="9.497" calcext:value-type="currency">
            <text:p>9,50 RON</text:p>
          </table:table-cell>
          <table:table-cell table:style-name="ce213" table:formula="of:=IF(SUM(INDIRECT([Structură.E1])); SUM(INDIRECT([Structură.E1])); &quot;&quot;)" office:value-type="currency" office:currency="RON" office:value="132.2818" calcext:value-type="currency">
            <text:p>132,28 RON</text:p>
          </table:table-cell>
          <table:table-cell table:style-name="ce214" table:formula="of:=IF(SUM(INDIRECT([Structură.F1])); AVERAGE(INDIRECT([Structură.F1])); &quot;&quot;)" office:value-type="currency" office:currency="g" office:value="219.35" calcext:value-type="currency">
            <text:p>219,35 g</text:p>
          </table:table-cell>
          <table:table-cell table:style-name="ce214" table:formula="of:=IF(SUM(INDIRECT([Structură.G1])); SUM(INDIRECT([Structură.G1])); &quot;&quot;)" office:value-type="currency" office:currency="g" office:value="1870" calcext:value-type="currency">
            <text:p>1.870,00 g</text:p>
          </table:table-cell>
          <table:table-cell table:style-name="ce209"/>
          <table:table-cell table:number-columns-repeated="1016"/>
        </table:table-row>
        <table:table-row table:style-name="ro7">
          <table:table-cell table:style-name="ce189" table:formula="of:=ADDRESS([Structură.$A$1];2)" office:value-type="string" office:string-value="$B$4" calcext:value-type="string">
            <text:p>$B$4</text:p>
          </table:table-cell>
          <table:table-cell table:style-name="ce193" office:value-type="string" calcext:value-type="string">
            <text:p>Nume</text:p>
          </table:table-cell>
          <table:table-cell table:style-name="ce197" office:value-type="string" calcext:value-type="string">
            <text:p>Cantitate</text:p>
          </table:table-cell>
          <table:table-cell table:style-name="ce197" office:value-type="string" calcext:value-type="string">
            <text:p>Preț unitate</text:p>
          </table:table-cell>
          <table:table-cell table:style-name="ce197" office:value-type="string" calcext:value-type="string">
            <text:p>Preț total</text:p>
          </table:table-cell>
          <table:table-cell table:style-name="ce197" office:value-type="string" calcext:value-type="string">
            <text:p>Masă unitate</text:p>
          </table:table-cell>
          <table:table-cell table:style-name="ce197" office:value-type="string" calcext:value-type="string">
            <text:p>Masă totală</text:p>
          </table:table-cell>
          <table:table-cell table:number-columns-repeated="1017"/>
        </table:table-row>
        <table:table-row table:style-name="ro2">
          <table:table-cell table:style-name="ce189" table:formula="of:=ADDRESS([Structură.$B$1];2;4)" office:value-type="string" office:string-value="B200" calcext:value-type="string">
            <text:p>B200</text:p>
          </table:table-cell>
          <table:table-cell office:value-type="string" calcext:value-type="string">
            <text:p>Bandă asamblare oțel zincat 12cm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1.3" calcext:value-type="currency">
            <text:p>1,30 RON</text:p>
          </table:table-cell>
          <table:table-cell table:formula="of:=IF([Structură.C4]; [Structură.C4] * [Structură.D4]; &quot;&quot;)" office:value-type="currency" office:currency="RON" office:value="5.2" calcext:value-type="currency">
            <text:p>5,20 RON</text:p>
          </table:table-cell>
          <table:table-cell office:value-type="currency" office:currency="g" office:value="22.5" calcext:value-type="currency">
            <text:p>22,50 g</text:p>
          </table:table-cell>
          <table:table-cell table:style-name="ce207" table:formula="of:=IF([Structură.C4]; [Structură.C4] * [Structură.F4]; &quot;&quot;)" office:value-type="currency" office:currency="g" office:value="90" calcext:value-type="currency">
            <text:p>9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andă asamblare oțel zincat 20cm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2.4" calcext:value-type="currency">
            <text:p>2,40 RON</text:p>
          </table:table-cell>
          <table:table-cell table:formula="of:=IF([Structură.C5]; [Structură.C5] * [Structură.D5]; &quot;&quot;)" office:value-type="currency" office:currency="RON" office:value="9.6" calcext:value-type="currency">
            <text:p>9,60 RON</text:p>
          </table:table-cell>
          <table:table-cell office:value-type="currency" office:currency="g" office:value="37.5" calcext:value-type="currency">
            <text:p>37,50 g</text:p>
          </table:table-cell>
          <table:table-cell table:style-name="ce207" table:formula="of:=IF([Structură.C5]; [Structură.C5] * [Structură.F5]; &quot;&quot;)" office:value-type="currency" office:currency="g" office:value="150" calcext:value-type="currency">
            <text:p>15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Bandă asamblare oțel zincat 6cm</text:p>
          </table:table-cell>
          <table:table-cell office:value-type="float" office:value="56" calcext:value-type="float">
            <text:p>56</text:p>
          </table:table-cell>
          <table:table-cell table:style-name="ce203" office:value-type="currency" office:currency="RON" office:value="1" calcext:value-type="currency">
            <text:p>1,00 RON</text:p>
          </table:table-cell>
          <table:table-cell table:formula="of:=IF([Structură.C6]; [Structură.C6] * [Structură.D6]; &quot;&quot;)" office:value-type="currency" office:currency="RON" office:value="56" calcext:value-type="currency">
            <text:p>56,00 RON</text:p>
          </table:table-cell>
          <table:table-cell office:value-type="currency" office:currency="g" office:value="11.25" calcext:value-type="currency">
            <text:p>11,25 g</text:p>
          </table:table-cell>
          <table:table-cell table:style-name="ce207" table:formula="of:=IF([Structură.C6]; [Structură.C6] * [Structură.F6]; &quot;&quot;)" office:value-type="currency" office:currency="g" office:value="630" calcext:value-type="currency">
            <text:p>63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lțar curbat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1" calcext:value-type="currency">
            <text:p>1,00 RON</text:p>
          </table:table-cell>
          <table:table-cell table:formula="of:=IF([Structură.C7]; [Structură.C7] * [Structură.D7]; &quot;&quot;)" office:value-type="currency" office:currency="RON" office:value="4" calcext:value-type="currency">
            <text:p>4,00 RON</text:p>
          </table:table-cell>
          <table:table-cell office:value-type="currency" office:currency="g" office:value="37.5" calcext:value-type="currency">
            <text:p>37,50 g</text:p>
          </table:table-cell>
          <table:table-cell table:style-name="ce207" table:formula="of:=IF([Structură.C7]; [Structură.C7] * [Structură.F7]; &quot;&quot;)" office:value-type="currency" office:currency="g" office:value="150" calcext:value-type="currency">
            <text:p>15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ector îmbinare dreapta zincat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4" calcext:value-type="currency">
            <text:p>4,00 RON</text:p>
          </table:table-cell>
          <table:table-cell table:formula="of:=IF([Structură.C8]; [Structură.C8] * [Structură.D8]; &quot;&quot;)" office:value-type="currency" office:currency="RON" office:value="4" calcext:value-type="currency">
            <text:p>4,00 RON</text:p>
          </table:table-cell>
          <table:table-cell office:value-type="currency" office:currency="g" office:value="15" calcext:value-type="currency">
            <text:p>15,00 g</text:p>
          </table:table-cell>
          <table:table-cell table:style-name="ce207" table:formula="of:=IF([Structură.C8]; [Structură.C8] * [Structură.F8]; &quot;&quot;)" office:value-type="currency" office:currency="g" office:value="15" calcext:value-type="currency">
            <text:p>15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ector scaun 3cm</text:p>
          </table:table-cell>
          <table:table-cell office:value-type="float" office:value="12" calcext:value-type="float">
            <text:p>12</text:p>
          </table:table-cell>
          <table:table-cell office:value-type="currency" office:currency="RON" office:value="1" calcext:value-type="currency">
            <text:p>1,00 RON</text:p>
          </table:table-cell>
          <table:table-cell table:formula="of:=IF([Structură.C9]; [Structură.C9] * [Structură.D9]; &quot;&quot;)" office:value-type="currency" office:currency="RON" office:value="12" calcext:value-type="currency">
            <text:p>12,00 RON</text:p>
          </table:table-cell>
          <table:table-cell office:value-type="currency" office:currency="g" office:value="11.25" calcext:value-type="currency">
            <text:p>11,25 g</text:p>
          </table:table-cell>
          <table:table-cell table:style-name="ce207" table:formula="of:=IF([Structură.C9]; [Structură.C9] * [Structură.F9]; &quot;&quot;)" office:value-type="currency" office:currency="g" office:value="135" calcext:value-type="currency">
            <text:p>135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ector scaun 5cm</text:p>
          </table:table-cell>
          <table:table-cell office:value-type="float" office:value="20" calcext:value-type="float">
            <text:p>20</text:p>
          </table:table-cell>
          <table:table-cell office:value-type="currency" office:currency="RON" office:value="1.35" calcext:value-type="currency">
            <text:p>1,35 RON</text:p>
          </table:table-cell>
          <table:table-cell table:formula="of:=IF([Structură.C10]; [Structură.C10] * [Structură.D10]; &quot;&quot;)" office:value-type="currency" office:currency="RON" office:value="27" calcext:value-type="currency">
            <text:p>27,00 RON</text:p>
          </table:table-cell>
          <table:table-cell office:value-type="currency" office:currency="g" office:value="18.5" calcext:value-type="currency">
            <text:p>18,50 g</text:p>
          </table:table-cell>
          <table:table-cell table:style-name="ce207" table:formula="of:=IF([Structură.C10]; [Structură.C10] * [Structură.F10]; &quot;&quot;)" office:value-type="currency" office:currency="g" office:value="370" calcext:value-type="currency">
            <text:p>37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iuliță hexagonală 3M</text:p>
          </table:table-cell>
          <table:table-cell office:value-type="float" office:value="0.15" calcext:value-type="float">
            <text:p>0,15</text:p>
          </table:table-cell>
          <table:table-cell office:value-type="currency" office:currency="RON" office:value="37.9" calcext:value-type="currency">
            <text:p>37,90 RON</text:p>
          </table:table-cell>
          <table:table-cell table:formula="of:=IF([Structură.C11]; [Structură.C11] * [Structură.D11]; &quot;&quot;)" office:value-type="currency" office:currency="RON" office:value="5.685" calcext:value-type="currency">
            <text:p>5,69 RON</text:p>
          </table:table-cell>
          <table:table-cell office:value-type="currency" office:currency="g" office:value="1000" calcext:value-type="currency">
            <text:p>1.000,00 g</text:p>
          </table:table-cell>
          <table:table-cell table:style-name="ce207" table:formula="of:=IF([Structură.C11]; [Structură.C11] * [Structură.F11]; &quot;&quot;)" office:value-type="currency" office:currency="g" office:value="150" calcext:value-type="currency">
            <text:p>15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Șurub metric înecat 3X</text:p>
          </table:table-cell>
          <table:table-cell office:value-type="float" office:value="0.14" calcext:value-type="float">
            <text:p>0,14</text:p>
          </table:table-cell>
          <table:table-cell office:value-type="currency" office:currency="RON" office:value="42.12" calcext:value-type="currency">
            <text:p>42,12 RON</text:p>
          </table:table-cell>
          <table:table-cell table:formula="of:=IF([Structură.C12]; [Structură.C12] * [Structură.D12]; &quot;&quot;)" office:value-type="currency" office:currency="RON" office:value="5.8968" calcext:value-type="currency">
            <text:p>5,90 RON</text:p>
          </table:table-cell>
          <table:table-cell office:value-type="currency" office:currency="g" office:value="1000" calcext:value-type="currency">
            <text:p>1.000,00 g</text:p>
          </table:table-cell>
          <table:table-cell table:style-name="ce207" table:formula="of:=IF([Structură.C12]; [Structură.C12] * [Structură.F12]; &quot;&quot;)" office:value-type="currency" office:currency="g" office:value="140" calcext:value-type="currency">
            <text:p>14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Șurub metrit 2.5x20 30 de bucăți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2.9" calcext:value-type="currency">
            <text:p>2,90 RON</text:p>
          </table:table-cell>
          <table:table-cell table:formula="of:=IF([Structură.C13]; [Structură.C13] * [Structură.D13]; &quot;&quot;)" office:value-type="currency" office:currency="RON" office:value="2.9" calcext:value-type="currency">
            <text:p>2,90 RON</text:p>
          </table:table-cell>
          <table:table-cell office:value-type="currency" office:currency="g" office:value="40" calcext:value-type="currency">
            <text:p>40,00 g</text:p>
          </table:table-cell>
          <table:table-cell table:style-name="ce207" table:formula="of:=IF([Structură.C13]; [Structură.C13] * [Structură.F13]; &quot;&quot;)" office:value-type="currency" office:currency="g" office:value="40" calcext:value-type="currency">
            <text:p>40,00 g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]; [Structură.C14] * [Structură.D14]; &quot;&quot;)">
            <text:p/>
          </table:table-cell>
          <table:table-cell/>
          <table:table-cell table:style-name="ce207" table:formula="of:=IF([Structură.C14]; [Structură.C14] * [Structură.F1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]; [Structură.C15] * [Structură.D15]; &quot;&quot;)">
            <text:p/>
          </table:table-cell>
          <table:table-cell/>
          <table:table-cell table:style-name="ce207" table:formula="of:=IF([Structură.C15]; [Structură.C15] * [Structură.F1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]; [Structură.C16] * [Structură.D16]; &quot;&quot;)">
            <text:p/>
          </table:table-cell>
          <table:table-cell/>
          <table:table-cell table:style-name="ce207" table:formula="of:=IF([Structură.C16]; [Structură.C16] * [Structură.F1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]; [Structură.C17] * [Structură.D17]; &quot;&quot;)">
            <text:p/>
          </table:table-cell>
          <table:table-cell/>
          <table:table-cell table:style-name="ce207" table:formula="of:=IF([Structură.C17]; [Structură.C17] * [Structură.F1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]; [Structură.C18] * [Structură.D18]; &quot;&quot;)">
            <text:p/>
          </table:table-cell>
          <table:table-cell/>
          <table:table-cell table:style-name="ce207" table:formula="of:=IF([Structură.C18]; [Structură.C18] * [Structură.F1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]; [Structură.C19] * [Structură.D19]; &quot;&quot;)">
            <text:p/>
          </table:table-cell>
          <table:table-cell/>
          <table:table-cell table:style-name="ce207" table:formula="of:=IF([Structură.C19]; [Structură.C19] * [Structură.F1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0]; [Structură.C20] * [Structură.D20]; &quot;&quot;)">
            <text:p/>
          </table:table-cell>
          <table:table-cell/>
          <table:table-cell table:style-name="ce207" table:formula="of:=IF([Structură.C20]; [Structură.C20] * [Structură.F2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1]; [Structură.C21] * [Structură.D21]; &quot;&quot;)">
            <text:p/>
          </table:table-cell>
          <table:table-cell/>
          <table:table-cell table:style-name="ce207" table:formula="of:=IF([Structură.C21]; [Structură.C21] * [Structură.F2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2]; [Structură.C22] * [Structură.D22]; &quot;&quot;)">
            <text:p/>
          </table:table-cell>
          <table:table-cell/>
          <table:table-cell table:style-name="ce207" table:formula="of:=IF([Structură.C22]; [Structură.C22] * [Structură.F2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3]; [Structură.C23] * [Structură.D23]; &quot;&quot;)">
            <text:p/>
          </table:table-cell>
          <table:table-cell/>
          <table:table-cell table:style-name="ce207" table:formula="of:=IF([Structură.C23]; [Structură.C23] * [Structură.F2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4]; [Structură.C24] * [Structură.D24]; &quot;&quot;)">
            <text:p/>
          </table:table-cell>
          <table:table-cell/>
          <table:table-cell table:style-name="ce207" table:formula="of:=IF([Structură.C24]; [Structură.C24] * [Structură.F2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5]; [Structură.C25] * [Structură.D25]; &quot;&quot;)">
            <text:p/>
          </table:table-cell>
          <table:table-cell/>
          <table:table-cell table:style-name="ce207" table:formula="of:=IF([Structură.C25]; [Structură.C25] * [Structură.F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6]; [Structură.C26] * [Structură.D26]; &quot;&quot;)">
            <text:p/>
          </table:table-cell>
          <table:table-cell/>
          <table:table-cell table:style-name="ce207" table:formula="of:=IF([Structură.C26]; [Structură.C26] * [Structură.F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7]; [Structură.C27] * [Structură.D27]; &quot;&quot;)">
            <text:p/>
          </table:table-cell>
          <table:table-cell/>
          <table:table-cell table:style-name="ce207" table:formula="of:=IF([Structură.C27]; [Structură.C27] * [Structură.F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8]; [Structură.C28] * [Structură.D28]; &quot;&quot;)">
            <text:p/>
          </table:table-cell>
          <table:table-cell/>
          <table:table-cell table:style-name="ce207" table:formula="of:=IF([Structură.C28]; [Structură.C28] * [Structură.F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29]; [Structură.C29] * [Structură.D29]; &quot;&quot;)">
            <text:p/>
          </table:table-cell>
          <table:table-cell/>
          <table:table-cell table:style-name="ce207" table:formula="of:=IF([Structură.C29]; [Structură.C29] * [Structură.F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0]; [Structură.C30] * [Structură.D30]; &quot;&quot;)">
            <text:p/>
          </table:table-cell>
          <table:table-cell/>
          <table:table-cell table:style-name="ce207" table:formula="of:=IF([Structură.C30]; [Structură.C30] * [Structură.F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1]; [Structură.C31] * [Structură.D31]; &quot;&quot;)">
            <text:p/>
          </table:table-cell>
          <table:table-cell/>
          <table:table-cell table:style-name="ce207" table:formula="of:=IF([Structură.C31]; [Structură.C31] * [Structură.F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2]; [Structură.C32] * [Structură.D32]; &quot;&quot;)">
            <text:p/>
          </table:table-cell>
          <table:table-cell/>
          <table:table-cell table:style-name="ce207" table:formula="of:=IF([Structură.C32]; [Structură.C32] * [Structură.F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3]; [Structură.C33] * [Structură.D33]; &quot;&quot;)">
            <text:p/>
          </table:table-cell>
          <table:table-cell/>
          <table:table-cell table:style-name="ce207" table:formula="of:=IF([Structură.C33]; [Structură.C33] * [Structură.F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4]; [Structură.C34] * [Structură.D34]; &quot;&quot;)">
            <text:p/>
          </table:table-cell>
          <table:table-cell/>
          <table:table-cell table:style-name="ce207" table:formula="of:=IF([Structură.C34]; [Structură.C34] * [Structură.F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5]; [Structură.C35] * [Structură.D35]; &quot;&quot;)">
            <text:p/>
          </table:table-cell>
          <table:table-cell/>
          <table:table-cell table:style-name="ce207" table:formula="of:=IF([Structură.C35]; [Structură.C35] * [Structură.F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6]; [Structură.C36] * [Structură.D36]; &quot;&quot;)">
            <text:p/>
          </table:table-cell>
          <table:table-cell/>
          <table:table-cell table:style-name="ce207" table:formula="of:=IF([Structură.C36]; [Structură.C36] * [Structură.F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7]; [Structură.C37] * [Structură.D37]; &quot;&quot;)">
            <text:p/>
          </table:table-cell>
          <table:table-cell/>
          <table:table-cell table:style-name="ce207" table:formula="of:=IF([Structură.C37]; [Structură.C37] * [Structură.F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8]; [Structură.C38] * [Structură.D38]; &quot;&quot;)">
            <text:p/>
          </table:table-cell>
          <table:table-cell/>
          <table:table-cell table:style-name="ce207" table:formula="of:=IF([Structură.C38]; [Structură.C38] * [Structură.F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39]; [Structură.C39] * [Structură.D39]; &quot;&quot;)">
            <text:p/>
          </table:table-cell>
          <table:table-cell/>
          <table:table-cell table:style-name="ce207" table:formula="of:=IF([Structură.C39]; [Structură.C39] * [Structură.F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0]; [Structură.C40] * [Structură.D40]; &quot;&quot;)">
            <text:p/>
          </table:table-cell>
          <table:table-cell/>
          <table:table-cell table:style-name="ce207" table:formula="of:=IF([Structură.C40]; [Structură.C40] * [Structură.F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1]; [Structură.C41] * [Structură.D41]; &quot;&quot;)">
            <text:p/>
          </table:table-cell>
          <table:table-cell/>
          <table:table-cell table:style-name="ce207" table:formula="of:=IF([Structură.C41]; [Structură.C41] * [Structură.F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2]; [Structură.C42] * [Structură.D42]; &quot;&quot;)">
            <text:p/>
          </table:table-cell>
          <table:table-cell/>
          <table:table-cell table:style-name="ce207" table:formula="of:=IF([Structură.C42]; [Structură.C42] * [Structură.F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3]; [Structură.C43] * [Structură.D43]; &quot;&quot;)">
            <text:p/>
          </table:table-cell>
          <table:table-cell/>
          <table:table-cell table:style-name="ce207" table:formula="of:=IF([Structură.C43]; [Structură.C43] * [Structură.F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4]; [Structură.C44] * [Structură.D44]; &quot;&quot;)">
            <text:p/>
          </table:table-cell>
          <table:table-cell/>
          <table:table-cell table:style-name="ce207" table:formula="of:=IF([Structură.C44]; [Structură.C44] * [Structură.F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5]; [Structură.C45] * [Structură.D45]; &quot;&quot;)">
            <text:p/>
          </table:table-cell>
          <table:table-cell/>
          <table:table-cell table:style-name="ce207" table:formula="of:=IF([Structură.C45]; [Structură.C45] * [Structură.F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6]; [Structură.C46] * [Structură.D46]; &quot;&quot;)">
            <text:p/>
          </table:table-cell>
          <table:table-cell/>
          <table:table-cell table:style-name="ce207" table:formula="of:=IF([Structură.C46]; [Structură.C46] * [Structură.F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7]; [Structură.C47] * [Structură.D47]; &quot;&quot;)">
            <text:p/>
          </table:table-cell>
          <table:table-cell/>
          <table:table-cell table:style-name="ce207" table:formula="of:=IF([Structură.C47]; [Structură.C47] * [Structură.F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8]; [Structură.C48] * [Structură.D48]; &quot;&quot;)">
            <text:p/>
          </table:table-cell>
          <table:table-cell/>
          <table:table-cell table:style-name="ce207" table:formula="of:=IF([Structură.C48]; [Structură.C48] * [Structură.F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49]; [Structură.C49] * [Structură.D49]; &quot;&quot;)">
            <text:p/>
          </table:table-cell>
          <table:table-cell/>
          <table:table-cell table:style-name="ce207" table:formula="of:=IF([Structură.C49]; [Structură.C49] * [Structură.F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0]; [Structură.C50] * [Structură.D50]; &quot;&quot;)">
            <text:p/>
          </table:table-cell>
          <table:table-cell/>
          <table:table-cell table:style-name="ce207" table:formula="of:=IF([Structură.C50]; [Structură.C50] * [Structură.F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1]; [Structură.C51] * [Structură.D51]; &quot;&quot;)">
            <text:p/>
          </table:table-cell>
          <table:table-cell/>
          <table:table-cell table:style-name="ce207" table:formula="of:=IF([Structură.C51]; [Structură.C51] * [Structură.F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2]; [Structură.C52] * [Structură.D52]; &quot;&quot;)">
            <text:p/>
          </table:table-cell>
          <table:table-cell/>
          <table:table-cell table:style-name="ce207" table:formula="of:=IF([Structură.C52]; [Structură.C52] * [Structură.F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3]; [Structură.C53] * [Structură.D53]; &quot;&quot;)">
            <text:p/>
          </table:table-cell>
          <table:table-cell/>
          <table:table-cell table:style-name="ce207" table:formula="of:=IF([Structură.C53]; [Structură.C53] * [Structură.F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4]; [Structură.C54] * [Structură.D54]; &quot;&quot;)">
            <text:p/>
          </table:table-cell>
          <table:table-cell/>
          <table:table-cell table:style-name="ce207" table:formula="of:=IF([Structură.C54]; [Structură.C54] * [Structură.F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5]; [Structură.C55] * [Structură.D55]; &quot;&quot;)">
            <text:p/>
          </table:table-cell>
          <table:table-cell/>
          <table:table-cell table:style-name="ce207" table:formula="of:=IF([Structură.C55]; [Structură.C55] * [Structură.F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6]; [Structură.C56] * [Structură.D56]; &quot;&quot;)">
            <text:p/>
          </table:table-cell>
          <table:table-cell/>
          <table:table-cell table:style-name="ce207" table:formula="of:=IF([Structură.C56]; [Structură.C56] * [Structură.F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7]; [Structură.C57] * [Structură.D57]; &quot;&quot;)">
            <text:p/>
          </table:table-cell>
          <table:table-cell/>
          <table:table-cell table:style-name="ce207" table:formula="of:=IF([Structură.C57]; [Structură.C57] * [Structură.F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8]; [Structură.C58] * [Structură.D58]; &quot;&quot;)">
            <text:p/>
          </table:table-cell>
          <table:table-cell/>
          <table:table-cell table:style-name="ce207" table:formula="of:=IF([Structură.C58]; [Structură.C58] * [Structură.F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59]; [Structură.C59] * [Structură.D59]; &quot;&quot;)">
            <text:p/>
          </table:table-cell>
          <table:table-cell/>
          <table:table-cell table:style-name="ce207" table:formula="of:=IF([Structură.C59]; [Structură.C59] * [Structură.F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0]; [Structură.C60] * [Structură.D60]; &quot;&quot;)">
            <text:p/>
          </table:table-cell>
          <table:table-cell/>
          <table:table-cell table:style-name="ce207" table:formula="of:=IF([Structură.C60]; [Structură.C60] * [Structură.F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1]; [Structură.C61] * [Structură.D61]; &quot;&quot;)">
            <text:p/>
          </table:table-cell>
          <table:table-cell/>
          <table:table-cell table:style-name="ce207" table:formula="of:=IF([Structură.C61]; [Structură.C61] * [Structură.F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2]; [Structură.C62] * [Structură.D62]; &quot;&quot;)">
            <text:p/>
          </table:table-cell>
          <table:table-cell/>
          <table:table-cell table:style-name="ce207" table:formula="of:=IF([Structură.C62]; [Structură.C62] * [Structură.F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3]; [Structură.C63] * [Structură.D63]; &quot;&quot;)">
            <text:p/>
          </table:table-cell>
          <table:table-cell/>
          <table:table-cell table:style-name="ce207" table:formula="of:=IF([Structură.C63]; [Structură.C63] * [Structură.F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4]; [Structură.C64] * [Structură.D64]; &quot;&quot;)">
            <text:p/>
          </table:table-cell>
          <table:table-cell/>
          <table:table-cell table:style-name="ce207" table:formula="of:=IF([Structură.C64]; [Structură.C64] * [Structură.F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5]; [Structură.C65] * [Structură.D65]; &quot;&quot;)">
            <text:p/>
          </table:table-cell>
          <table:table-cell/>
          <table:table-cell table:style-name="ce207" table:formula="of:=IF([Structură.C65]; [Structură.C65] * [Structură.F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6]; [Structură.C66] * [Structură.D66]; &quot;&quot;)">
            <text:p/>
          </table:table-cell>
          <table:table-cell/>
          <table:table-cell table:style-name="ce207" table:formula="of:=IF([Structură.C66]; [Structură.C66] * [Structură.F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7]; [Structură.C67] * [Structură.D67]; &quot;&quot;)">
            <text:p/>
          </table:table-cell>
          <table:table-cell/>
          <table:table-cell table:style-name="ce207" table:formula="of:=IF([Structură.C67]; [Structură.C67] * [Structură.F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8]; [Structură.C68] * [Structură.D68]; &quot;&quot;)">
            <text:p/>
          </table:table-cell>
          <table:table-cell/>
          <table:table-cell table:style-name="ce207" table:formula="of:=IF([Structură.C68]; [Structură.C68] * [Structură.F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69]; [Structură.C69] * [Structură.D69]; &quot;&quot;)">
            <text:p/>
          </table:table-cell>
          <table:table-cell/>
          <table:table-cell table:style-name="ce207" table:formula="of:=IF([Structură.C69]; [Structură.C69] * [Structură.F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0]; [Structură.C70] * [Structură.D70]; &quot;&quot;)">
            <text:p/>
          </table:table-cell>
          <table:table-cell/>
          <table:table-cell table:style-name="ce207" table:formula="of:=IF([Structură.C70]; [Structură.C70] * [Structură.F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1]; [Structură.C71] * [Structură.D71]; &quot;&quot;)">
            <text:p/>
          </table:table-cell>
          <table:table-cell/>
          <table:table-cell table:style-name="ce207" table:formula="of:=IF([Structură.C71]; [Structură.C71] * [Structură.F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2]; [Structură.C72] * [Structură.D72]; &quot;&quot;)">
            <text:p/>
          </table:table-cell>
          <table:table-cell/>
          <table:table-cell table:style-name="ce207" table:formula="of:=IF([Structură.C72]; [Structură.C72] * [Structură.F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3]; [Structură.C73] * [Structură.D73]; &quot;&quot;)">
            <text:p/>
          </table:table-cell>
          <table:table-cell/>
          <table:table-cell table:style-name="ce207" table:formula="of:=IF([Structură.C73]; [Structură.C73] * [Structură.F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4]; [Structură.C74] * [Structură.D74]; &quot;&quot;)">
            <text:p/>
          </table:table-cell>
          <table:table-cell/>
          <table:table-cell table:style-name="ce207" table:formula="of:=IF([Structură.C74]; [Structură.C74] * [Structură.F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5]; [Structură.C75] * [Structură.D75]; &quot;&quot;)">
            <text:p/>
          </table:table-cell>
          <table:table-cell/>
          <table:table-cell table:style-name="ce207" table:formula="of:=IF([Structură.C75]; [Structură.C75] * [Structură.F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6]; [Structură.C76] * [Structură.D76]; &quot;&quot;)">
            <text:p/>
          </table:table-cell>
          <table:table-cell/>
          <table:table-cell table:style-name="ce207" table:formula="of:=IF([Structură.C76]; [Structură.C76] * [Structură.F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7]; [Structură.C77] * [Structură.D77]; &quot;&quot;)">
            <text:p/>
          </table:table-cell>
          <table:table-cell/>
          <table:table-cell table:style-name="ce207" table:formula="of:=IF([Structură.C77]; [Structură.C77] * [Structură.F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8]; [Structură.C78] * [Structură.D78]; &quot;&quot;)">
            <text:p/>
          </table:table-cell>
          <table:table-cell/>
          <table:table-cell table:style-name="ce207" table:formula="of:=IF([Structură.C78]; [Structură.C78] * [Structură.F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79]; [Structură.C79] * [Structură.D79]; &quot;&quot;)">
            <text:p/>
          </table:table-cell>
          <table:table-cell/>
          <table:table-cell table:style-name="ce207" table:formula="of:=IF([Structură.C79]; [Structură.C79] * [Structură.F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0]; [Structură.C80] * [Structură.D80]; &quot;&quot;)">
            <text:p/>
          </table:table-cell>
          <table:table-cell/>
          <table:table-cell table:style-name="ce207" table:formula="of:=IF([Structură.C80]; [Structură.C80] * [Structură.F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1]; [Structură.C81] * [Structură.D81]; &quot;&quot;)">
            <text:p/>
          </table:table-cell>
          <table:table-cell/>
          <table:table-cell table:style-name="ce207" table:formula="of:=IF([Structură.C81]; [Structură.C81] * [Structură.F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2]; [Structură.C82] * [Structură.D82]; &quot;&quot;)">
            <text:p/>
          </table:table-cell>
          <table:table-cell/>
          <table:table-cell table:style-name="ce207" table:formula="of:=IF([Structură.C82]; [Structură.C82] * [Structură.F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3]; [Structură.C83] * [Structură.D83]; &quot;&quot;)">
            <text:p/>
          </table:table-cell>
          <table:table-cell/>
          <table:table-cell table:style-name="ce207" table:formula="of:=IF([Structură.C83]; [Structură.C83] * [Structură.F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4]; [Structură.C84] * [Structură.D84]; &quot;&quot;)">
            <text:p/>
          </table:table-cell>
          <table:table-cell/>
          <table:table-cell table:style-name="ce207" table:formula="of:=IF([Structură.C84]; [Structură.C84] * [Structură.F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5]; [Structură.C85] * [Structură.D85]; &quot;&quot;)">
            <text:p/>
          </table:table-cell>
          <table:table-cell/>
          <table:table-cell table:style-name="ce207" table:formula="of:=IF([Structură.C85]; [Structură.C85] * [Structură.F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6]; [Structură.C86] * [Structură.D86]; &quot;&quot;)">
            <text:p/>
          </table:table-cell>
          <table:table-cell/>
          <table:table-cell table:style-name="ce207" table:formula="of:=IF([Structură.C86]; [Structură.C86] * [Structură.F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7]; [Structură.C87] * [Structură.D87]; &quot;&quot;)">
            <text:p/>
          </table:table-cell>
          <table:table-cell/>
          <table:table-cell table:style-name="ce207" table:formula="of:=IF([Structură.C87]; [Structură.C87] * [Structură.F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8]; [Structură.C88] * [Structură.D88]; &quot;&quot;)">
            <text:p/>
          </table:table-cell>
          <table:table-cell/>
          <table:table-cell table:style-name="ce207" table:formula="of:=IF([Structură.C88]; [Structură.C88] * [Structură.F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89]; [Structură.C89] * [Structură.D89]; &quot;&quot;)">
            <text:p/>
          </table:table-cell>
          <table:table-cell/>
          <table:table-cell table:style-name="ce207" table:formula="of:=IF([Structură.C89]; [Structură.C89] * [Structură.F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0]; [Structură.C90] * [Structură.D90]; &quot;&quot;)">
            <text:p/>
          </table:table-cell>
          <table:table-cell/>
          <table:table-cell table:style-name="ce207" table:formula="of:=IF([Structură.C90]; [Structură.C90] * [Structură.F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1]; [Structură.C91] * [Structură.D91]; &quot;&quot;)">
            <text:p/>
          </table:table-cell>
          <table:table-cell/>
          <table:table-cell table:style-name="ce207" table:formula="of:=IF([Structură.C91]; [Structură.C91] * [Structură.F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2]; [Structură.C92] * [Structură.D92]; &quot;&quot;)">
            <text:p/>
          </table:table-cell>
          <table:table-cell/>
          <table:table-cell table:style-name="ce207" table:formula="of:=IF([Structură.C92]; [Structură.C92] * [Structură.F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3]; [Structură.C93] * [Structură.D93]; &quot;&quot;)">
            <text:p/>
          </table:table-cell>
          <table:table-cell/>
          <table:table-cell table:style-name="ce207" table:formula="of:=IF([Structură.C93]; [Structură.C93] * [Structură.F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4]; [Structură.C94] * [Structură.D94]; &quot;&quot;)">
            <text:p/>
          </table:table-cell>
          <table:table-cell/>
          <table:table-cell table:style-name="ce207" table:formula="of:=IF([Structură.C94]; [Structură.C94] * [Structură.F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5]; [Structură.C95] * [Structură.D95]; &quot;&quot;)">
            <text:p/>
          </table:table-cell>
          <table:table-cell/>
          <table:table-cell table:style-name="ce207" table:formula="of:=IF([Structură.C95]; [Structură.C95] * [Structură.F9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6]; [Structură.C96] * [Structură.D96]; &quot;&quot;)">
            <text:p/>
          </table:table-cell>
          <table:table-cell/>
          <table:table-cell table:style-name="ce207" table:formula="of:=IF([Structură.C96]; [Structură.C96] * [Structură.F9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7]; [Structură.C97] * [Structură.D97]; &quot;&quot;)">
            <text:p/>
          </table:table-cell>
          <table:table-cell/>
          <table:table-cell table:style-name="ce207" table:formula="of:=IF([Structură.C97]; [Structură.C97] * [Structură.F9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8]; [Structură.C98] * [Structură.D98]; &quot;&quot;)">
            <text:p/>
          </table:table-cell>
          <table:table-cell/>
          <table:table-cell table:style-name="ce207" table:formula="of:=IF([Structură.C98]; [Structură.C98] * [Structură.F9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99]; [Structură.C99] * [Structură.D99]; &quot;&quot;)">
            <text:p/>
          </table:table-cell>
          <table:table-cell/>
          <table:table-cell table:style-name="ce207" table:formula="of:=IF([Structură.C99]; [Structură.C99] * [Structură.F9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0]; [Structură.C100] * [Structură.D100]; &quot;&quot;)">
            <text:p/>
          </table:table-cell>
          <table:table-cell/>
          <table:table-cell table:style-name="ce207" table:formula="of:=IF([Structură.C100]; [Structură.C100] * [Structură.F10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1]; [Structură.C101] * [Structură.D101]; &quot;&quot;)">
            <text:p/>
          </table:table-cell>
          <table:table-cell/>
          <table:table-cell table:style-name="ce207" table:formula="of:=IF([Structură.C101]; [Structură.C101] * [Structură.F10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2]; [Structură.C102] * [Structură.D102]; &quot;&quot;)">
            <text:p/>
          </table:table-cell>
          <table:table-cell/>
          <table:table-cell table:style-name="ce207" table:formula="of:=IF([Structură.C102]; [Structură.C102] * [Structură.F10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3]; [Structură.C103] * [Structură.D103]; &quot;&quot;)">
            <text:p/>
          </table:table-cell>
          <table:table-cell/>
          <table:table-cell table:style-name="ce207" table:formula="of:=IF([Structură.C103]; [Structură.C103] * [Structură.F10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4]; [Structură.C104] * [Structură.D104]; &quot;&quot;)">
            <text:p/>
          </table:table-cell>
          <table:table-cell/>
          <table:table-cell table:style-name="ce207" table:formula="of:=IF([Structură.C104]; [Structură.C104] * [Structură.F10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5]; [Structură.C105] * [Structură.D105]; &quot;&quot;)">
            <text:p/>
          </table:table-cell>
          <table:table-cell/>
          <table:table-cell table:style-name="ce207" table:formula="of:=IF([Structură.C105]; [Structură.C105] * [Structură.F10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6]; [Structură.C106] * [Structură.D106]; &quot;&quot;)">
            <text:p/>
          </table:table-cell>
          <table:table-cell/>
          <table:table-cell table:style-name="ce207" table:formula="of:=IF([Structură.C106]; [Structură.C106] * [Structură.F10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7]; [Structură.C107] * [Structură.D107]; &quot;&quot;)">
            <text:p/>
          </table:table-cell>
          <table:table-cell/>
          <table:table-cell table:style-name="ce207" table:formula="of:=IF([Structură.C107]; [Structură.C107] * [Structură.F10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8]; [Structură.C108] * [Structură.D108]; &quot;&quot;)">
            <text:p/>
          </table:table-cell>
          <table:table-cell/>
          <table:table-cell table:style-name="ce207" table:formula="of:=IF([Structură.C108]; [Structură.C108] * [Structură.F10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09]; [Structură.C109] * [Structură.D109]; &quot;&quot;)">
            <text:p/>
          </table:table-cell>
          <table:table-cell/>
          <table:table-cell table:style-name="ce207" table:formula="of:=IF([Structură.C109]; [Structură.C109] * [Structură.F10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0]; [Structură.C110] * [Structură.D110]; &quot;&quot;)">
            <text:p/>
          </table:table-cell>
          <table:table-cell/>
          <table:table-cell table:style-name="ce207" table:formula="of:=IF([Structură.C110]; [Structură.C110] * [Structură.F11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1]; [Structură.C111] * [Structură.D111]; &quot;&quot;)">
            <text:p/>
          </table:table-cell>
          <table:table-cell/>
          <table:table-cell table:style-name="ce207" table:formula="of:=IF([Structură.C111]; [Structură.C111] * [Structură.F11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2]; [Structură.C112] * [Structură.D112]; &quot;&quot;)">
            <text:p/>
          </table:table-cell>
          <table:table-cell/>
          <table:table-cell table:style-name="ce207" table:formula="of:=IF([Structură.C112]; [Structură.C112] * [Structură.F11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3]; [Structură.C113] * [Structură.D113]; &quot;&quot;)">
            <text:p/>
          </table:table-cell>
          <table:table-cell/>
          <table:table-cell table:style-name="ce207" table:formula="of:=IF([Structură.C113]; [Structură.C113] * [Structură.F11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4]; [Structură.C114] * [Structură.D114]; &quot;&quot;)">
            <text:p/>
          </table:table-cell>
          <table:table-cell/>
          <table:table-cell table:style-name="ce207" table:formula="of:=IF([Structură.C114]; [Structură.C114] * [Structură.F11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5]; [Structură.C115] * [Structură.D115]; &quot;&quot;)">
            <text:p/>
          </table:table-cell>
          <table:table-cell/>
          <table:table-cell table:style-name="ce207" table:formula="of:=IF([Structură.C115]; [Structură.C115] * [Structură.F11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6]; [Structură.C116] * [Structură.D116]; &quot;&quot;)">
            <text:p/>
          </table:table-cell>
          <table:table-cell/>
          <table:table-cell table:style-name="ce207" table:formula="of:=IF([Structură.C116]; [Structură.C116] * [Structură.F11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7]; [Structură.C117] * [Structură.D117]; &quot;&quot;)">
            <text:p/>
          </table:table-cell>
          <table:table-cell/>
          <table:table-cell table:style-name="ce207" table:formula="of:=IF([Structură.C117]; [Structură.C117] * [Structură.F11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8]; [Structură.C118] * [Structură.D118]; &quot;&quot;)">
            <text:p/>
          </table:table-cell>
          <table:table-cell/>
          <table:table-cell table:style-name="ce207" table:formula="of:=IF([Structură.C118]; [Structură.C118] * [Structură.F11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19]; [Structură.C119] * [Structură.D119]; &quot;&quot;)">
            <text:p/>
          </table:table-cell>
          <table:table-cell/>
          <table:table-cell table:style-name="ce207" table:formula="of:=IF([Structură.C119]; [Structură.C119] * [Structură.F11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0]; [Structură.C120] * [Structură.D120]; &quot;&quot;)">
            <text:p/>
          </table:table-cell>
          <table:table-cell/>
          <table:table-cell table:style-name="ce207" table:formula="of:=IF([Structură.C120]; [Structură.C120] * [Structură.F12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1]; [Structură.C121] * [Structură.D121]; &quot;&quot;)">
            <text:p/>
          </table:table-cell>
          <table:table-cell/>
          <table:table-cell table:style-name="ce207" table:formula="of:=IF([Structură.C121]; [Structură.C121] * [Structură.F12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2]; [Structură.C122] * [Structură.D122]; &quot;&quot;)">
            <text:p/>
          </table:table-cell>
          <table:table-cell/>
          <table:table-cell table:style-name="ce207" table:formula="of:=IF([Structură.C122]; [Structură.C122] * [Structură.F12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3]; [Structură.C123] * [Structură.D123]; &quot;&quot;)">
            <text:p/>
          </table:table-cell>
          <table:table-cell/>
          <table:table-cell table:style-name="ce207" table:formula="of:=IF([Structură.C123]; [Structură.C123] * [Structură.F12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4]; [Structură.C124] * [Structură.D124]; &quot;&quot;)">
            <text:p/>
          </table:table-cell>
          <table:table-cell/>
          <table:table-cell table:style-name="ce207" table:formula="of:=IF([Structură.C124]; [Structură.C124] * [Structură.F12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5]; [Structură.C125] * [Structură.D125]; &quot;&quot;)">
            <text:p/>
          </table:table-cell>
          <table:table-cell/>
          <table:table-cell table:style-name="ce207" table:formula="of:=IF([Structură.C125]; [Structură.C125] * [Structură.F1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6]; [Structură.C126] * [Structură.D126]; &quot;&quot;)">
            <text:p/>
          </table:table-cell>
          <table:table-cell/>
          <table:table-cell table:style-name="ce207" table:formula="of:=IF([Structură.C126]; [Structură.C126] * [Structură.F1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7]; [Structură.C127] * [Structură.D127]; &quot;&quot;)">
            <text:p/>
          </table:table-cell>
          <table:table-cell/>
          <table:table-cell table:style-name="ce207" table:formula="of:=IF([Structură.C127]; [Structură.C127] * [Structură.F1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8]; [Structură.C128] * [Structură.D128]; &quot;&quot;)">
            <text:p/>
          </table:table-cell>
          <table:table-cell/>
          <table:table-cell table:style-name="ce207" table:formula="of:=IF([Structură.C128]; [Structură.C128] * [Structură.F1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29]; [Structură.C129] * [Structură.D129]; &quot;&quot;)">
            <text:p/>
          </table:table-cell>
          <table:table-cell/>
          <table:table-cell table:style-name="ce207" table:formula="of:=IF([Structură.C129]; [Structură.C129] * [Structură.F1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0]; [Structură.C130] * [Structură.D130]; &quot;&quot;)">
            <text:p/>
          </table:table-cell>
          <table:table-cell/>
          <table:table-cell table:style-name="ce207" table:formula="of:=IF([Structură.C130]; [Structură.C130] * [Structură.F1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1]; [Structură.C131] * [Structură.D131]; &quot;&quot;)">
            <text:p/>
          </table:table-cell>
          <table:table-cell/>
          <table:table-cell table:style-name="ce207" table:formula="of:=IF([Structură.C131]; [Structură.C131] * [Structură.F1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2]; [Structură.C132] * [Structură.D132]; &quot;&quot;)">
            <text:p/>
          </table:table-cell>
          <table:table-cell/>
          <table:table-cell table:style-name="ce207" table:formula="of:=IF([Structură.C132]; [Structură.C132] * [Structură.F1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3]; [Structură.C133] * [Structură.D133]; &quot;&quot;)">
            <text:p/>
          </table:table-cell>
          <table:table-cell/>
          <table:table-cell table:style-name="ce207" table:formula="of:=IF([Structură.C133]; [Structură.C133] * [Structură.F1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4]; [Structură.C134] * [Structură.D134]; &quot;&quot;)">
            <text:p/>
          </table:table-cell>
          <table:table-cell/>
          <table:table-cell table:style-name="ce207" table:formula="of:=IF([Structură.C134]; [Structură.C134] * [Structură.F1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5]; [Structură.C135] * [Structură.D135]; &quot;&quot;)">
            <text:p/>
          </table:table-cell>
          <table:table-cell/>
          <table:table-cell table:style-name="ce207" table:formula="of:=IF([Structură.C135]; [Structură.C135] * [Structură.F1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6]; [Structură.C136] * [Structură.D136]; &quot;&quot;)">
            <text:p/>
          </table:table-cell>
          <table:table-cell/>
          <table:table-cell table:style-name="ce207" table:formula="of:=IF([Structură.C136]; [Structură.C136] * [Structură.F1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7]; [Structură.C137] * [Structură.D137]; &quot;&quot;)">
            <text:p/>
          </table:table-cell>
          <table:table-cell/>
          <table:table-cell table:style-name="ce207" table:formula="of:=IF([Structură.C137]; [Structură.C137] * [Structură.F1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8]; [Structură.C138] * [Structură.D138]; &quot;&quot;)">
            <text:p/>
          </table:table-cell>
          <table:table-cell/>
          <table:table-cell table:style-name="ce207" table:formula="of:=IF([Structură.C138]; [Structură.C138] * [Structură.F1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39]; [Structură.C139] * [Structură.D139]; &quot;&quot;)">
            <text:p/>
          </table:table-cell>
          <table:table-cell/>
          <table:table-cell table:style-name="ce207" table:formula="of:=IF([Structură.C139]; [Structură.C139] * [Structură.F1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0]; [Structură.C140] * [Structură.D140]; &quot;&quot;)">
            <text:p/>
          </table:table-cell>
          <table:table-cell/>
          <table:table-cell table:style-name="ce207" table:formula="of:=IF([Structură.C140]; [Structură.C140] * [Structură.F1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1]; [Structură.C141] * [Structură.D141]; &quot;&quot;)">
            <text:p/>
          </table:table-cell>
          <table:table-cell/>
          <table:table-cell table:style-name="ce207" table:formula="of:=IF([Structură.C141]; [Structură.C141] * [Structură.F1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2]; [Structură.C142] * [Structură.D142]; &quot;&quot;)">
            <text:p/>
          </table:table-cell>
          <table:table-cell/>
          <table:table-cell table:style-name="ce207" table:formula="of:=IF([Structură.C142]; [Structură.C142] * [Structură.F1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3]; [Structură.C143] * [Structură.D143]; &quot;&quot;)">
            <text:p/>
          </table:table-cell>
          <table:table-cell/>
          <table:table-cell table:style-name="ce207" table:formula="of:=IF([Structură.C143]; [Structură.C143] * [Structură.F1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4]; [Structură.C144] * [Structură.D144]; &quot;&quot;)">
            <text:p/>
          </table:table-cell>
          <table:table-cell/>
          <table:table-cell table:style-name="ce207" table:formula="of:=IF([Structură.C144]; [Structură.C144] * [Structură.F1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5]; [Structură.C145] * [Structură.D145]; &quot;&quot;)">
            <text:p/>
          </table:table-cell>
          <table:table-cell/>
          <table:table-cell table:style-name="ce207" table:formula="of:=IF([Structură.C145]; [Structură.C145] * [Structură.F1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6]; [Structură.C146] * [Structură.D146]; &quot;&quot;)">
            <text:p/>
          </table:table-cell>
          <table:table-cell/>
          <table:table-cell table:style-name="ce207" table:formula="of:=IF([Structură.C146]; [Structură.C146] * [Structură.F1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7]; [Structură.C147] * [Structură.D147]; &quot;&quot;)">
            <text:p/>
          </table:table-cell>
          <table:table-cell/>
          <table:table-cell table:style-name="ce207" table:formula="of:=IF([Structură.C147]; [Structură.C147] * [Structură.F1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8]; [Structură.C148] * [Structură.D148]; &quot;&quot;)">
            <text:p/>
          </table:table-cell>
          <table:table-cell/>
          <table:table-cell table:style-name="ce207" table:formula="of:=IF([Structură.C148]; [Structură.C148] * [Structură.F1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49]; [Structură.C149] * [Structură.D149]; &quot;&quot;)">
            <text:p/>
          </table:table-cell>
          <table:table-cell/>
          <table:table-cell table:style-name="ce207" table:formula="of:=IF([Structură.C149]; [Structură.C149] * [Structură.F1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0]; [Structură.C150] * [Structură.D150]; &quot;&quot;)">
            <text:p/>
          </table:table-cell>
          <table:table-cell/>
          <table:table-cell table:style-name="ce207" table:formula="of:=IF([Structură.C150]; [Structură.C150] * [Structură.F1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1]; [Structură.C151] * [Structură.D151]; &quot;&quot;)">
            <text:p/>
          </table:table-cell>
          <table:table-cell/>
          <table:table-cell table:style-name="ce207" table:formula="of:=IF([Structură.C151]; [Structură.C151] * [Structură.F1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2]; [Structură.C152] * [Structură.D152]; &quot;&quot;)">
            <text:p/>
          </table:table-cell>
          <table:table-cell/>
          <table:table-cell table:style-name="ce207" table:formula="of:=IF([Structură.C152]; [Structură.C152] * [Structură.F1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3]; [Structură.C153] * [Structură.D153]; &quot;&quot;)">
            <text:p/>
          </table:table-cell>
          <table:table-cell/>
          <table:table-cell table:style-name="ce207" table:formula="of:=IF([Structură.C153]; [Structură.C153] * [Structură.F1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4]; [Structură.C154] * [Structură.D154]; &quot;&quot;)">
            <text:p/>
          </table:table-cell>
          <table:table-cell/>
          <table:table-cell table:style-name="ce207" table:formula="of:=IF([Structură.C154]; [Structură.C154] * [Structură.F1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5]; [Structură.C155] * [Structură.D155]; &quot;&quot;)">
            <text:p/>
          </table:table-cell>
          <table:table-cell/>
          <table:table-cell table:style-name="ce207" table:formula="of:=IF([Structură.C155]; [Structură.C155] * [Structură.F1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6]; [Structură.C156] * [Structură.D156]; &quot;&quot;)">
            <text:p/>
          </table:table-cell>
          <table:table-cell/>
          <table:table-cell table:style-name="ce207" table:formula="of:=IF([Structură.C156]; [Structură.C156] * [Structură.F1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7]; [Structură.C157] * [Structură.D157]; &quot;&quot;)">
            <text:p/>
          </table:table-cell>
          <table:table-cell/>
          <table:table-cell table:style-name="ce207" table:formula="of:=IF([Structură.C157]; [Structură.C157] * [Structură.F1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8]; [Structură.C158] * [Structură.D158]; &quot;&quot;)">
            <text:p/>
          </table:table-cell>
          <table:table-cell/>
          <table:table-cell table:style-name="ce207" table:formula="of:=IF([Structură.C158]; [Structură.C158] * [Structură.F1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59]; [Structură.C159] * [Structură.D159]; &quot;&quot;)">
            <text:p/>
          </table:table-cell>
          <table:table-cell/>
          <table:table-cell table:style-name="ce207" table:formula="of:=IF([Structură.C159]; [Structură.C159] * [Structură.F1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0]; [Structură.C160] * [Structură.D160]; &quot;&quot;)">
            <text:p/>
          </table:table-cell>
          <table:table-cell/>
          <table:table-cell table:style-name="ce207" table:formula="of:=IF([Structură.C160]; [Structură.C160] * [Structură.F1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1]; [Structură.C161] * [Structură.D161]; &quot;&quot;)">
            <text:p/>
          </table:table-cell>
          <table:table-cell/>
          <table:table-cell table:style-name="ce207" table:formula="of:=IF([Structură.C161]; [Structură.C161] * [Structură.F1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2]; [Structură.C162] * [Structură.D162]; &quot;&quot;)">
            <text:p/>
          </table:table-cell>
          <table:table-cell/>
          <table:table-cell table:style-name="ce207" table:formula="of:=IF([Structură.C162]; [Structură.C162] * [Structură.F1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3]; [Structură.C163] * [Structură.D163]; &quot;&quot;)">
            <text:p/>
          </table:table-cell>
          <table:table-cell/>
          <table:table-cell table:style-name="ce207" table:formula="of:=IF([Structură.C163]; [Structură.C163] * [Structură.F1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4]; [Structură.C164] * [Structură.D164]; &quot;&quot;)">
            <text:p/>
          </table:table-cell>
          <table:table-cell/>
          <table:table-cell table:style-name="ce207" table:formula="of:=IF([Structură.C164]; [Structură.C164] * [Structură.F1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5]; [Structură.C165] * [Structură.D165]; &quot;&quot;)">
            <text:p/>
          </table:table-cell>
          <table:table-cell/>
          <table:table-cell table:style-name="ce207" table:formula="of:=IF([Structură.C165]; [Structură.C165] * [Structură.F1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6]; [Structură.C166] * [Structură.D166]; &quot;&quot;)">
            <text:p/>
          </table:table-cell>
          <table:table-cell/>
          <table:table-cell table:style-name="ce207" table:formula="of:=IF([Structură.C166]; [Structură.C166] * [Structură.F1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7]; [Structură.C167] * [Structură.D167]; &quot;&quot;)">
            <text:p/>
          </table:table-cell>
          <table:table-cell/>
          <table:table-cell table:style-name="ce207" table:formula="of:=IF([Structură.C167]; [Structură.C167] * [Structură.F1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8]; [Structură.C168] * [Structură.D168]; &quot;&quot;)">
            <text:p/>
          </table:table-cell>
          <table:table-cell/>
          <table:table-cell table:style-name="ce207" table:formula="of:=IF([Structură.C168]; [Structură.C168] * [Structură.F1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69]; [Structură.C169] * [Structură.D169]; &quot;&quot;)">
            <text:p/>
          </table:table-cell>
          <table:table-cell/>
          <table:table-cell table:style-name="ce207" table:formula="of:=IF([Structură.C169]; [Structură.C169] * [Structură.F1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0]; [Structură.C170] * [Structură.D170]; &quot;&quot;)">
            <text:p/>
          </table:table-cell>
          <table:table-cell/>
          <table:table-cell table:style-name="ce207" table:formula="of:=IF([Structură.C170]; [Structură.C170] * [Structură.F1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1]; [Structură.C171] * [Structură.D171]; &quot;&quot;)">
            <text:p/>
          </table:table-cell>
          <table:table-cell/>
          <table:table-cell table:style-name="ce207" table:formula="of:=IF([Structură.C171]; [Structură.C171] * [Structură.F1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2]; [Structură.C172] * [Structură.D172]; &quot;&quot;)">
            <text:p/>
          </table:table-cell>
          <table:table-cell/>
          <table:table-cell table:style-name="ce207" table:formula="of:=IF([Structură.C172]; [Structură.C172] * [Structură.F1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3]; [Structură.C173] * [Structură.D173]; &quot;&quot;)">
            <text:p/>
          </table:table-cell>
          <table:table-cell/>
          <table:table-cell table:style-name="ce207" table:formula="of:=IF([Structură.C173]; [Structură.C173] * [Structură.F1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4]; [Structură.C174] * [Structură.D174]; &quot;&quot;)">
            <text:p/>
          </table:table-cell>
          <table:table-cell/>
          <table:table-cell table:style-name="ce207" table:formula="of:=IF([Structură.C174]; [Structură.C174] * [Structură.F1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5]; [Structură.C175] * [Structură.D175]; &quot;&quot;)">
            <text:p/>
          </table:table-cell>
          <table:table-cell/>
          <table:table-cell table:style-name="ce207" table:formula="of:=IF([Structură.C175]; [Structură.C175] * [Structură.F1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6]; [Structură.C176] * [Structură.D176]; &quot;&quot;)">
            <text:p/>
          </table:table-cell>
          <table:table-cell/>
          <table:table-cell table:style-name="ce207" table:formula="of:=IF([Structură.C176]; [Structură.C176] * [Structură.F1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7]; [Structură.C177] * [Structură.D177]; &quot;&quot;)">
            <text:p/>
          </table:table-cell>
          <table:table-cell/>
          <table:table-cell table:style-name="ce207" table:formula="of:=IF([Structură.C177]; [Structură.C177] * [Structură.F1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8]; [Structură.C178] * [Structură.D178]; &quot;&quot;)">
            <text:p/>
          </table:table-cell>
          <table:table-cell/>
          <table:table-cell table:style-name="ce207" table:formula="of:=IF([Structură.C178]; [Structură.C178] * [Structură.F1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79]; [Structură.C179] * [Structură.D179]; &quot;&quot;)">
            <text:p/>
          </table:table-cell>
          <table:table-cell/>
          <table:table-cell table:style-name="ce207" table:formula="of:=IF([Structură.C179]; [Structură.C179] * [Structură.F1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0]; [Structură.C180] * [Structură.D180]; &quot;&quot;)">
            <text:p/>
          </table:table-cell>
          <table:table-cell/>
          <table:table-cell table:style-name="ce207" table:formula="of:=IF([Structură.C180]; [Structură.C180] * [Structură.F1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1]; [Structură.C181] * [Structură.D181]; &quot;&quot;)">
            <text:p/>
          </table:table-cell>
          <table:table-cell/>
          <table:table-cell table:style-name="ce207" table:formula="of:=IF([Structură.C181]; [Structură.C181] * [Structură.F1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2]; [Structură.C182] * [Structură.D182]; &quot;&quot;)">
            <text:p/>
          </table:table-cell>
          <table:table-cell/>
          <table:table-cell table:style-name="ce207" table:formula="of:=IF([Structură.C182]; [Structură.C182] * [Structură.F1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3]; [Structură.C183] * [Structură.D183]; &quot;&quot;)">
            <text:p/>
          </table:table-cell>
          <table:table-cell/>
          <table:table-cell table:style-name="ce207" table:formula="of:=IF([Structură.C183]; [Structură.C183] * [Structură.F1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4]; [Structură.C184] * [Structură.D184]; &quot;&quot;)">
            <text:p/>
          </table:table-cell>
          <table:table-cell/>
          <table:table-cell table:style-name="ce207" table:formula="of:=IF([Structură.C184]; [Structură.C184] * [Structură.F1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5]; [Structură.C185] * [Structură.D185]; &quot;&quot;)">
            <text:p/>
          </table:table-cell>
          <table:table-cell/>
          <table:table-cell table:style-name="ce207" table:formula="of:=IF([Structură.C185]; [Structură.C185] * [Structură.F1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6]; [Structură.C186] * [Structură.D186]; &quot;&quot;)">
            <text:p/>
          </table:table-cell>
          <table:table-cell/>
          <table:table-cell table:style-name="ce207" table:formula="of:=IF([Structură.C186]; [Structură.C186] * [Structură.F1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7]; [Structură.C187] * [Structură.D187]; &quot;&quot;)">
            <text:p/>
          </table:table-cell>
          <table:table-cell/>
          <table:table-cell table:style-name="ce207" table:formula="of:=IF([Structură.C187]; [Structură.C187] * [Structură.F1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8]; [Structură.C188] * [Structură.D188]; &quot;&quot;)">
            <text:p/>
          </table:table-cell>
          <table:table-cell/>
          <table:table-cell table:style-name="ce207" table:formula="of:=IF([Structură.C188]; [Structură.C188] * [Structură.F1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89]; [Structură.C189] * [Structură.D189]; &quot;&quot;)">
            <text:p/>
          </table:table-cell>
          <table:table-cell/>
          <table:table-cell table:style-name="ce207" table:formula="of:=IF([Structură.C189]; [Structură.C189] * [Structură.F1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0]; [Structură.C190] * [Structură.D190]; &quot;&quot;)">
            <text:p/>
          </table:table-cell>
          <table:table-cell/>
          <table:table-cell table:style-name="ce207" table:formula="of:=IF([Structură.C190]; [Structură.C190] * [Structură.F1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1]; [Structură.C191] * [Structură.D191]; &quot;&quot;)">
            <text:p/>
          </table:table-cell>
          <table:table-cell/>
          <table:table-cell table:style-name="ce207" table:formula="of:=IF([Structură.C191]; [Structură.C191] * [Structură.F1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2]; [Structură.C192] * [Structură.D192]; &quot;&quot;)">
            <text:p/>
          </table:table-cell>
          <table:table-cell/>
          <table:table-cell table:style-name="ce207" table:formula="of:=IF([Structură.C192]; [Structură.C192] * [Structură.F1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3]; [Structură.C193] * [Structură.D193]; &quot;&quot;)">
            <text:p/>
          </table:table-cell>
          <table:table-cell/>
          <table:table-cell table:style-name="ce207" table:formula="of:=IF([Structură.C193]; [Structură.C193] * [Structură.F1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4]; [Structură.C194] * [Structură.D194]; &quot;&quot;)">
            <text:p/>
          </table:table-cell>
          <table:table-cell/>
          <table:table-cell table:style-name="ce207" table:formula="of:=IF([Structură.C194]; [Structură.C194] * [Structură.F1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5]; [Structură.C195] * [Structură.D195]; &quot;&quot;)">
            <text:p/>
          </table:table-cell>
          <table:table-cell/>
          <table:table-cell table:style-name="ce207" table:formula="of:=IF([Structură.C195]; [Structură.C195] * [Structură.F19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6]; [Structură.C196] * [Structură.D196]; &quot;&quot;)">
            <text:p/>
          </table:table-cell>
          <table:table-cell/>
          <table:table-cell table:style-name="ce207" table:formula="of:=IF([Structură.C196]; [Structură.C196] * [Structură.F19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7]; [Structură.C197] * [Structură.D197]; &quot;&quot;)">
            <text:p/>
          </table:table-cell>
          <table:table-cell/>
          <table:table-cell table:style-name="ce207" table:formula="of:=IF([Structură.C197]; [Structură.C197] * [Structură.F19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8]; [Structură.C198] * [Structură.D198]; &quot;&quot;)">
            <text:p/>
          </table:table-cell>
          <table:table-cell/>
          <table:table-cell table:style-name="ce207" table:formula="of:=IF([Structură.C198]; [Structură.C198] * [Structură.F19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Structură.C199]; [Structură.C199] * [Structură.D199]; &quot;&quot;)">
            <text:p/>
          </table:table-cell>
          <table:table-cell/>
          <table:table-cell table:style-name="ce207" table:formula="of:=IF([Structură.C199]; [Structură.C199] * [Structură.F199]; &quot;&quot;)">
            <text:p/>
          </table:table-cell>
          <table:table-cell table:number-columns-repeated="1017"/>
        </table:table-row>
        <table:table-row table:style-name="ro2" table:number-rows-repeated="104837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arcasă" table:style-name="ta1">
        <table:table-column table:style-name="co32" table:default-cell-style-name="ce190"/>
        <table:table-column table:style-name="co33" table:default-cell-style-name="ce194"/>
        <table:table-column table:style-name="co34" table:default-cell-style-name="ce199"/>
        <table:table-column table:style-name="co35" table:default-cell-style-name="ce202"/>
        <table:table-column table:style-name="co36" table:default-cell-style-name="ce202"/>
        <table:table-column table:style-name="co37" table:default-cell-style-name="ce205"/>
        <table:table-column table:style-name="co38" table:default-cell-style-name="ce205"/>
        <table:table-column table:style-name="co8" table:number-columns-repeated="1017" table:default-cell-style-name="Default"/>
        <table:table-row table:style-name="ro6">
          <table:table-cell table:style-name="ce187" table:formula="of:=4" office:value-type="float" office:value="4" calcext:value-type="float">
            <text:p>4</text:p>
          </table:table-cell>
          <table:table-cell table:style-name="ce191" office:value-type="float" office:value="200" calcext:value-type="float">
            <text:p>200</text:p>
          </table:table-cell>
          <table:table-cell table:style-name="ce195" table:formula="of:=ADDRESS([Carcasă.$A$1]; COLUMN()) &amp; &quot;:&quot; &amp; ADDRESS([Carcasă.$A$2]; COLUMN())" office:value-type="string" office:string-value="$C$4:$C$11" calcext:value-type="string">
            <text:p>$C$4:$C$11</text:p>
          </table:table-cell>
          <table:table-cell table:style-name="ce195" table:formula="of:=ADDRESS([Carcasă.$A$1]; COLUMN()) &amp; &quot;:&quot; &amp; ADDRESS([Carcasă.$A$2]; COLUMN())" office:value-type="string" office:string-value="$D$4:$D$11" calcext:value-type="string">
            <text:p>$D$4:$D$11</text:p>
          </table:table-cell>
          <table:table-cell table:style-name="ce195" table:formula="of:=ADDRESS([Carcasă.$A$1]; COLUMN()) &amp; &quot;:&quot; &amp; ADDRESS([Carcasă.$A$2]; COLUMN())" office:value-type="string" office:string-value="$E$4:$E$11" calcext:value-type="string">
            <text:p>$E$4:$E$11</text:p>
          </table:table-cell>
          <table:table-cell table:style-name="ce195" table:formula="of:=ADDRESS([Carcasă.$A$1]; COLUMN()) &amp; &quot;:&quot; &amp; ADDRESS([Carcasă.$A$2]; COLUMN())" office:value-type="string" office:string-value="$F$4:$F$11" calcext:value-type="string">
            <text:p>$F$4:$F$11</text:p>
          </table:table-cell>
          <table:table-cell table:style-name="ce195" table:formula="of:=ADDRESS([Carcasă.$A$1]; COLUMN()) &amp; &quot;:&quot; &amp; ADDRESS([Carcasă.$A$2]; COLUMN())" office:value-type="string" office:string-value="$G$4:$G$11" calcext:value-type="string">
            <text:p>$G$4:$G$11</text:p>
          </table:table-cell>
          <table:table-cell table:style-name="ce208"/>
          <table:table-cell table:style-name="ce210" table:number-columns-repeated="1016"/>
        </table:table-row>
        <table:table-row table:style-name="ro1">
          <table:table-cell table:style-name="ce188" table:formula="of:=[Carcasă.$A$1]+COUNTA(INDIRECT([Carcasă.$A$3]):INDIRECT([Carcasă.$A$4]))" office:value-type="float" office:value="11" calcext:value-type="float">
            <text:p>11</text:p>
          </table:table-cell>
          <table:table-cell table:style-name="ce215" office:value-type="string" calcext:value-type="string">
            <text:p>Carcasă</text:p>
          </table:table-cell>
          <table:table-cell table:style-name="ce216" table:formula="of:=IF(SUM(INDIRECT([Carcasă.C1])); SUM(INDIRECT([Carcasă.C1])); &quot;&quot;)" office:value-type="float" office:value="15.25" calcext:value-type="float">
            <text:p>15,25</text:p>
          </table:table-cell>
          <table:table-cell table:style-name="ce217" table:formula="of:=IF(SUM(INDIRECT([Carcasă.D1])); AVERAGE(INDIRECT([Carcasă.D1])); &quot;&quot;)" office:value-type="currency" office:currency="RON" office:value="19.1428571428571" calcext:value-type="currency">
            <text:p>19,14 RON</text:p>
          </table:table-cell>
          <table:table-cell table:style-name="ce217" table:formula="of:=IF(SUM(INDIRECT([Carcasă.E1])); SUM(INDIRECT([Carcasă.E1])); &quot;&quot;)" office:value-type="currency" office:currency="RON" office:value="90.45" calcext:value-type="currency">
            <text:p>90,45 RON</text:p>
          </table:table-cell>
          <table:table-cell table:style-name="ce218" table:formula="of:=IF(SUM(INDIRECT([Carcasă.F1])); AVERAGE(INDIRECT([Carcasă.F1])); &quot;&quot;)" office:value-type="currency" office:currency="g" office:value="214.285714285714" calcext:value-type="currency">
            <text:p>214,29 g</text:p>
          </table:table-cell>
          <table:table-cell table:style-name="ce218" table:formula="of:=IF(SUM(INDIRECT([Carcasă.G1])); SUM(INDIRECT([Carcasă.G1])); &quot;&quot;)" office:value-type="currency" office:currency="g" office:value="692.5" calcext:value-type="currency">
            <text:p>692,50 g</text:p>
          </table:table-cell>
          <table:table-cell table:style-name="ce209"/>
          <table:table-cell table:number-columns-repeated="1016"/>
        </table:table-row>
        <table:table-row table:style-name="ro7">
          <table:table-cell table:style-name="ce189" table:formula="of:=ADDRESS([Carcasă.$A$1];2)" office:value-type="string" office:string-value="$B$4" calcext:value-type="string">
            <text:p>$B$4</text:p>
          </table:table-cell>
          <table:table-cell table:style-name="ce193" office:value-type="string" calcext:value-type="string">
            <text:p>Nume</text:p>
          </table:table-cell>
          <table:table-cell table:style-name="ce197" office:value-type="string" calcext:value-type="string">
            <text:p>Cantitate</text:p>
          </table:table-cell>
          <table:table-cell table:style-name="ce197" office:value-type="string" calcext:value-type="string">
            <text:p>Preț unitate</text:p>
          </table:table-cell>
          <table:table-cell table:style-name="ce197" office:value-type="string" calcext:value-type="string">
            <text:p>Preț total</text:p>
          </table:table-cell>
          <table:table-cell table:style-name="ce197" office:value-type="string" calcext:value-type="string">
            <text:p>Masă unitate</text:p>
          </table:table-cell>
          <table:table-cell table:style-name="ce197" office:value-type="string" calcext:value-type="string">
            <text:p>Masă totală</text:p>
          </table:table-cell>
          <table:table-cell table:number-columns-repeated="1017"/>
        </table:table-row>
        <table:table-row table:style-name="ro2">
          <table:table-cell table:style-name="ce189" table:formula="of:=ADDRESS([Carcasă.$B$1];2;4)" office:value-type="string" office:string-value="B200" calcext:value-type="string">
            <text:p>B200</text:p>
          </table:table-cell>
          <table:table-cell office:value-type="string" calcext:value-type="string">
            <text:p>Bandă reparații gri 50 m x 50 mm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50" calcext:value-type="currency">
            <text:p>50,00 RON</text:p>
          </table:table-cell>
          <table:table-cell table:formula="of:=IF([Carcasă.C4]; [Carcasă.C4] * [Carcasă.D4]; &quot;&quot;)" office:value-type="currency" office:currency="RON" office:value="50" calcext:value-type="currency">
            <text:p>50,00 RON</text:p>
          </table:table-cell>
          <table:table-cell office:value-type="currency" office:currency="g" office:value="100" calcext:value-type="currency">
            <text:p>100,00 g</text:p>
          </table:table-cell>
          <table:table-cell table:style-name="ce207" table:formula="of:=IF([Carcasă.C4]; [Carcasă.C4] * [Carcasă.F4]; &quot;&quot;)" office:value-type="currency" office:currency="g" office:value="100" calcext:value-type="currency">
            <text:p>10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el metalic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19" calcext:value-type="currency">
            <text:p>19,00 RON</text:p>
          </table:table-cell>
          <table:table-cell table:formula="of:=IF([Carcasă.C5]; [Carcasă.C5] * [Carcasă.D5]; &quot;&quot;)" office:value-type="currency" office:currency="RON" office:value="19" calcext:value-type="currency">
            <text:p>19,00 RON</text:p>
          </table:table-cell>
          <table:table-cell office:value-type="currency" office:currency="g" office:value="320" calcext:value-type="currency">
            <text:p>320,00 g</text:p>
          </table:table-cell>
          <table:table-cell table:style-name="ce207" table:formula="of:=IF([Carcasă.C5]; [Carcasă.C5] * [Carcasă.F5]; &quot;&quot;)" office:value-type="currency" office:currency="g" office:value="320" calcext:value-type="currency">
            <text:p>32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ac protector 0.75 l</text:p>
          </table:table-cell>
          <table:table-cell office:value-type="float" office:value="0.15" calcext:value-type="float">
            <text:p>0,15</text:p>
          </table:table-cell>
          <table:table-cell table:style-name="ce203" office:value-type="currency" office:currency="RON" office:value="29" calcext:value-type="currency">
            <text:p>29,00 RON</text:p>
          </table:table-cell>
          <table:table-cell table:formula="of:=IF([Carcasă.C6]; [Carcasă.C6] * [Carcasă.D6]; &quot;&quot;)" office:value-type="currency" office:currency="RON" office:value="4.35" calcext:value-type="currency">
            <text:p>4,35 RON</text:p>
          </table:table-cell>
          <table:table-cell office:value-type="currency" office:currency="g" office:value="750" calcext:value-type="currency">
            <text:p>750,00 g</text:p>
          </table:table-cell>
          <table:table-cell table:style-name="ce207" table:formula="of:=IF([Carcasă.C6]; [Carcasă.C6] * [Carcasă.F6]; &quot;&quot;)" office:value-type="currency" office:currency="g" office:value="112.5" calcext:value-type="currency">
            <text:p>112,5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ET de 1.5 l</text:p>
          </table:table-cell>
          <table:table-cell office:value-type="float" office:value="4" calcext:value-type="float">
            <text:p>4</text:p>
          </table:table-cell>
          <table:table-cell office:value-type="currency" office:currency="RON" office:value="0" calcext:value-type="currency">
            <text:p>0,00 RON</text:p>
          </table:table-cell>
          <table:table-cell table:formula="of:=IF([Carcasă.C7]; [Carcasă.C7] * [Carcasă.D7]; &quot;&quot;)" office:value-type="currency" office:currency="RON" office:value="0" calcext:value-type="currency">
            <text:p>0,00 RON</text:p>
          </table:table-cell>
          <table:table-cell office:value-type="currency" office:currency="g" office:value="10" calcext:value-type="currency">
            <text:p>10,00 g</text:p>
          </table:table-cell>
          <table:table-cell table:style-name="ce207" table:formula="of:=IF([Carcasă.C7]; [Carcasă.C7] * [Carcasă.F7]; &quot;&quot;)" office:value-type="currency" office:currency="g" office:value="40" calcext:value-type="currency">
            <text:p>4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PET de 2 l</text:p>
          </table:table-cell>
          <table:table-cell office:value-type="float" office:value="8" calcext:value-type="float">
            <text:p>8</text:p>
          </table:table-cell>
          <table:table-cell office:value-type="currency" office:currency="RON" office:value="0" calcext:value-type="currency">
            <text:p>0,00 RON</text:p>
          </table:table-cell>
          <table:table-cell table:formula="of:=IF([Carcasă.C8]; [Carcasă.C8] * [Carcasă.D8]; &quot;&quot;)" office:value-type="currency" office:currency="RON" office:value="0" calcext:value-type="currency">
            <text:p>0,00 RON</text:p>
          </table:table-cell>
          <table:table-cell office:value-type="currency" office:currency="g" office:value="10" calcext:value-type="currency">
            <text:p>10,00 g</text:p>
          </table:table-cell>
          <table:table-cell table:style-name="ce207" table:formula="of:=IF([Carcasă.C8]; [Carcasă.C8] * [Carcasă.F8]; &quot;&quot;)" office:value-type="currency" office:currency="g" office:value="80" calcext:value-type="currency">
            <text:p>8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ilicon</text:p>
          </table:table-cell>
          <table:table-cell office:value-type="float" office:value="0.1" calcext:value-type="float">
            <text:p>0,1</text:p>
          </table:table-cell>
          <table:table-cell office:value-type="currency" office:currency="RON" office:value="21" calcext:value-type="currency">
            <text:p>21,00 RON</text:p>
          </table:table-cell>
          <table:table-cell table:formula="of:=IF([Carcasă.C9]; [Carcasă.C9] * [Carcasă.D9]; &quot;&quot;)" office:value-type="currency" office:currency="RON" office:value="2.1" calcext:value-type="currency">
            <text:p>2,10 RON</text:p>
          </table:table-cell>
          <table:table-cell office:value-type="currency" office:currency="g" office:value="300" calcext:value-type="currency">
            <text:p>300,00 g</text:p>
          </table:table-cell>
          <table:table-cell table:style-name="ce207" table:formula="of:=IF([Carcasă.C9]; [Carcasă.C9] * [Carcasă.F9]; &quot;&quot;)" office:value-type="currency" office:currency="g" office:value="30" calcext:value-type="currency">
            <text:p>30,00 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Vopsea gri</text:p>
          </table:table-cell>
          <table:table-cell office:value-type="float" office:value="1" calcext:value-type="float">
            <text:p>1</text:p>
          </table:table-cell>
          <table:table-cell office:value-type="currency" office:currency="RON" office:value="15" calcext:value-type="currency">
            <text:p>15,00 RON</text:p>
          </table:table-cell>
          <table:table-cell table:formula="of:=IF([Carcasă.C10]; [Carcasă.C10] * [Carcasă.D10]; &quot;&quot;)" office:value-type="currency" office:currency="RON" office:value="15" calcext:value-type="currency">
            <text:p>15,00 RON</text:p>
          </table:table-cell>
          <table:table-cell office:value-type="currency" office:currency="g" office:value="10" calcext:value-type="currency">
            <text:p>10,00 g</text:p>
          </table:table-cell>
          <table:table-cell table:style-name="ce207" table:formula="of:=IF([Carcasă.C10]; [Carcasă.C10] * [Carcasă.F10]; &quot;&quot;)" office:value-type="currency" office:currency="g" office:value="10" calcext:value-type="currency">
            <text:p>10,00 g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]; [Carcasă.C11] * [Carcasă.D11]; &quot;&quot;)">
            <text:p/>
          </table:table-cell>
          <table:table-cell/>
          <table:table-cell table:style-name="ce207" table:formula="of:=IF([Carcasă.C11]; [Carcasă.C11] * [Carcasă.F1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]; [Carcasă.C12] * [Carcasă.D12]; &quot;&quot;)">
            <text:p/>
          </table:table-cell>
          <table:table-cell/>
          <table:table-cell table:style-name="ce207" table:formula="of:=IF([Carcasă.C12]; [Carcasă.C12] * [Carcasă.F1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]; [Carcasă.C13] * [Carcasă.D13]; &quot;&quot;)">
            <text:p/>
          </table:table-cell>
          <table:table-cell/>
          <table:table-cell table:style-name="ce207" table:formula="of:=IF([Carcasă.C13]; [Carcasă.C13] * [Carcasă.F1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]; [Carcasă.C14] * [Carcasă.D14]; &quot;&quot;)">
            <text:p/>
          </table:table-cell>
          <table:table-cell/>
          <table:table-cell table:style-name="ce207" table:formula="of:=IF([Carcasă.C14]; [Carcasă.C14] * [Carcasă.F1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]; [Carcasă.C15] * [Carcasă.D15]; &quot;&quot;)">
            <text:p/>
          </table:table-cell>
          <table:table-cell/>
          <table:table-cell table:style-name="ce207" table:formula="of:=IF([Carcasă.C15]; [Carcasă.C15] * [Carcasă.F1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]; [Carcasă.C16] * [Carcasă.D16]; &quot;&quot;)">
            <text:p/>
          </table:table-cell>
          <table:table-cell/>
          <table:table-cell table:style-name="ce207" table:formula="of:=IF([Carcasă.C16]; [Carcasă.C16] * [Carcasă.F1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]; [Carcasă.C17] * [Carcasă.D17]; &quot;&quot;)">
            <text:p/>
          </table:table-cell>
          <table:table-cell/>
          <table:table-cell table:style-name="ce207" table:formula="of:=IF([Carcasă.C17]; [Carcasă.C17] * [Carcasă.F1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]; [Carcasă.C18] * [Carcasă.D18]; &quot;&quot;)">
            <text:p/>
          </table:table-cell>
          <table:table-cell/>
          <table:table-cell table:style-name="ce207" table:formula="of:=IF([Carcasă.C18]; [Carcasă.C18] * [Carcasă.F1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]; [Carcasă.C19] * [Carcasă.D19]; &quot;&quot;)">
            <text:p/>
          </table:table-cell>
          <table:table-cell/>
          <table:table-cell table:style-name="ce207" table:formula="of:=IF([Carcasă.C19]; [Carcasă.C19] * [Carcasă.F1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0]; [Carcasă.C20] * [Carcasă.D20]; &quot;&quot;)">
            <text:p/>
          </table:table-cell>
          <table:table-cell/>
          <table:table-cell table:style-name="ce207" table:formula="of:=IF([Carcasă.C20]; [Carcasă.C20] * [Carcasă.F2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1]; [Carcasă.C21] * [Carcasă.D21]; &quot;&quot;)">
            <text:p/>
          </table:table-cell>
          <table:table-cell/>
          <table:table-cell table:style-name="ce207" table:formula="of:=IF([Carcasă.C21]; [Carcasă.C21] * [Carcasă.F2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2]; [Carcasă.C22] * [Carcasă.D22]; &quot;&quot;)">
            <text:p/>
          </table:table-cell>
          <table:table-cell/>
          <table:table-cell table:style-name="ce207" table:formula="of:=IF([Carcasă.C22]; [Carcasă.C22] * [Carcasă.F2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3]; [Carcasă.C23] * [Carcasă.D23]; &quot;&quot;)">
            <text:p/>
          </table:table-cell>
          <table:table-cell/>
          <table:table-cell table:style-name="ce207" table:formula="of:=IF([Carcasă.C23]; [Carcasă.C23] * [Carcasă.F2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4]; [Carcasă.C24] * [Carcasă.D24]; &quot;&quot;)">
            <text:p/>
          </table:table-cell>
          <table:table-cell/>
          <table:table-cell table:style-name="ce207" table:formula="of:=IF([Carcasă.C24]; [Carcasă.C24] * [Carcasă.F2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5]; [Carcasă.C25] * [Carcasă.D25]; &quot;&quot;)">
            <text:p/>
          </table:table-cell>
          <table:table-cell/>
          <table:table-cell table:style-name="ce207" table:formula="of:=IF([Carcasă.C25]; [Carcasă.C25] * [Carcasă.F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6]; [Carcasă.C26] * [Carcasă.D26]; &quot;&quot;)">
            <text:p/>
          </table:table-cell>
          <table:table-cell/>
          <table:table-cell table:style-name="ce207" table:formula="of:=IF([Carcasă.C26]; [Carcasă.C26] * [Carcasă.F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7]; [Carcasă.C27] * [Carcasă.D27]; &quot;&quot;)">
            <text:p/>
          </table:table-cell>
          <table:table-cell/>
          <table:table-cell table:style-name="ce207" table:formula="of:=IF([Carcasă.C27]; [Carcasă.C27] * [Carcasă.F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8]; [Carcasă.C28] * [Carcasă.D28]; &quot;&quot;)">
            <text:p/>
          </table:table-cell>
          <table:table-cell/>
          <table:table-cell table:style-name="ce207" table:formula="of:=IF([Carcasă.C28]; [Carcasă.C28] * [Carcasă.F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9]; [Carcasă.C29] * [Carcasă.D29]; &quot;&quot;)">
            <text:p/>
          </table:table-cell>
          <table:table-cell/>
          <table:table-cell table:style-name="ce207" table:formula="of:=IF([Carcasă.C29]; [Carcasă.C29] * [Carcasă.F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0]; [Carcasă.C30] * [Carcasă.D30]; &quot;&quot;)">
            <text:p/>
          </table:table-cell>
          <table:table-cell/>
          <table:table-cell table:style-name="ce207" table:formula="of:=IF([Carcasă.C30]; [Carcasă.C30] * [Carcasă.F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1]; [Carcasă.C31] * [Carcasă.D31]; &quot;&quot;)">
            <text:p/>
          </table:table-cell>
          <table:table-cell/>
          <table:table-cell table:style-name="ce207" table:formula="of:=IF([Carcasă.C31]; [Carcasă.C31] * [Carcasă.F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2]; [Carcasă.C32] * [Carcasă.D32]; &quot;&quot;)">
            <text:p/>
          </table:table-cell>
          <table:table-cell/>
          <table:table-cell table:style-name="ce207" table:formula="of:=IF([Carcasă.C32]; [Carcasă.C32] * [Carcasă.F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3]; [Carcasă.C33] * [Carcasă.D33]; &quot;&quot;)">
            <text:p/>
          </table:table-cell>
          <table:table-cell/>
          <table:table-cell table:style-name="ce207" table:formula="of:=IF([Carcasă.C33]; [Carcasă.C33] * [Carcasă.F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4]; [Carcasă.C34] * [Carcasă.D34]; &quot;&quot;)">
            <text:p/>
          </table:table-cell>
          <table:table-cell/>
          <table:table-cell table:style-name="ce207" table:formula="of:=IF([Carcasă.C34]; [Carcasă.C34] * [Carcasă.F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5]; [Carcasă.C35] * [Carcasă.D35]; &quot;&quot;)">
            <text:p/>
          </table:table-cell>
          <table:table-cell/>
          <table:table-cell table:style-name="ce207" table:formula="of:=IF([Carcasă.C35]; [Carcasă.C35] * [Carcasă.F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6]; [Carcasă.C36] * [Carcasă.D36]; &quot;&quot;)">
            <text:p/>
          </table:table-cell>
          <table:table-cell/>
          <table:table-cell table:style-name="ce207" table:formula="of:=IF([Carcasă.C36]; [Carcasă.C36] * [Carcasă.F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7]; [Carcasă.C37] * [Carcasă.D37]; &quot;&quot;)">
            <text:p/>
          </table:table-cell>
          <table:table-cell/>
          <table:table-cell table:style-name="ce207" table:formula="of:=IF([Carcasă.C37]; [Carcasă.C37] * [Carcasă.F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8]; [Carcasă.C38] * [Carcasă.D38]; &quot;&quot;)">
            <text:p/>
          </table:table-cell>
          <table:table-cell/>
          <table:table-cell table:style-name="ce207" table:formula="of:=IF([Carcasă.C38]; [Carcasă.C38] * [Carcasă.F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39]; [Carcasă.C39] * [Carcasă.D39]; &quot;&quot;)">
            <text:p/>
          </table:table-cell>
          <table:table-cell/>
          <table:table-cell table:style-name="ce207" table:formula="of:=IF([Carcasă.C39]; [Carcasă.C39] * [Carcasă.F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0]; [Carcasă.C40] * [Carcasă.D40]; &quot;&quot;)">
            <text:p/>
          </table:table-cell>
          <table:table-cell/>
          <table:table-cell table:style-name="ce207" table:formula="of:=IF([Carcasă.C40]; [Carcasă.C40] * [Carcasă.F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1]; [Carcasă.C41] * [Carcasă.D41]; &quot;&quot;)">
            <text:p/>
          </table:table-cell>
          <table:table-cell/>
          <table:table-cell table:style-name="ce207" table:formula="of:=IF([Carcasă.C41]; [Carcasă.C41] * [Carcasă.F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2]; [Carcasă.C42] * [Carcasă.D42]; &quot;&quot;)">
            <text:p/>
          </table:table-cell>
          <table:table-cell/>
          <table:table-cell table:style-name="ce207" table:formula="of:=IF([Carcasă.C42]; [Carcasă.C42] * [Carcasă.F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3]; [Carcasă.C43] * [Carcasă.D43]; &quot;&quot;)">
            <text:p/>
          </table:table-cell>
          <table:table-cell/>
          <table:table-cell table:style-name="ce207" table:formula="of:=IF([Carcasă.C43]; [Carcasă.C43] * [Carcasă.F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4]; [Carcasă.C44] * [Carcasă.D44]; &quot;&quot;)">
            <text:p/>
          </table:table-cell>
          <table:table-cell/>
          <table:table-cell table:style-name="ce207" table:formula="of:=IF([Carcasă.C44]; [Carcasă.C44] * [Carcasă.F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5]; [Carcasă.C45] * [Carcasă.D45]; &quot;&quot;)">
            <text:p/>
          </table:table-cell>
          <table:table-cell/>
          <table:table-cell table:style-name="ce207" table:formula="of:=IF([Carcasă.C45]; [Carcasă.C45] * [Carcasă.F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6]; [Carcasă.C46] * [Carcasă.D46]; &quot;&quot;)">
            <text:p/>
          </table:table-cell>
          <table:table-cell/>
          <table:table-cell table:style-name="ce207" table:formula="of:=IF([Carcasă.C46]; [Carcasă.C46] * [Carcasă.F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7]; [Carcasă.C47] * [Carcasă.D47]; &quot;&quot;)">
            <text:p/>
          </table:table-cell>
          <table:table-cell/>
          <table:table-cell table:style-name="ce207" table:formula="of:=IF([Carcasă.C47]; [Carcasă.C47] * [Carcasă.F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8]; [Carcasă.C48] * [Carcasă.D48]; &quot;&quot;)">
            <text:p/>
          </table:table-cell>
          <table:table-cell/>
          <table:table-cell table:style-name="ce207" table:formula="of:=IF([Carcasă.C48]; [Carcasă.C48] * [Carcasă.F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49]; [Carcasă.C49] * [Carcasă.D49]; &quot;&quot;)">
            <text:p/>
          </table:table-cell>
          <table:table-cell/>
          <table:table-cell table:style-name="ce207" table:formula="of:=IF([Carcasă.C49]; [Carcasă.C49] * [Carcasă.F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0]; [Carcasă.C50] * [Carcasă.D50]; &quot;&quot;)">
            <text:p/>
          </table:table-cell>
          <table:table-cell/>
          <table:table-cell table:style-name="ce207" table:formula="of:=IF([Carcasă.C50]; [Carcasă.C50] * [Carcasă.F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1]; [Carcasă.C51] * [Carcasă.D51]; &quot;&quot;)">
            <text:p/>
          </table:table-cell>
          <table:table-cell/>
          <table:table-cell table:style-name="ce207" table:formula="of:=IF([Carcasă.C51]; [Carcasă.C51] * [Carcasă.F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2]; [Carcasă.C52] * [Carcasă.D52]; &quot;&quot;)">
            <text:p/>
          </table:table-cell>
          <table:table-cell/>
          <table:table-cell table:style-name="ce207" table:formula="of:=IF([Carcasă.C52]; [Carcasă.C52] * [Carcasă.F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3]; [Carcasă.C53] * [Carcasă.D53]; &quot;&quot;)">
            <text:p/>
          </table:table-cell>
          <table:table-cell/>
          <table:table-cell table:style-name="ce207" table:formula="of:=IF([Carcasă.C53]; [Carcasă.C53] * [Carcasă.F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4]; [Carcasă.C54] * [Carcasă.D54]; &quot;&quot;)">
            <text:p/>
          </table:table-cell>
          <table:table-cell/>
          <table:table-cell table:style-name="ce207" table:formula="of:=IF([Carcasă.C54]; [Carcasă.C54] * [Carcasă.F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5]; [Carcasă.C55] * [Carcasă.D55]; &quot;&quot;)">
            <text:p/>
          </table:table-cell>
          <table:table-cell/>
          <table:table-cell table:style-name="ce207" table:formula="of:=IF([Carcasă.C55]; [Carcasă.C55] * [Carcasă.F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6]; [Carcasă.C56] * [Carcasă.D56]; &quot;&quot;)">
            <text:p/>
          </table:table-cell>
          <table:table-cell/>
          <table:table-cell table:style-name="ce207" table:formula="of:=IF([Carcasă.C56]; [Carcasă.C56] * [Carcasă.F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7]; [Carcasă.C57] * [Carcasă.D57]; &quot;&quot;)">
            <text:p/>
          </table:table-cell>
          <table:table-cell/>
          <table:table-cell table:style-name="ce207" table:formula="of:=IF([Carcasă.C57]; [Carcasă.C57] * [Carcasă.F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8]; [Carcasă.C58] * [Carcasă.D58]; &quot;&quot;)">
            <text:p/>
          </table:table-cell>
          <table:table-cell/>
          <table:table-cell table:style-name="ce207" table:formula="of:=IF([Carcasă.C58]; [Carcasă.C58] * [Carcasă.F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59]; [Carcasă.C59] * [Carcasă.D59]; &quot;&quot;)">
            <text:p/>
          </table:table-cell>
          <table:table-cell/>
          <table:table-cell table:style-name="ce207" table:formula="of:=IF([Carcasă.C59]; [Carcasă.C59] * [Carcasă.F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0]; [Carcasă.C60] * [Carcasă.D60]; &quot;&quot;)">
            <text:p/>
          </table:table-cell>
          <table:table-cell/>
          <table:table-cell table:style-name="ce207" table:formula="of:=IF([Carcasă.C60]; [Carcasă.C60] * [Carcasă.F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1]; [Carcasă.C61] * [Carcasă.D61]; &quot;&quot;)">
            <text:p/>
          </table:table-cell>
          <table:table-cell/>
          <table:table-cell table:style-name="ce207" table:formula="of:=IF([Carcasă.C61]; [Carcasă.C61] * [Carcasă.F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2]; [Carcasă.C62] * [Carcasă.D62]; &quot;&quot;)">
            <text:p/>
          </table:table-cell>
          <table:table-cell/>
          <table:table-cell table:style-name="ce207" table:formula="of:=IF([Carcasă.C62]; [Carcasă.C62] * [Carcasă.F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3]; [Carcasă.C63] * [Carcasă.D63]; &quot;&quot;)">
            <text:p/>
          </table:table-cell>
          <table:table-cell/>
          <table:table-cell table:style-name="ce207" table:formula="of:=IF([Carcasă.C63]; [Carcasă.C63] * [Carcasă.F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4]; [Carcasă.C64] * [Carcasă.D64]; &quot;&quot;)">
            <text:p/>
          </table:table-cell>
          <table:table-cell/>
          <table:table-cell table:style-name="ce207" table:formula="of:=IF([Carcasă.C64]; [Carcasă.C64] * [Carcasă.F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5]; [Carcasă.C65] * [Carcasă.D65]; &quot;&quot;)">
            <text:p/>
          </table:table-cell>
          <table:table-cell/>
          <table:table-cell table:style-name="ce207" table:formula="of:=IF([Carcasă.C65]; [Carcasă.C65] * [Carcasă.F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6]; [Carcasă.C66] * [Carcasă.D66]; &quot;&quot;)">
            <text:p/>
          </table:table-cell>
          <table:table-cell/>
          <table:table-cell table:style-name="ce207" table:formula="of:=IF([Carcasă.C66]; [Carcasă.C66] * [Carcasă.F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7]; [Carcasă.C67] * [Carcasă.D67]; &quot;&quot;)">
            <text:p/>
          </table:table-cell>
          <table:table-cell/>
          <table:table-cell table:style-name="ce207" table:formula="of:=IF([Carcasă.C67]; [Carcasă.C67] * [Carcasă.F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8]; [Carcasă.C68] * [Carcasă.D68]; &quot;&quot;)">
            <text:p/>
          </table:table-cell>
          <table:table-cell/>
          <table:table-cell table:style-name="ce207" table:formula="of:=IF([Carcasă.C68]; [Carcasă.C68] * [Carcasă.F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69]; [Carcasă.C69] * [Carcasă.D69]; &quot;&quot;)">
            <text:p/>
          </table:table-cell>
          <table:table-cell/>
          <table:table-cell table:style-name="ce207" table:formula="of:=IF([Carcasă.C69]; [Carcasă.C69] * [Carcasă.F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0]; [Carcasă.C70] * [Carcasă.D70]; &quot;&quot;)">
            <text:p/>
          </table:table-cell>
          <table:table-cell/>
          <table:table-cell table:style-name="ce207" table:formula="of:=IF([Carcasă.C70]; [Carcasă.C70] * [Carcasă.F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1]; [Carcasă.C71] * [Carcasă.D71]; &quot;&quot;)">
            <text:p/>
          </table:table-cell>
          <table:table-cell/>
          <table:table-cell table:style-name="ce207" table:formula="of:=IF([Carcasă.C71]; [Carcasă.C71] * [Carcasă.F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2]; [Carcasă.C72] * [Carcasă.D72]; &quot;&quot;)">
            <text:p/>
          </table:table-cell>
          <table:table-cell/>
          <table:table-cell table:style-name="ce207" table:formula="of:=IF([Carcasă.C72]; [Carcasă.C72] * [Carcasă.F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3]; [Carcasă.C73] * [Carcasă.D73]; &quot;&quot;)">
            <text:p/>
          </table:table-cell>
          <table:table-cell/>
          <table:table-cell table:style-name="ce207" table:formula="of:=IF([Carcasă.C73]; [Carcasă.C73] * [Carcasă.F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4]; [Carcasă.C74] * [Carcasă.D74]; &quot;&quot;)">
            <text:p/>
          </table:table-cell>
          <table:table-cell/>
          <table:table-cell table:style-name="ce207" table:formula="of:=IF([Carcasă.C74]; [Carcasă.C74] * [Carcasă.F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5]; [Carcasă.C75] * [Carcasă.D75]; &quot;&quot;)">
            <text:p/>
          </table:table-cell>
          <table:table-cell/>
          <table:table-cell table:style-name="ce207" table:formula="of:=IF([Carcasă.C75]; [Carcasă.C75] * [Carcasă.F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6]; [Carcasă.C76] * [Carcasă.D76]; &quot;&quot;)">
            <text:p/>
          </table:table-cell>
          <table:table-cell/>
          <table:table-cell table:style-name="ce207" table:formula="of:=IF([Carcasă.C76]; [Carcasă.C76] * [Carcasă.F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7]; [Carcasă.C77] * [Carcasă.D77]; &quot;&quot;)">
            <text:p/>
          </table:table-cell>
          <table:table-cell/>
          <table:table-cell table:style-name="ce207" table:formula="of:=IF([Carcasă.C77]; [Carcasă.C77] * [Carcasă.F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8]; [Carcasă.C78] * [Carcasă.D78]; &quot;&quot;)">
            <text:p/>
          </table:table-cell>
          <table:table-cell/>
          <table:table-cell table:style-name="ce207" table:formula="of:=IF([Carcasă.C78]; [Carcasă.C78] * [Carcasă.F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79]; [Carcasă.C79] * [Carcasă.D79]; &quot;&quot;)">
            <text:p/>
          </table:table-cell>
          <table:table-cell/>
          <table:table-cell table:style-name="ce207" table:formula="of:=IF([Carcasă.C79]; [Carcasă.C79] * [Carcasă.F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0]; [Carcasă.C80] * [Carcasă.D80]; &quot;&quot;)">
            <text:p/>
          </table:table-cell>
          <table:table-cell/>
          <table:table-cell table:style-name="ce207" table:formula="of:=IF([Carcasă.C80]; [Carcasă.C80] * [Carcasă.F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1]; [Carcasă.C81] * [Carcasă.D81]; &quot;&quot;)">
            <text:p/>
          </table:table-cell>
          <table:table-cell/>
          <table:table-cell table:style-name="ce207" table:formula="of:=IF([Carcasă.C81]; [Carcasă.C81] * [Carcasă.F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2]; [Carcasă.C82] * [Carcasă.D82]; &quot;&quot;)">
            <text:p/>
          </table:table-cell>
          <table:table-cell/>
          <table:table-cell table:style-name="ce207" table:formula="of:=IF([Carcasă.C82]; [Carcasă.C82] * [Carcasă.F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3]; [Carcasă.C83] * [Carcasă.D83]; &quot;&quot;)">
            <text:p/>
          </table:table-cell>
          <table:table-cell/>
          <table:table-cell table:style-name="ce207" table:formula="of:=IF([Carcasă.C83]; [Carcasă.C83] * [Carcasă.F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4]; [Carcasă.C84] * [Carcasă.D84]; &quot;&quot;)">
            <text:p/>
          </table:table-cell>
          <table:table-cell/>
          <table:table-cell table:style-name="ce207" table:formula="of:=IF([Carcasă.C84]; [Carcasă.C84] * [Carcasă.F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5]; [Carcasă.C85] * [Carcasă.D85]; &quot;&quot;)">
            <text:p/>
          </table:table-cell>
          <table:table-cell/>
          <table:table-cell table:style-name="ce207" table:formula="of:=IF([Carcasă.C85]; [Carcasă.C85] * [Carcasă.F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6]; [Carcasă.C86] * [Carcasă.D86]; &quot;&quot;)">
            <text:p/>
          </table:table-cell>
          <table:table-cell/>
          <table:table-cell table:style-name="ce207" table:formula="of:=IF([Carcasă.C86]; [Carcasă.C86] * [Carcasă.F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7]; [Carcasă.C87] * [Carcasă.D87]; &quot;&quot;)">
            <text:p/>
          </table:table-cell>
          <table:table-cell/>
          <table:table-cell table:style-name="ce207" table:formula="of:=IF([Carcasă.C87]; [Carcasă.C87] * [Carcasă.F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8]; [Carcasă.C88] * [Carcasă.D88]; &quot;&quot;)">
            <text:p/>
          </table:table-cell>
          <table:table-cell/>
          <table:table-cell table:style-name="ce207" table:formula="of:=IF([Carcasă.C88]; [Carcasă.C88] * [Carcasă.F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89]; [Carcasă.C89] * [Carcasă.D89]; &quot;&quot;)">
            <text:p/>
          </table:table-cell>
          <table:table-cell/>
          <table:table-cell table:style-name="ce207" table:formula="of:=IF([Carcasă.C89]; [Carcasă.C89] * [Carcasă.F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0]; [Carcasă.C90] * [Carcasă.D90]; &quot;&quot;)">
            <text:p/>
          </table:table-cell>
          <table:table-cell/>
          <table:table-cell table:style-name="ce207" table:formula="of:=IF([Carcasă.C90]; [Carcasă.C90] * [Carcasă.F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1]; [Carcasă.C91] * [Carcasă.D91]; &quot;&quot;)">
            <text:p/>
          </table:table-cell>
          <table:table-cell/>
          <table:table-cell table:style-name="ce207" table:formula="of:=IF([Carcasă.C91]; [Carcasă.C91] * [Carcasă.F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2]; [Carcasă.C92] * [Carcasă.D92]; &quot;&quot;)">
            <text:p/>
          </table:table-cell>
          <table:table-cell/>
          <table:table-cell table:style-name="ce207" table:formula="of:=IF([Carcasă.C92]; [Carcasă.C92] * [Carcasă.F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3]; [Carcasă.C93] * [Carcasă.D93]; &quot;&quot;)">
            <text:p/>
          </table:table-cell>
          <table:table-cell/>
          <table:table-cell table:style-name="ce207" table:formula="of:=IF([Carcasă.C93]; [Carcasă.C93] * [Carcasă.F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4]; [Carcasă.C94] * [Carcasă.D94]; &quot;&quot;)">
            <text:p/>
          </table:table-cell>
          <table:table-cell/>
          <table:table-cell table:style-name="ce207" table:formula="of:=IF([Carcasă.C94]; [Carcasă.C94] * [Carcasă.F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5]; [Carcasă.C95] * [Carcasă.D95]; &quot;&quot;)">
            <text:p/>
          </table:table-cell>
          <table:table-cell/>
          <table:table-cell table:style-name="ce207" table:formula="of:=IF([Carcasă.C95]; [Carcasă.C95] * [Carcasă.F9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6]; [Carcasă.C96] * [Carcasă.D96]; &quot;&quot;)">
            <text:p/>
          </table:table-cell>
          <table:table-cell/>
          <table:table-cell table:style-name="ce207" table:formula="of:=IF([Carcasă.C96]; [Carcasă.C96] * [Carcasă.F9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7]; [Carcasă.C97] * [Carcasă.D97]; &quot;&quot;)">
            <text:p/>
          </table:table-cell>
          <table:table-cell/>
          <table:table-cell table:style-name="ce207" table:formula="of:=IF([Carcasă.C97]; [Carcasă.C97] * [Carcasă.F9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8]; [Carcasă.C98] * [Carcasă.D98]; &quot;&quot;)">
            <text:p/>
          </table:table-cell>
          <table:table-cell/>
          <table:table-cell table:style-name="ce207" table:formula="of:=IF([Carcasă.C98]; [Carcasă.C98] * [Carcasă.F9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99]; [Carcasă.C99] * [Carcasă.D99]; &quot;&quot;)">
            <text:p/>
          </table:table-cell>
          <table:table-cell/>
          <table:table-cell table:style-name="ce207" table:formula="of:=IF([Carcasă.C99]; [Carcasă.C99] * [Carcasă.F9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0]; [Carcasă.C100] * [Carcasă.D100]; &quot;&quot;)">
            <text:p/>
          </table:table-cell>
          <table:table-cell/>
          <table:table-cell table:style-name="ce207" table:formula="of:=IF([Carcasă.C100]; [Carcasă.C100] * [Carcasă.F10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1]; [Carcasă.C101] * [Carcasă.D101]; &quot;&quot;)">
            <text:p/>
          </table:table-cell>
          <table:table-cell/>
          <table:table-cell table:style-name="ce207" table:formula="of:=IF([Carcasă.C101]; [Carcasă.C101] * [Carcasă.F10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2]; [Carcasă.C102] * [Carcasă.D102]; &quot;&quot;)">
            <text:p/>
          </table:table-cell>
          <table:table-cell/>
          <table:table-cell table:style-name="ce207" table:formula="of:=IF([Carcasă.C102]; [Carcasă.C102] * [Carcasă.F10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3]; [Carcasă.C103] * [Carcasă.D103]; &quot;&quot;)">
            <text:p/>
          </table:table-cell>
          <table:table-cell/>
          <table:table-cell table:style-name="ce207" table:formula="of:=IF([Carcasă.C103]; [Carcasă.C103] * [Carcasă.F10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4]; [Carcasă.C104] * [Carcasă.D104]; &quot;&quot;)">
            <text:p/>
          </table:table-cell>
          <table:table-cell/>
          <table:table-cell table:style-name="ce207" table:formula="of:=IF([Carcasă.C104]; [Carcasă.C104] * [Carcasă.F10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5]; [Carcasă.C105] * [Carcasă.D105]; &quot;&quot;)">
            <text:p/>
          </table:table-cell>
          <table:table-cell/>
          <table:table-cell table:style-name="ce207" table:formula="of:=IF([Carcasă.C105]; [Carcasă.C105] * [Carcasă.F10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6]; [Carcasă.C106] * [Carcasă.D106]; &quot;&quot;)">
            <text:p/>
          </table:table-cell>
          <table:table-cell/>
          <table:table-cell table:style-name="ce207" table:formula="of:=IF([Carcasă.C106]; [Carcasă.C106] * [Carcasă.F10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7]; [Carcasă.C107] * [Carcasă.D107]; &quot;&quot;)">
            <text:p/>
          </table:table-cell>
          <table:table-cell/>
          <table:table-cell table:style-name="ce207" table:formula="of:=IF([Carcasă.C107]; [Carcasă.C107] * [Carcasă.F10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8]; [Carcasă.C108] * [Carcasă.D108]; &quot;&quot;)">
            <text:p/>
          </table:table-cell>
          <table:table-cell/>
          <table:table-cell table:style-name="ce207" table:formula="of:=IF([Carcasă.C108]; [Carcasă.C108] * [Carcasă.F10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09]; [Carcasă.C109] * [Carcasă.D109]; &quot;&quot;)">
            <text:p/>
          </table:table-cell>
          <table:table-cell/>
          <table:table-cell table:style-name="ce207" table:formula="of:=IF([Carcasă.C109]; [Carcasă.C109] * [Carcasă.F10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0]; [Carcasă.C110] * [Carcasă.D110]; &quot;&quot;)">
            <text:p/>
          </table:table-cell>
          <table:table-cell/>
          <table:table-cell table:style-name="ce207" table:formula="of:=IF([Carcasă.C110]; [Carcasă.C110] * [Carcasă.F11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1]; [Carcasă.C111] * [Carcasă.D111]; &quot;&quot;)">
            <text:p/>
          </table:table-cell>
          <table:table-cell/>
          <table:table-cell table:style-name="ce207" table:formula="of:=IF([Carcasă.C111]; [Carcasă.C111] * [Carcasă.F11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2]; [Carcasă.C112] * [Carcasă.D112]; &quot;&quot;)">
            <text:p/>
          </table:table-cell>
          <table:table-cell/>
          <table:table-cell table:style-name="ce207" table:formula="of:=IF([Carcasă.C112]; [Carcasă.C112] * [Carcasă.F11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3]; [Carcasă.C113] * [Carcasă.D113]; &quot;&quot;)">
            <text:p/>
          </table:table-cell>
          <table:table-cell/>
          <table:table-cell table:style-name="ce207" table:formula="of:=IF([Carcasă.C113]; [Carcasă.C113] * [Carcasă.F11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4]; [Carcasă.C114] * [Carcasă.D114]; &quot;&quot;)">
            <text:p/>
          </table:table-cell>
          <table:table-cell/>
          <table:table-cell table:style-name="ce207" table:formula="of:=IF([Carcasă.C114]; [Carcasă.C114] * [Carcasă.F11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5]; [Carcasă.C115] * [Carcasă.D115]; &quot;&quot;)">
            <text:p/>
          </table:table-cell>
          <table:table-cell/>
          <table:table-cell table:style-name="ce207" table:formula="of:=IF([Carcasă.C115]; [Carcasă.C115] * [Carcasă.F11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6]; [Carcasă.C116] * [Carcasă.D116]; &quot;&quot;)">
            <text:p/>
          </table:table-cell>
          <table:table-cell/>
          <table:table-cell table:style-name="ce207" table:formula="of:=IF([Carcasă.C116]; [Carcasă.C116] * [Carcasă.F11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7]; [Carcasă.C117] * [Carcasă.D117]; &quot;&quot;)">
            <text:p/>
          </table:table-cell>
          <table:table-cell/>
          <table:table-cell table:style-name="ce207" table:formula="of:=IF([Carcasă.C117]; [Carcasă.C117] * [Carcasă.F11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8]; [Carcasă.C118] * [Carcasă.D118]; &quot;&quot;)">
            <text:p/>
          </table:table-cell>
          <table:table-cell/>
          <table:table-cell table:style-name="ce207" table:formula="of:=IF([Carcasă.C118]; [Carcasă.C118] * [Carcasă.F11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19]; [Carcasă.C119] * [Carcasă.D119]; &quot;&quot;)">
            <text:p/>
          </table:table-cell>
          <table:table-cell/>
          <table:table-cell table:style-name="ce207" table:formula="of:=IF([Carcasă.C119]; [Carcasă.C119] * [Carcasă.F11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0]; [Carcasă.C120] * [Carcasă.D120]; &quot;&quot;)">
            <text:p/>
          </table:table-cell>
          <table:table-cell/>
          <table:table-cell table:style-name="ce207" table:formula="of:=IF([Carcasă.C120]; [Carcasă.C120] * [Carcasă.F12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1]; [Carcasă.C121] * [Carcasă.D121]; &quot;&quot;)">
            <text:p/>
          </table:table-cell>
          <table:table-cell/>
          <table:table-cell table:style-name="ce207" table:formula="of:=IF([Carcasă.C121]; [Carcasă.C121] * [Carcasă.F12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2]; [Carcasă.C122] * [Carcasă.D122]; &quot;&quot;)">
            <text:p/>
          </table:table-cell>
          <table:table-cell/>
          <table:table-cell table:style-name="ce207" table:formula="of:=IF([Carcasă.C122]; [Carcasă.C122] * [Carcasă.F12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3]; [Carcasă.C123] * [Carcasă.D123]; &quot;&quot;)">
            <text:p/>
          </table:table-cell>
          <table:table-cell/>
          <table:table-cell table:style-name="ce207" table:formula="of:=IF([Carcasă.C123]; [Carcasă.C123] * [Carcasă.F12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4]; [Carcasă.C124] * [Carcasă.D124]; &quot;&quot;)">
            <text:p/>
          </table:table-cell>
          <table:table-cell/>
          <table:table-cell table:style-name="ce207" table:formula="of:=IF([Carcasă.C124]; [Carcasă.C124] * [Carcasă.F12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5]; [Carcasă.C125] * [Carcasă.D125]; &quot;&quot;)">
            <text:p/>
          </table:table-cell>
          <table:table-cell/>
          <table:table-cell table:style-name="ce207" table:formula="of:=IF([Carcasă.C125]; [Carcasă.C125] * [Carcasă.F12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6]; [Carcasă.C126] * [Carcasă.D126]; &quot;&quot;)">
            <text:p/>
          </table:table-cell>
          <table:table-cell/>
          <table:table-cell table:style-name="ce207" table:formula="of:=IF([Carcasă.C126]; [Carcasă.C126] * [Carcasă.F12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7]; [Carcasă.C127] * [Carcasă.D127]; &quot;&quot;)">
            <text:p/>
          </table:table-cell>
          <table:table-cell/>
          <table:table-cell table:style-name="ce207" table:formula="of:=IF([Carcasă.C127]; [Carcasă.C127] * [Carcasă.F12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8]; [Carcasă.C128] * [Carcasă.D128]; &quot;&quot;)">
            <text:p/>
          </table:table-cell>
          <table:table-cell/>
          <table:table-cell table:style-name="ce207" table:formula="of:=IF([Carcasă.C128]; [Carcasă.C128] * [Carcasă.F12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29]; [Carcasă.C129] * [Carcasă.D129]; &quot;&quot;)">
            <text:p/>
          </table:table-cell>
          <table:table-cell/>
          <table:table-cell table:style-name="ce207" table:formula="of:=IF([Carcasă.C129]; [Carcasă.C129] * [Carcasă.F12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0]; [Carcasă.C130] * [Carcasă.D130]; &quot;&quot;)">
            <text:p/>
          </table:table-cell>
          <table:table-cell/>
          <table:table-cell table:style-name="ce207" table:formula="of:=IF([Carcasă.C130]; [Carcasă.C130] * [Carcasă.F13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1]; [Carcasă.C131] * [Carcasă.D131]; &quot;&quot;)">
            <text:p/>
          </table:table-cell>
          <table:table-cell/>
          <table:table-cell table:style-name="ce207" table:formula="of:=IF([Carcasă.C131]; [Carcasă.C131] * [Carcasă.F13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2]; [Carcasă.C132] * [Carcasă.D132]; &quot;&quot;)">
            <text:p/>
          </table:table-cell>
          <table:table-cell/>
          <table:table-cell table:style-name="ce207" table:formula="of:=IF([Carcasă.C132]; [Carcasă.C132] * [Carcasă.F13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3]; [Carcasă.C133] * [Carcasă.D133]; &quot;&quot;)">
            <text:p/>
          </table:table-cell>
          <table:table-cell/>
          <table:table-cell table:style-name="ce207" table:formula="of:=IF([Carcasă.C133]; [Carcasă.C133] * [Carcasă.F13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4]; [Carcasă.C134] * [Carcasă.D134]; &quot;&quot;)">
            <text:p/>
          </table:table-cell>
          <table:table-cell/>
          <table:table-cell table:style-name="ce207" table:formula="of:=IF([Carcasă.C134]; [Carcasă.C134] * [Carcasă.F13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5]; [Carcasă.C135] * [Carcasă.D135]; &quot;&quot;)">
            <text:p/>
          </table:table-cell>
          <table:table-cell/>
          <table:table-cell table:style-name="ce207" table:formula="of:=IF([Carcasă.C135]; [Carcasă.C135] * [Carcasă.F13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6]; [Carcasă.C136] * [Carcasă.D136]; &quot;&quot;)">
            <text:p/>
          </table:table-cell>
          <table:table-cell/>
          <table:table-cell table:style-name="ce207" table:formula="of:=IF([Carcasă.C136]; [Carcasă.C136] * [Carcasă.F13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7]; [Carcasă.C137] * [Carcasă.D137]; &quot;&quot;)">
            <text:p/>
          </table:table-cell>
          <table:table-cell/>
          <table:table-cell table:style-name="ce207" table:formula="of:=IF([Carcasă.C137]; [Carcasă.C137] * [Carcasă.F13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8]; [Carcasă.C138] * [Carcasă.D138]; &quot;&quot;)">
            <text:p/>
          </table:table-cell>
          <table:table-cell/>
          <table:table-cell table:style-name="ce207" table:formula="of:=IF([Carcasă.C138]; [Carcasă.C138] * [Carcasă.F13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39]; [Carcasă.C139] * [Carcasă.D139]; &quot;&quot;)">
            <text:p/>
          </table:table-cell>
          <table:table-cell/>
          <table:table-cell table:style-name="ce207" table:formula="of:=IF([Carcasă.C139]; [Carcasă.C139] * [Carcasă.F13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0]; [Carcasă.C140] * [Carcasă.D140]; &quot;&quot;)">
            <text:p/>
          </table:table-cell>
          <table:table-cell/>
          <table:table-cell table:style-name="ce207" table:formula="of:=IF([Carcasă.C140]; [Carcasă.C140] * [Carcasă.F14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1]; [Carcasă.C141] * [Carcasă.D141]; &quot;&quot;)">
            <text:p/>
          </table:table-cell>
          <table:table-cell/>
          <table:table-cell table:style-name="ce207" table:formula="of:=IF([Carcasă.C141]; [Carcasă.C141] * [Carcasă.F14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2]; [Carcasă.C142] * [Carcasă.D142]; &quot;&quot;)">
            <text:p/>
          </table:table-cell>
          <table:table-cell/>
          <table:table-cell table:style-name="ce207" table:formula="of:=IF([Carcasă.C142]; [Carcasă.C142] * [Carcasă.F14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3]; [Carcasă.C143] * [Carcasă.D143]; &quot;&quot;)">
            <text:p/>
          </table:table-cell>
          <table:table-cell/>
          <table:table-cell table:style-name="ce207" table:formula="of:=IF([Carcasă.C143]; [Carcasă.C143] * [Carcasă.F14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4]; [Carcasă.C144] * [Carcasă.D144]; &quot;&quot;)">
            <text:p/>
          </table:table-cell>
          <table:table-cell/>
          <table:table-cell table:style-name="ce207" table:formula="of:=IF([Carcasă.C144]; [Carcasă.C144] * [Carcasă.F14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5]; [Carcasă.C145] * [Carcasă.D145]; &quot;&quot;)">
            <text:p/>
          </table:table-cell>
          <table:table-cell/>
          <table:table-cell table:style-name="ce207" table:formula="of:=IF([Carcasă.C145]; [Carcasă.C145] * [Carcasă.F14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6]; [Carcasă.C146] * [Carcasă.D146]; &quot;&quot;)">
            <text:p/>
          </table:table-cell>
          <table:table-cell/>
          <table:table-cell table:style-name="ce207" table:formula="of:=IF([Carcasă.C146]; [Carcasă.C146] * [Carcasă.F14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7]; [Carcasă.C147] * [Carcasă.D147]; &quot;&quot;)">
            <text:p/>
          </table:table-cell>
          <table:table-cell/>
          <table:table-cell table:style-name="ce207" table:formula="of:=IF([Carcasă.C147]; [Carcasă.C147] * [Carcasă.F14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8]; [Carcasă.C148] * [Carcasă.D148]; &quot;&quot;)">
            <text:p/>
          </table:table-cell>
          <table:table-cell/>
          <table:table-cell table:style-name="ce207" table:formula="of:=IF([Carcasă.C148]; [Carcasă.C148] * [Carcasă.F14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49]; [Carcasă.C149] * [Carcasă.D149]; &quot;&quot;)">
            <text:p/>
          </table:table-cell>
          <table:table-cell/>
          <table:table-cell table:style-name="ce207" table:formula="of:=IF([Carcasă.C149]; [Carcasă.C149] * [Carcasă.F14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0]; [Carcasă.C150] * [Carcasă.D150]; &quot;&quot;)">
            <text:p/>
          </table:table-cell>
          <table:table-cell/>
          <table:table-cell table:style-name="ce207" table:formula="of:=IF([Carcasă.C150]; [Carcasă.C150] * [Carcasă.F15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1]; [Carcasă.C151] * [Carcasă.D151]; &quot;&quot;)">
            <text:p/>
          </table:table-cell>
          <table:table-cell/>
          <table:table-cell table:style-name="ce207" table:formula="of:=IF([Carcasă.C151]; [Carcasă.C151] * [Carcasă.F15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2]; [Carcasă.C152] * [Carcasă.D152]; &quot;&quot;)">
            <text:p/>
          </table:table-cell>
          <table:table-cell/>
          <table:table-cell table:style-name="ce207" table:formula="of:=IF([Carcasă.C152]; [Carcasă.C152] * [Carcasă.F15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3]; [Carcasă.C153] * [Carcasă.D153]; &quot;&quot;)">
            <text:p/>
          </table:table-cell>
          <table:table-cell/>
          <table:table-cell table:style-name="ce207" table:formula="of:=IF([Carcasă.C153]; [Carcasă.C153] * [Carcasă.F15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4]; [Carcasă.C154] * [Carcasă.D154]; &quot;&quot;)">
            <text:p/>
          </table:table-cell>
          <table:table-cell/>
          <table:table-cell table:style-name="ce207" table:formula="of:=IF([Carcasă.C154]; [Carcasă.C154] * [Carcasă.F15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5]; [Carcasă.C155] * [Carcasă.D155]; &quot;&quot;)">
            <text:p/>
          </table:table-cell>
          <table:table-cell/>
          <table:table-cell table:style-name="ce207" table:formula="of:=IF([Carcasă.C155]; [Carcasă.C155] * [Carcasă.F15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6]; [Carcasă.C156] * [Carcasă.D156]; &quot;&quot;)">
            <text:p/>
          </table:table-cell>
          <table:table-cell/>
          <table:table-cell table:style-name="ce207" table:formula="of:=IF([Carcasă.C156]; [Carcasă.C156] * [Carcasă.F15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7]; [Carcasă.C157] * [Carcasă.D157]; &quot;&quot;)">
            <text:p/>
          </table:table-cell>
          <table:table-cell/>
          <table:table-cell table:style-name="ce207" table:formula="of:=IF([Carcasă.C157]; [Carcasă.C157] * [Carcasă.F15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8]; [Carcasă.C158] * [Carcasă.D158]; &quot;&quot;)">
            <text:p/>
          </table:table-cell>
          <table:table-cell/>
          <table:table-cell table:style-name="ce207" table:formula="of:=IF([Carcasă.C158]; [Carcasă.C158] * [Carcasă.F15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59]; [Carcasă.C159] * [Carcasă.D159]; &quot;&quot;)">
            <text:p/>
          </table:table-cell>
          <table:table-cell/>
          <table:table-cell table:style-name="ce207" table:formula="of:=IF([Carcasă.C159]; [Carcasă.C159] * [Carcasă.F15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0]; [Carcasă.C160] * [Carcasă.D160]; &quot;&quot;)">
            <text:p/>
          </table:table-cell>
          <table:table-cell/>
          <table:table-cell table:style-name="ce207" table:formula="of:=IF([Carcasă.C160]; [Carcasă.C160] * [Carcasă.F16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1]; [Carcasă.C161] * [Carcasă.D161]; &quot;&quot;)">
            <text:p/>
          </table:table-cell>
          <table:table-cell/>
          <table:table-cell table:style-name="ce207" table:formula="of:=IF([Carcasă.C161]; [Carcasă.C161] * [Carcasă.F16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2]; [Carcasă.C162] * [Carcasă.D162]; &quot;&quot;)">
            <text:p/>
          </table:table-cell>
          <table:table-cell/>
          <table:table-cell table:style-name="ce207" table:formula="of:=IF([Carcasă.C162]; [Carcasă.C162] * [Carcasă.F16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3]; [Carcasă.C163] * [Carcasă.D163]; &quot;&quot;)">
            <text:p/>
          </table:table-cell>
          <table:table-cell/>
          <table:table-cell table:style-name="ce207" table:formula="of:=IF([Carcasă.C163]; [Carcasă.C163] * [Carcasă.F16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4]; [Carcasă.C164] * [Carcasă.D164]; &quot;&quot;)">
            <text:p/>
          </table:table-cell>
          <table:table-cell/>
          <table:table-cell table:style-name="ce207" table:formula="of:=IF([Carcasă.C164]; [Carcasă.C164] * [Carcasă.F16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5]; [Carcasă.C165] * [Carcasă.D165]; &quot;&quot;)">
            <text:p/>
          </table:table-cell>
          <table:table-cell/>
          <table:table-cell table:style-name="ce207" table:formula="of:=IF([Carcasă.C165]; [Carcasă.C165] * [Carcasă.F16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6]; [Carcasă.C166] * [Carcasă.D166]; &quot;&quot;)">
            <text:p/>
          </table:table-cell>
          <table:table-cell/>
          <table:table-cell table:style-name="ce207" table:formula="of:=IF([Carcasă.C166]; [Carcasă.C166] * [Carcasă.F16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7]; [Carcasă.C167] * [Carcasă.D167]; &quot;&quot;)">
            <text:p/>
          </table:table-cell>
          <table:table-cell/>
          <table:table-cell table:style-name="ce207" table:formula="of:=IF([Carcasă.C167]; [Carcasă.C167] * [Carcasă.F16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8]; [Carcasă.C168] * [Carcasă.D168]; &quot;&quot;)">
            <text:p/>
          </table:table-cell>
          <table:table-cell/>
          <table:table-cell table:style-name="ce207" table:formula="of:=IF([Carcasă.C168]; [Carcasă.C168] * [Carcasă.F16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69]; [Carcasă.C169] * [Carcasă.D169]; &quot;&quot;)">
            <text:p/>
          </table:table-cell>
          <table:table-cell/>
          <table:table-cell table:style-name="ce207" table:formula="of:=IF([Carcasă.C169]; [Carcasă.C169] * [Carcasă.F16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0]; [Carcasă.C170] * [Carcasă.D170]; &quot;&quot;)">
            <text:p/>
          </table:table-cell>
          <table:table-cell/>
          <table:table-cell table:style-name="ce207" table:formula="of:=IF([Carcasă.C170]; [Carcasă.C170] * [Carcasă.F17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1]; [Carcasă.C171] * [Carcasă.D171]; &quot;&quot;)">
            <text:p/>
          </table:table-cell>
          <table:table-cell/>
          <table:table-cell table:style-name="ce207" table:formula="of:=IF([Carcasă.C171]; [Carcasă.C171] * [Carcasă.F17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2]; [Carcasă.C172] * [Carcasă.D172]; &quot;&quot;)">
            <text:p/>
          </table:table-cell>
          <table:table-cell/>
          <table:table-cell table:style-name="ce207" table:formula="of:=IF([Carcasă.C172]; [Carcasă.C172] * [Carcasă.F17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3]; [Carcasă.C173] * [Carcasă.D173]; &quot;&quot;)">
            <text:p/>
          </table:table-cell>
          <table:table-cell/>
          <table:table-cell table:style-name="ce207" table:formula="of:=IF([Carcasă.C173]; [Carcasă.C173] * [Carcasă.F17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4]; [Carcasă.C174] * [Carcasă.D174]; &quot;&quot;)">
            <text:p/>
          </table:table-cell>
          <table:table-cell/>
          <table:table-cell table:style-name="ce207" table:formula="of:=IF([Carcasă.C174]; [Carcasă.C174] * [Carcasă.F17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5]; [Carcasă.C175] * [Carcasă.D175]; &quot;&quot;)">
            <text:p/>
          </table:table-cell>
          <table:table-cell/>
          <table:table-cell table:style-name="ce207" table:formula="of:=IF([Carcasă.C175]; [Carcasă.C175] * [Carcasă.F17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6]; [Carcasă.C176] * [Carcasă.D176]; &quot;&quot;)">
            <text:p/>
          </table:table-cell>
          <table:table-cell/>
          <table:table-cell table:style-name="ce207" table:formula="of:=IF([Carcasă.C176]; [Carcasă.C176] * [Carcasă.F17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7]; [Carcasă.C177] * [Carcasă.D177]; &quot;&quot;)">
            <text:p/>
          </table:table-cell>
          <table:table-cell/>
          <table:table-cell table:style-name="ce207" table:formula="of:=IF([Carcasă.C177]; [Carcasă.C177] * [Carcasă.F17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8]; [Carcasă.C178] * [Carcasă.D178]; &quot;&quot;)">
            <text:p/>
          </table:table-cell>
          <table:table-cell/>
          <table:table-cell table:style-name="ce207" table:formula="of:=IF([Carcasă.C178]; [Carcasă.C178] * [Carcasă.F17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79]; [Carcasă.C179] * [Carcasă.D179]; &quot;&quot;)">
            <text:p/>
          </table:table-cell>
          <table:table-cell/>
          <table:table-cell table:style-name="ce207" table:formula="of:=IF([Carcasă.C179]; [Carcasă.C179] * [Carcasă.F17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0]; [Carcasă.C180] * [Carcasă.D180]; &quot;&quot;)">
            <text:p/>
          </table:table-cell>
          <table:table-cell/>
          <table:table-cell table:style-name="ce207" table:formula="of:=IF([Carcasă.C180]; [Carcasă.C180] * [Carcasă.F18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1]; [Carcasă.C181] * [Carcasă.D181]; &quot;&quot;)">
            <text:p/>
          </table:table-cell>
          <table:table-cell/>
          <table:table-cell table:style-name="ce207" table:formula="of:=IF([Carcasă.C181]; [Carcasă.C181] * [Carcasă.F18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2]; [Carcasă.C182] * [Carcasă.D182]; &quot;&quot;)">
            <text:p/>
          </table:table-cell>
          <table:table-cell/>
          <table:table-cell table:style-name="ce207" table:formula="of:=IF([Carcasă.C182]; [Carcasă.C182] * [Carcasă.F18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3]; [Carcasă.C183] * [Carcasă.D183]; &quot;&quot;)">
            <text:p/>
          </table:table-cell>
          <table:table-cell/>
          <table:table-cell table:style-name="ce207" table:formula="of:=IF([Carcasă.C183]; [Carcasă.C183] * [Carcasă.F18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4]; [Carcasă.C184] * [Carcasă.D184]; &quot;&quot;)">
            <text:p/>
          </table:table-cell>
          <table:table-cell/>
          <table:table-cell table:style-name="ce207" table:formula="of:=IF([Carcasă.C184]; [Carcasă.C184] * [Carcasă.F18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5]; [Carcasă.C185] * [Carcasă.D185]; &quot;&quot;)">
            <text:p/>
          </table:table-cell>
          <table:table-cell/>
          <table:table-cell table:style-name="ce207" table:formula="of:=IF([Carcasă.C185]; [Carcasă.C185] * [Carcasă.F18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6]; [Carcasă.C186] * [Carcasă.D186]; &quot;&quot;)">
            <text:p/>
          </table:table-cell>
          <table:table-cell/>
          <table:table-cell table:style-name="ce207" table:formula="of:=IF([Carcasă.C186]; [Carcasă.C186] * [Carcasă.F18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7]; [Carcasă.C187] * [Carcasă.D187]; &quot;&quot;)">
            <text:p/>
          </table:table-cell>
          <table:table-cell/>
          <table:table-cell table:style-name="ce207" table:formula="of:=IF([Carcasă.C187]; [Carcasă.C187] * [Carcasă.F18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8]; [Carcasă.C188] * [Carcasă.D188]; &quot;&quot;)">
            <text:p/>
          </table:table-cell>
          <table:table-cell/>
          <table:table-cell table:style-name="ce207" table:formula="of:=IF([Carcasă.C188]; [Carcasă.C188] * [Carcasă.F18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89]; [Carcasă.C189] * [Carcasă.D189]; &quot;&quot;)">
            <text:p/>
          </table:table-cell>
          <table:table-cell/>
          <table:table-cell table:style-name="ce207" table:formula="of:=IF([Carcasă.C189]; [Carcasă.C189] * [Carcasă.F18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0]; [Carcasă.C190] * [Carcasă.D190]; &quot;&quot;)">
            <text:p/>
          </table:table-cell>
          <table:table-cell/>
          <table:table-cell table:style-name="ce207" table:formula="of:=IF([Carcasă.C190]; [Carcasă.C190] * [Carcasă.F190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1]; [Carcasă.C191] * [Carcasă.D191]; &quot;&quot;)">
            <text:p/>
          </table:table-cell>
          <table:table-cell/>
          <table:table-cell table:style-name="ce207" table:formula="of:=IF([Carcasă.C191]; [Carcasă.C191] * [Carcasă.F191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2]; [Carcasă.C192] * [Carcasă.D192]; &quot;&quot;)">
            <text:p/>
          </table:table-cell>
          <table:table-cell/>
          <table:table-cell table:style-name="ce207" table:formula="of:=IF([Carcasă.C192]; [Carcasă.C192] * [Carcasă.F192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3]; [Carcasă.C193] * [Carcasă.D193]; &quot;&quot;)">
            <text:p/>
          </table:table-cell>
          <table:table-cell/>
          <table:table-cell table:style-name="ce207" table:formula="of:=IF([Carcasă.C193]; [Carcasă.C193] * [Carcasă.F193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4]; [Carcasă.C194] * [Carcasă.D194]; &quot;&quot;)">
            <text:p/>
          </table:table-cell>
          <table:table-cell/>
          <table:table-cell table:style-name="ce207" table:formula="of:=IF([Carcasă.C194]; [Carcasă.C194] * [Carcasă.F194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5]; [Carcasă.C195] * [Carcasă.D195]; &quot;&quot;)">
            <text:p/>
          </table:table-cell>
          <table:table-cell/>
          <table:table-cell table:style-name="ce207" table:formula="of:=IF([Carcasă.C195]; [Carcasă.C195] * [Carcasă.F195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6]; [Carcasă.C196] * [Carcasă.D196]; &quot;&quot;)">
            <text:p/>
          </table:table-cell>
          <table:table-cell/>
          <table:table-cell table:style-name="ce207" table:formula="of:=IF([Carcasă.C196]; [Carcasă.C196] * [Carcasă.F196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7]; [Carcasă.C197] * [Carcasă.D197]; &quot;&quot;)">
            <text:p/>
          </table:table-cell>
          <table:table-cell/>
          <table:table-cell table:style-name="ce207" table:formula="of:=IF([Carcasă.C197]; [Carcasă.C197] * [Carcasă.F197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8]; [Carcasă.C198] * [Carcasă.D198]; &quot;&quot;)">
            <text:p/>
          </table:table-cell>
          <table:table-cell/>
          <table:table-cell table:style-name="ce207" table:formula="of:=IF([Carcasă.C198]; [Carcasă.C198] * [Carcasă.F198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199]; [Carcasă.C199] * [Carcasă.D199]; &quot;&quot;)">
            <text:p/>
          </table:table-cell>
          <table:table-cell/>
          <table:table-cell table:style-name="ce207" table:formula="of:=IF([Carcasă.C199]; [Carcasă.C199] * [Carcasă.F199]; &quot;&quot;)">
            <text:p/>
          </table:table-cell>
          <table:table-cell table:number-columns-repeated="1017"/>
        </table:table-row>
        <table:table-row table:style-name="ro2">
          <table:table-cell table:number-columns-repeated="4"/>
          <table:table-cell table:formula="of:=IF([Carcasă.C200]; [Carcasă.C200] * [Carcasă.D200]; &quot;&quot;)">
            <text:p/>
          </table:table-cell>
          <table:table-cell/>
          <table:table-cell table:style-name="ce207" table:formula="of:=IF([Carcasă.C200]; [Carcasă.C200] * [Carcasă.F200]; &quot;&quot;)">
            <text:p/>
          </table:table-cell>
          <table:table-cell table:number-columns-repeated="1017"/>
        </table:table-row>
        <table:table-row table:style-name="ro2" table:number-rows-repeated="10483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capacityList" table:base-cell-address="$Alimentare.$L$1" table:cell-range-address="$Alimentare.$R$3:.$R$1048576"/>
        <table:named-range table:name="voltageList" table:base-cell-address="$Alimentare.$L$1" table:cell-range-address="$Alimentare.$P$3:.$P$1048576"/>
      </table:named-expressions>
      <table:database-ranges>
        <table:database-range table:name="capacityList" table:target-range-address="Alimentare.R2:Alimentare.R1048576" table:on-update-keep-styles="true" table:on-update-keep-size="false" table:orientation="column"/>
        <table:database-range table:name="voltageList" table:target-range-address="Alimentare.P2:Alimentare.P1048576" table:on-update-keep-styles="true" table:on-update-keep-size="false" table:orientation="column"/>
        <table:database-range table:name="__Anonymous_Sheet_DB__1" table:target-range-address="'Ore lucru'.A1:'Ore lucru'.S7" table:orientation="column"/>
        <table:database-range table:name="__Anonymous_Sheet_DB__3" table:target-range-address="Circuit.B3:Circuit.G200" table:display-filter-buttons="true" table:orientation="column"/>
        <table:database-range table:name="__Anonymous_Sheet_DB__4" table:target-range-address="Structură.B3:Structură.G199" table:display-filter-buttons="true" table:orientation="column"/>
        <table:database-range table:name="__Anonymous_Sheet_DB__5" table:target-range-address="Carcasă.B3:Carcasă.G20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>RON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RON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>g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g</number:currency-symbol>
      <style:map style:condition="value()&gt;=0" style:apply-style-name="N112P0"/>
    </number:currency-style>
    <number:currency-style style:name="N113P0" style:volatile="true">
      <number:number number:decimal-places="2" loext:min-decimal-places="2" number:min-integer-digits="1" number:grouping="true"/>
      <number:text> </number:text>
      <number:currency-symbol>RON</number:currency-symbol>
    </number:currency-style>
    <number:currency-style style:name="N113">
      <number:text>-</number:text>
      <number:number number:decimal-places="2" loext:min-decimal-places="2" number:min-integer-digits="1" number:grouping="true"/>
      <number:text> </number:text>
      <number:currency-symbol>RON</number:currency-symbol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>V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V</number:currency-symbol>
      <style:map style:condition="value()&gt;=0" style:apply-style-name="N115P0"/>
    </number:currency-style>
    <number:currency-style style:name="N117P0" style:volatile="true">
      <number:number number:decimal-places="2" loext:min-decimal-places="2" number:min-integer-digits="1" number:grouping="true"/>
      <number:text> </number:text>
      <number:currency-symbol>mAh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mAh</number:currency-symbol>
      <style:map style:condition="value()&gt;=0" style:apply-style-name="N117P0"/>
    </number:currency-style>
    <number:number-style style:name="N118">
      <number:number number:decimal-places="1" loext:min-decimal-places="1" number:min-integer-digits="1" number:grouping="true"/>
    </number:number-style>
    <number:number-style style:name="N119">
      <number:number number:decimal-places="0" loext:min-decimal-places="0" number:min-integer-digits="2">
        <number:embedded-text number:position="2">:</number:embedded-text>
      </number:number>
    </number:number-style>
    <number:number-style style:name="N120">
      <number:number number:decimal-places="2" loext:min-decimal-places="2" number:min-integer-digits="0"/>
    </number:number-style>
    <number:number-style style:name="N121">
      <number:number number:decimal-places="0" loext:min-decimal-places="0" number:min-integer-digits="3">
        <number:embedded-text number:position="2">:</number:embedded-text>
      </number:number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7">00.00.0000</text:date>, <text:time style:data-style-name="N2" text:time-value="20:12:48.0000441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17:31:22.401570463</meta:creation-date>
    <meta:generator>LibreOffice/5.1.6.2$Linux_x86 LibreOffice_project/10m0$Build-2</meta:generator>
    <dc:date>2019-09-27T20:17:00.390278533</dc:date>
    <meta:editing-duration>PT14H31M7S</meta:editing-duration>
    <meta:editing-cycles>349</meta:editing-cycles>
    <meta:document-statistic meta:table-count="6" meta:cell-count="1746" meta:object-count="0"/>
  </office:meta>
</office:document-meta>
</file>